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3925in"/>
    </style:style>
    <style:style style:name="co3" style:family="table-column">
      <style:table-column-properties fo:break-before="auto" style:column-width="0.4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Decimated" table:style-name="ta1">
        <table:shapes>
          <draw:frame draw:z-index="0" draw:style-name="gr1" draw:text-style-name="P1" svg:width="7.485in" svg:height="7.2272in" svg:x="5.1217in" svg:y="1.4748in">
            <draw:object draw:notify-on-update-of-ranges="Decimated.A1:Decimated.A608 Decimated.B1:Decimated.B1 Decimated.B1:Decimated.B608 Decimated.E1:Decimated.E566 Decimated.G1:Decimated.G1 Decimated.G1:Decimated.G5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QTY0 Cycles</text:p>
          </table:table-cell>
          <table:table-cell table:number-columns-repeated="2"/>
          <table:table-cell office:value-type="string" calcext:value-type="string">
            <text:p>correlated X</text:p>
            <text:p>(to QTY0)</text:p>
          </table:table-cell>
          <table:table-cell/>
          <table:table-cell office:value-type="string" calcext:value-type="string">
            <text:p>QTY5281</text:p>
          </table:table-cell>
          <table:table-cell/>
        </table:table-row>
        <table:table-row table:style-name="ro2">
          <table:table-cell office:value-type="string" calcext:value-type="string">
            <text:p>time(s)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% SoC</text:p>
          </table:table-cell>
          <table:table-cell/>
          <table:table-cell office:value-type="string" calcext:value-type="string">
            <text:p>time(s)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amps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office:value-type="float" office:value="100" calcext:value-type="float">
            <text:p>100</text:p>
          </table:table-cell>
          <table:table-cell table:formula="of:=[.F3]/56399*60599" office:value-type="float" office:value="106.372471143105" calcext:value-type="float">
            <text:p>106.4</text:p>
          </table:table-cell>
          <table:table-cell office:value-type="float" office:value="99" calcext:value-type="float">
            <text:p>99</text:p>
          </table:table-cell>
          <table:table-cell office:value-type="float" office:value="4.19" calcext:value-type="float">
            <text:p>4.1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]/56399*60599" office:value-type="float" office:value="213.819411691697" calcext:value-type="float">
            <text:p>213.8</text:p>
          </table:table-cell>
          <table:table-cell office:value-type="float" office:value="199" calcext:value-type="float">
            <text:p>199</text:p>
          </table:table-cell>
          <table:table-cell office:value-type="float" office:value="4.19" calcext:value-type="float">
            <text:p>4.1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]/56399*60599" office:value-type="float" office:value="321.266352240288" calcext:value-type="float">
            <text:p>321.3</text:p>
          </table:table-cell>
          <table:table-cell office:value-type="float" office:value="299" calcext:value-type="float">
            <text:p>299</text:p>
          </table:table-cell>
          <table:table-cell office:value-type="float" office:value="4.19" calcext:value-type="float">
            <text:p>4.1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6]/56399*60599" office:value-type="float" office:value="428.713292788879" calcext:value-type="float">
            <text:p>428.7</text:p>
          </table:table-cell>
          <table:table-cell office:value-type="float" office:value="399" calcext:value-type="float">
            <text:p>3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7]/56399*60599" office:value-type="float" office:value="536.16023333747" calcext:value-type="float">
            <text:p>536.2</text:p>
          </table:table-cell>
          <table:table-cell office:value-type="float" office:value="499" calcext:value-type="float">
            <text:p>4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8]/56399*60599" office:value-type="float" office:value="643.607173886062" calcext:value-type="float">
            <text:p>643.6</text:p>
          </table:table-cell>
          <table:table-cell office:value-type="float" office:value="599" calcext:value-type="float">
            <text:p>5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9]/56399*60599" office:value-type="float" office:value="751.054114434653" calcext:value-type="float">
            <text:p>751.1</text:p>
          </table:table-cell>
          <table:table-cell office:value-type="float" office:value="699" calcext:value-type="float">
            <text:p>699</text:p>
          </table:table-cell>
          <table:table-cell office:value-type="float" office:value="4.17" calcext:value-type="float">
            <text:p>4.1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0]/56399*60599" office:value-type="float" office:value="858.501054983244" calcext:value-type="float">
            <text:p>858.5</text:p>
          </table:table-cell>
          <table:table-cell office:value-type="float" office:value="799" calcext:value-type="float">
            <text:p>7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1]/56399*60599" office:value-type="float" office:value="965.947995531836" calcext:value-type="float">
            <text:p>965.9</text:p>
          </table:table-cell>
          <table:table-cell office:value-type="float" office:value="899" calcext:value-type="float">
            <text:p>899</text:p>
          </table:table-cell>
          <table:table-cell office:value-type="float" office:value="4.17" calcext:value-type="float">
            <text:p>4.17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2]/56399*60599" office:value-type="float" office:value="1073.39493608043" calcext:value-type="float">
            <text:p>1073.4</text:p>
          </table:table-cell>
          <table:table-cell office:value-type="float" office:value="999" calcext:value-type="float">
            <text:p>999</text:p>
          </table:table-cell>
          <table:table-cell office:value-type="float" office:value="4.17" calcext:value-type="float">
            <text:p>4.1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3]/56399*60599" office:value-type="float" office:value="1180.84187662902" calcext:value-type="float">
            <text:p>1180.8</text:p>
          </table:table-cell>
          <table:table-cell office:value-type="float" office:value="1099" calcext:value-type="float">
            <text:p>1099</text:p>
          </table:table-cell>
          <table:table-cell office:value-type="float" office:value="4.17" calcext:value-type="float">
            <text:p>4.17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14]/56399*60599" office:value-type="float" office:value="1288.28881717761" calcext:value-type="float">
            <text:p>1288.3</text:p>
          </table:table-cell>
          <table:table-cell office:value-type="float" office:value="1199" calcext:value-type="float">
            <text:p>11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15]/56399*60599" office:value-type="float" office:value="1395.7357577262" calcext:value-type="float">
            <text:p>1395.7</text:p>
          </table:table-cell>
          <table:table-cell office:value-type="float" office:value="1299" calcext:value-type="float">
            <text:p>12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16]/56399*60599" office:value-type="float" office:value="1503.18269827479" calcext:value-type="float">
            <text:p>1503.2</text:p>
          </table:table-cell>
          <table:table-cell office:value-type="float" office:value="1399" calcext:value-type="float">
            <text:p>13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17]/56399*60599" office:value-type="float" office:value="1610.62963882338" calcext:value-type="float">
            <text:p>1610.6</text:p>
          </table:table-cell>
          <table:table-cell office:value-type="float" office:value="1499" calcext:value-type="float">
            <text:p>14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4.13" calcext:value-type="float">
            <text:p>4.13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18]/56399*60599" office:value-type="float" office:value="1718.07657937197" calcext:value-type="float">
            <text:p>1718.1</text:p>
          </table:table-cell>
          <table:table-cell office:value-type="float" office:value="1599" calcext:value-type="float">
            <text:p>15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4.13" calcext:value-type="float">
            <text:p>4.13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9]/56399*60599" office:value-type="float" office:value="1825.52351992057" calcext:value-type="float">
            <text:p>1825.5</text:p>
          </table:table-cell>
          <table:table-cell office:value-type="float" office:value="1699" calcext:value-type="float">
            <text:p>16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4.13" calcext:value-type="float">
            <text:p>4.13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20]/56399*60599" office:value-type="float" office:value="1932.97046046916" calcext:value-type="float">
            <text:p>1933.0</text:p>
          </table:table-cell>
          <table:table-cell office:value-type="float" office:value="1799" calcext:value-type="float">
            <text:p>17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4.12" calcext:value-type="float">
            <text:p>4.1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21]/56399*60599" office:value-type="float" office:value="2040.41740101775" calcext:value-type="float">
            <text:p>2040.4</text:p>
          </table:table-cell>
          <table:table-cell office:value-type="float" office:value="1899" calcext:value-type="float">
            <text:p>18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2]/56399*60599" office:value-type="float" office:value="2147.86434156634" calcext:value-type="float">
            <text:p>2147.9</text:p>
          </table:table-cell>
          <table:table-cell office:value-type="float" office:value="1999" calcext:value-type="float">
            <text:p>19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float" office:value="4.12" calcext:value-type="float">
            <text:p>4.1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23]/56399*60599" office:value-type="float" office:value="2255.31128211493" calcext:value-type="float">
            <text:p>2255.3</text:p>
          </table:table-cell>
          <table:table-cell office:value-type="float" office:value="2099" calcext:value-type="float">
            <text:p>20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4]/56399*60599" office:value-type="float" office:value="2362.75822266352" calcext:value-type="float">
            <text:p>2362.8</text:p>
          </table:table-cell>
          <table:table-cell office:value-type="float" office:value="2199" calcext:value-type="float">
            <text:p>21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299" calcext:value-type="float">
            <text:p>22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5]/56399*60599" office:value-type="float" office:value="2470.20516321211" calcext:value-type="float">
            <text:p>2470.2</text:p>
          </table:table-cell>
          <table:table-cell office:value-type="float" office:value="2299" calcext:value-type="float">
            <text:p>22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399" calcext:value-type="float">
            <text:p>23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office:value-type="float" office:value="95" calcext:value-type="float">
            <text:p>95</text:p>
          </table:table-cell>
          <table:table-cell table:formula="of:=[.F26]/56399*60599" office:value-type="float" office:value="2577.6521037607" calcext:value-type="float">
            <text:p>2577.7</text:p>
          </table:table-cell>
          <table:table-cell office:value-type="float" office:value="2399" calcext:value-type="float">
            <text:p>23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2499" calcext:value-type="float">
            <text:p>24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7]/56399*60599" office:value-type="float" office:value="2685.0990443093" calcext:value-type="float">
            <text:p>2685.1</text:p>
          </table:table-cell>
          <table:table-cell office:value-type="float" office:value="2499" calcext:value-type="float">
            <text:p>24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599" calcext:value-type="float">
            <text:p>25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8]/56399*60599" office:value-type="float" office:value="2792.54598485789" calcext:value-type="float">
            <text:p>2792.5</text:p>
          </table:table-cell>
          <table:table-cell office:value-type="float" office:value="2599" calcext:value-type="float">
            <text:p>25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699" calcext:value-type="float">
            <text:p>26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9]/56399*60599" office:value-type="float" office:value="2899.99292540648" calcext:value-type="float">
            <text:p>2900.0</text:p>
          </table:table-cell>
          <table:table-cell office:value-type="float" office:value="2699" calcext:value-type="float">
            <text:p>26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2799" calcext:value-type="float">
            <text:p>27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0]/56399*60599" office:value-type="float" office:value="3007.43986595507" calcext:value-type="float">
            <text:p>3007.4</text:p>
          </table:table-cell>
          <table:table-cell office:value-type="float" office:value="2799" calcext:value-type="float">
            <text:p>2799</text:p>
          </table:table-cell>
          <table:table-cell office:value-type="float" office:value="4.13" calcext:value-type="float">
            <text:p>4.1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2899" calcext:value-type="float">
            <text:p>28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1]/56399*60599" office:value-type="float" office:value="3114.88680650366" calcext:value-type="float">
            <text:p>3114.9</text:p>
          </table:table-cell>
          <table:table-cell office:value-type="float" office:value="2899" calcext:value-type="float">
            <text:p>2899</text:p>
          </table:table-cell>
          <table:table-cell office:value-type="float" office:value="4.13" calcext:value-type="float">
            <text:p>4.1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999" calcext:value-type="float">
            <text:p>29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2]/56399*60599" office:value-type="float" office:value="3222.33374705225" calcext:value-type="float">
            <text:p>3222.3</text:p>
          </table:table-cell>
          <table:table-cell office:value-type="float" office:value="2999" calcext:value-type="float">
            <text:p>29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099" calcext:value-type="float">
            <text:p>30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3]/56399*60599" office:value-type="float" office:value="3329.78068760084" calcext:value-type="float">
            <text:p>3329.8</text:p>
          </table:table-cell>
          <table:table-cell office:value-type="float" office:value="3099" calcext:value-type="float">
            <text:p>30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199" calcext:value-type="float">
            <text:p>31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4]/56399*60599" office:value-type="float" office:value="3437.22762814944" calcext:value-type="float">
            <text:p>3437.2</text:p>
          </table:table-cell>
          <table:table-cell office:value-type="float" office:value="3199" calcext:value-type="float">
            <text:p>31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299" calcext:value-type="float">
            <text:p>329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5]/56399*60599" office:value-type="float" office:value="3544.67456869803" calcext:value-type="float">
            <text:p>3544.7</text:p>
          </table:table-cell>
          <table:table-cell office:value-type="float" office:value="3299" calcext:value-type="float">
            <text:p>32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6]/56399*60599" office:value-type="float" office:value="3652.12150924662" calcext:value-type="float">
            <text:p>3652.1</text:p>
          </table:table-cell>
          <table:table-cell office:value-type="float" office:value="3399" calcext:value-type="float">
            <text:p>33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7]/56399*60599" office:value-type="float" office:value="3759.56844979521" calcext:value-type="float">
            <text:p>3759.6</text:p>
          </table:table-cell>
          <table:table-cell office:value-type="float" office:value="3499" calcext:value-type="float">
            <text:p>34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4.09" calcext:value-type="float">
            <text:p>4.09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38]/56399*60599" office:value-type="float" office:value="3867.0153903438" calcext:value-type="float">
            <text:p>3867.0</text:p>
          </table:table-cell>
          <table:table-cell office:value-type="float" office:value="3599" calcext:value-type="float">
            <text:p>35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9]/56399*60599" office:value-type="float" office:value="3974.46233089239" calcext:value-type="float">
            <text:p>3974.5</text:p>
          </table:table-cell>
          <table:table-cell office:value-type="float" office:value="3699" calcext:value-type="float">
            <text:p>36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0]/56399*60599" office:value-type="float" office:value="4081.90927144098" calcext:value-type="float">
            <text:p>4081.9</text:p>
          </table:table-cell>
          <table:table-cell office:value-type="float" office:value="3799" calcext:value-type="float">
            <text:p>37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1]/56399*60599" office:value-type="float" office:value="4189.35621198957" calcext:value-type="float">
            <text:p>4189.4</text:p>
          </table:table-cell>
          <table:table-cell office:value-type="float" office:value="3899" calcext:value-type="float">
            <text:p>38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2]/56399*60599" office:value-type="float" office:value="4296.80315253817" calcext:value-type="float">
            <text:p>4296.8</text:p>
          </table:table-cell>
          <table:table-cell office:value-type="float" office:value="3999" calcext:value-type="float">
            <text:p>39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3]/56399*60599" office:value-type="float" office:value="4404.25009308676" calcext:value-type="float">
            <text:p>4404.3</text:p>
          </table:table-cell>
          <table:table-cell office:value-type="float" office:value="4099" calcext:value-type="float">
            <text:p>4099</text:p>
          </table:table-cell>
          <table:table-cell office:value-type="float" office:value="4.1" calcext:value-type="float">
            <text:p>4.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4]/56399*60599" office:value-type="float" office:value="4511.69703363535" calcext:value-type="float">
            <text:p>4511.7</text:p>
          </table:table-cell>
          <table:table-cell office:value-type="float" office:value="4199" calcext:value-type="float">
            <text:p>4199</text:p>
          </table:table-cell>
          <table:table-cell office:value-type="float" office:value="4.1" calcext:value-type="float">
            <text:p>4.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5]/56399*60599" office:value-type="float" office:value="4619.14397418394" calcext:value-type="float">
            <text:p>4619.1</text:p>
          </table:table-cell>
          <table:table-cell office:value-type="float" office:value="4299" calcext:value-type="float">
            <text:p>42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6]/56399*60599" office:value-type="float" office:value="4726.59091473253" calcext:value-type="float">
            <text:p>4726.6</text:p>
          </table:table-cell>
          <table:table-cell office:value-type="float" office:value="4399" calcext:value-type="float">
            <text:p>43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7]/56399*60599" office:value-type="float" office:value="4834.03785528112" calcext:value-type="float">
            <text:p>4834.0</text:p>
          </table:table-cell>
          <table:table-cell office:value-type="float" office:value="4499" calcext:value-type="float">
            <text:p>44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8]/56399*60599" office:value-type="float" office:value="4941.48479582971" calcext:value-type="float">
            <text:p>4941.5</text:p>
          </table:table-cell>
          <table:table-cell office:value-type="float" office:value="4599" calcext:value-type="float">
            <text:p>45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699" calcext:value-type="float">
            <text:p>46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9]/56399*60599" office:value-type="float" office:value="5048.9317363783" calcext:value-type="float">
            <text:p>5048.9</text:p>
          </table:table-cell>
          <table:table-cell office:value-type="float" office:value="4699" calcext:value-type="float">
            <text:p>46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799" calcext:value-type="float">
            <text:p>47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0]/56399*60599" office:value-type="float" office:value="5156.3786769269" calcext:value-type="float">
            <text:p>5156.4</text:p>
          </table:table-cell>
          <table:table-cell office:value-type="float" office:value="4799" calcext:value-type="float">
            <text:p>47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899" calcext:value-type="float">
            <text:p>48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1]/56399*60599" office:value-type="float" office:value="5263.82561747549" calcext:value-type="float">
            <text:p>5263.8</text:p>
          </table:table-cell>
          <table:table-cell office:value-type="float" office:value="4899" calcext:value-type="float">
            <text:p>48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4999" calcext:value-type="float">
            <text:p>49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2]/56399*60599" office:value-type="float" office:value="5371.27255802408" calcext:value-type="float">
            <text:p>5371.3</text:p>
          </table:table-cell>
          <table:table-cell office:value-type="float" office:value="4999" calcext:value-type="float">
            <text:p>49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099" calcext:value-type="float">
            <text:p>50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3]/56399*60599" office:value-type="float" office:value="5478.71949857267" calcext:value-type="float">
            <text:p>5478.7</text:p>
          </table:table-cell>
          <table:table-cell office:value-type="float" office:value="5099" calcext:value-type="float">
            <text:p>50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199" calcext:value-type="float">
            <text:p>51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4]/56399*60599" office:value-type="float" office:value="5586.16643912126" calcext:value-type="float">
            <text:p>5586.2</text:p>
          </table:table-cell>
          <table:table-cell office:value-type="float" office:value="5199" calcext:value-type="float">
            <text:p>51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299" calcext:value-type="float">
            <text:p>52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5]/56399*60599" office:value-type="float" office:value="5693.61337966985" calcext:value-type="float">
            <text:p>5693.6</text:p>
          </table:table-cell>
          <table:table-cell office:value-type="float" office:value="5299" calcext:value-type="float">
            <text:p>52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399" calcext:value-type="float">
            <text:p>53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6]/56399*60599" office:value-type="float" office:value="5801.06032021844" calcext:value-type="float">
            <text:p>5801.1</text:p>
          </table:table-cell>
          <table:table-cell office:value-type="float" office:value="5399" calcext:value-type="float">
            <text:p>53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499" calcext:value-type="float">
            <text:p>54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7]/56399*60599" office:value-type="float" office:value="5908.50726076704" calcext:value-type="float">
            <text:p>5908.5</text:p>
          </table:table-cell>
          <table:table-cell office:value-type="float" office:value="5499" calcext:value-type="float">
            <text:p>54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599" calcext:value-type="float">
            <text:p>55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8]/56399*60599" office:value-type="float" office:value="6015.95420131563" calcext:value-type="float">
            <text:p>6016.0</text:p>
          </table:table-cell>
          <table:table-cell office:value-type="float" office:value="5599" calcext:value-type="float">
            <text:p>55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699" calcext:value-type="float">
            <text:p>56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9]/56399*60599" office:value-type="float" office:value="6123.40114186422" calcext:value-type="float">
            <text:p>6123.4</text:p>
          </table:table-cell>
          <table:table-cell office:value-type="float" office:value="5699" calcext:value-type="float">
            <text:p>56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799" calcext:value-type="float">
            <text:p>57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office:value-type="float" office:value="90" calcext:value-type="float">
            <text:p>90</text:p>
          </table:table-cell>
          <table:table-cell table:formula="of:=[.F60]/56399*60599" office:value-type="float" office:value="6230.84808241281" calcext:value-type="float">
            <text:p>6230.8</text:p>
          </table:table-cell>
          <table:table-cell office:value-type="float" office:value="5799" calcext:value-type="float">
            <text:p>57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899" calcext:value-type="float">
            <text:p>58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61]/56399*60599" office:value-type="float" office:value="6338.2950229614" calcext:value-type="float">
            <text:p>6338.3</text:p>
          </table:table-cell>
          <table:table-cell office:value-type="float" office:value="5899" calcext:value-type="float">
            <text:p>58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999" calcext:value-type="float">
            <text:p>59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62]/56399*60599" office:value-type="float" office:value="6445.74196350999" calcext:value-type="float">
            <text:p>6445.7</text:p>
          </table:table-cell>
          <table:table-cell office:value-type="float" office:value="5999" calcext:value-type="float">
            <text:p>59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6099" calcext:value-type="float">
            <text:p>60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63]/56399*60599" office:value-type="float" office:value="6553.18890405858" calcext:value-type="float">
            <text:p>6553.2</text:p>
          </table:table-cell>
          <table:table-cell office:value-type="float" office:value="6099" calcext:value-type="float">
            <text:p>60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6199" calcext:value-type="float">
            <text:p>61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64]/56399*60599" office:value-type="float" office:value="6660.63584460717" calcext:value-type="float">
            <text:p>6660.6</text:p>
          </table:table-cell>
          <table:table-cell office:value-type="float" office:value="6199" calcext:value-type="float">
            <text:p>61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6299" calcext:value-type="float">
            <text:p>62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65]/56399*60599" office:value-type="float" office:value="6768.08278515577" calcext:value-type="float">
            <text:p>6768.1</text:p>
          </table:table-cell>
          <table:table-cell office:value-type="float" office:value="6299" calcext:value-type="float">
            <text:p>62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6399" calcext:value-type="float">
            <text:p>63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66]/56399*60599" office:value-type="float" office:value="6875.52972570436" calcext:value-type="float">
            <text:p>6875.5</text:p>
          </table:table-cell>
          <table:table-cell office:value-type="float" office:value="6399" calcext:value-type="float">
            <text:p>63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6499" calcext:value-type="float">
            <text:p>64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67]/56399*60599" office:value-type="float" office:value="6982.97666625295" calcext:value-type="float">
            <text:p>6983.0</text:p>
          </table:table-cell>
          <table:table-cell office:value-type="float" office:value="6499" calcext:value-type="float">
            <text:p>64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6599" calcext:value-type="float">
            <text:p>65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68]/56399*60599" office:value-type="float" office:value="7090.42360680154" calcext:value-type="float">
            <text:p>7090.4</text:p>
          </table:table-cell>
          <table:table-cell office:value-type="float" office:value="6599" calcext:value-type="float">
            <text:p>65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6699" calcext:value-type="float">
            <text:p>66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69]/56399*60599" office:value-type="float" office:value="7197.87054735013" calcext:value-type="float">
            <text:p>7197.9</text:p>
          </table:table-cell>
          <table:table-cell office:value-type="float" office:value="6699" calcext:value-type="float">
            <text:p>66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6799" calcext:value-type="float">
            <text:p>67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70]/56399*60599" office:value-type="float" office:value="7305.31748789872" calcext:value-type="float">
            <text:p>7305.3</text:p>
          </table:table-cell>
          <table:table-cell office:value-type="float" office:value="6799" calcext:value-type="float">
            <text:p>67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6899" calcext:value-type="float">
            <text:p>68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71]/56399*60599" office:value-type="float" office:value="7412.76442844731" calcext:value-type="float">
            <text:p>7412.8</text:p>
          </table:table-cell>
          <table:table-cell office:value-type="float" office:value="6899" calcext:value-type="float">
            <text:p>68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6999" calcext:value-type="float">
            <text:p>69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72]/56399*60599" office:value-type="float" office:value="7520.2113689959" calcext:value-type="float">
            <text:p>7520.2</text:p>
          </table:table-cell>
          <table:table-cell office:value-type="float" office:value="6999" calcext:value-type="float">
            <text:p>69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7099" calcext:value-type="float">
            <text:p>70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73]/56399*60599" office:value-type="float" office:value="7627.6583095445" calcext:value-type="float">
            <text:p>7627.7</text:p>
          </table:table-cell>
          <table:table-cell office:value-type="float" office:value="7099" calcext:value-type="float">
            <text:p>70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7199" calcext:value-type="float">
            <text:p>71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74]/56399*60599" office:value-type="float" office:value="7735.10525009309" calcext:value-type="float">
            <text:p>7735.1</text:p>
          </table:table-cell>
          <table:table-cell office:value-type="float" office:value="7199" calcext:value-type="float">
            <text:p>71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7299" calcext:value-type="float">
            <text:p>72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75]/56399*60599" office:value-type="float" office:value="7842.55219064168" calcext:value-type="float">
            <text:p>7842.6</text:p>
          </table:table-cell>
          <table:table-cell office:value-type="float" office:value="7299" calcext:value-type="float">
            <text:p>72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7399" calcext:value-type="float">
            <text:p>73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76]/56399*60599" office:value-type="float" office:value="7949.99913119027" calcext:value-type="float">
            <text:p>7950.0</text:p>
          </table:table-cell>
          <table:table-cell office:value-type="float" office:value="7399" calcext:value-type="float">
            <text:p>73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7499" calcext:value-type="float">
            <text:p>74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77]/56399*60599" office:value-type="float" office:value="8057.44607173886" calcext:value-type="float">
            <text:p>8057.4</text:p>
          </table:table-cell>
          <table:table-cell office:value-type="float" office:value="7499" calcext:value-type="float">
            <text:p>74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7599" calcext:value-type="float">
            <text:p>75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78]/56399*60599" office:value-type="float" office:value="8164.89301228745" calcext:value-type="float">
            <text:p>8164.9</text:p>
          </table:table-cell>
          <table:table-cell office:value-type="float" office:value="7599" calcext:value-type="float">
            <text:p>75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7699" calcext:value-type="float">
            <text:p>76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79]/56399*60599" office:value-type="float" office:value="8272.33995283604" calcext:value-type="float">
            <text:p>8272.3</text:p>
          </table:table-cell>
          <table:table-cell office:value-type="float" office:value="7699" calcext:value-type="float">
            <text:p>76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7799" calcext:value-type="float">
            <text:p>77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80]/56399*60599" office:value-type="float" office:value="8379.78689338464" calcext:value-type="float">
            <text:p>8379.8</text:p>
          </table:table-cell>
          <table:table-cell office:value-type="float" office:value="7799" calcext:value-type="float">
            <text:p>77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7899" calcext:value-type="float">
            <text:p>78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81]/56399*60599" office:value-type="float" office:value="8487.23383393323" calcext:value-type="float">
            <text:p>8487.2</text:p>
          </table:table-cell>
          <table:table-cell office:value-type="float" office:value="7899" calcext:value-type="float">
            <text:p>78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7999" calcext:value-type="float">
            <text:p>79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82]/56399*60599" office:value-type="float" office:value="8594.68077448182" calcext:value-type="float">
            <text:p>8594.7</text:p>
          </table:table-cell>
          <table:table-cell office:value-type="float" office:value="7999" calcext:value-type="float">
            <text:p>79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8099" calcext:value-type="float">
            <text:p>80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83]/56399*60599" office:value-type="float" office:value="8702.12771503041" calcext:value-type="float">
            <text:p>8702.1</text:p>
          </table:table-cell>
          <table:table-cell office:value-type="float" office:value="8099" calcext:value-type="float">
            <text:p>80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8199" calcext:value-type="float">
            <text:p>81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84]/56399*60599" office:value-type="float" office:value="8809.574655579" calcext:value-type="float">
            <text:p>8809.6</text:p>
          </table:table-cell>
          <table:table-cell office:value-type="float" office:value="8199" calcext:value-type="float">
            <text:p>81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8299" calcext:value-type="float">
            <text:p>82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85]/56399*60599" office:value-type="float" office:value="8917.02159612759" calcext:value-type="float">
            <text:p>8917.0</text:p>
          </table:table-cell>
          <table:table-cell office:value-type="float" office:value="8299" calcext:value-type="float">
            <text:p>82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8399" calcext:value-type="float">
            <text:p>839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86]/56399*60599" office:value-type="float" office:value="9024.46853667618" calcext:value-type="float">
            <text:p>9024.5</text:p>
          </table:table-cell>
          <table:table-cell office:value-type="float" office:value="8399" calcext:value-type="float">
            <text:p>83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8499" calcext:value-type="float">
            <text:p>84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87]/56399*60599" office:value-type="float" office:value="9131.91547722477" calcext:value-type="float">
            <text:p>9131.9</text:p>
          </table:table-cell>
          <table:table-cell office:value-type="float" office:value="8499" calcext:value-type="float">
            <text:p>8499</text:p>
          </table:table-cell>
          <table:table-cell office:value-type="float" office:value="4" calcext:value-type="float">
            <text:p>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8599" calcext:value-type="float">
            <text:p>8599</text:p>
          </table:table-cell>
          <table:table-cell office:value-type="float" office:value="4" calcext:value-type="float">
            <text:p>4</text:p>
          </table:table-cell>
          <table:table-cell office:value-type="float" office:value="0.319" calcext:value-type="float">
            <text:p>0.319</text:p>
          </table:table-cell>
          <table:table-cell office:value-type="float" office:value="85" calcext:value-type="float">
            <text:p>85</text:p>
          </table:table-cell>
          <table:table-cell table:formula="of:=[.F88]/56399*60599" office:value-type="float" office:value="9239.36241777336" calcext:value-type="float">
            <text:p>9239.4</text:p>
          </table:table-cell>
          <table:table-cell office:value-type="float" office:value="8599" calcext:value-type="float">
            <text:p>8599</text:p>
          </table:table-cell>
          <table:table-cell office:value-type="float" office:value="4" calcext:value-type="float">
            <text:p>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8699" calcext:value-type="float">
            <text:p>869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89]/56399*60599" office:value-type="float" office:value="9346.80935832196" calcext:value-type="float">
            <text:p>9346.8</text:p>
          </table:table-cell>
          <table:table-cell office:value-type="float" office:value="8699" calcext:value-type="float">
            <text:p>8699</text:p>
          </table:table-cell>
          <table:table-cell office:value-type="float" office:value="4" calcext:value-type="float">
            <text:p>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8799" calcext:value-type="float">
            <text:p>8799</text:p>
          </table:table-cell>
          <table:table-cell office:value-type="float" office:value="4" calcext:value-type="float">
            <text:p>4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90]/56399*60599" office:value-type="float" office:value="9454.25629887055" calcext:value-type="float">
            <text:p>9454.3</text:p>
          </table:table-cell>
          <table:table-cell office:value-type="float" office:value="8799" calcext:value-type="float">
            <text:p>8799</text:p>
          </table:table-cell>
          <table:table-cell office:value-type="float" office:value="4" calcext:value-type="float">
            <text:p>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8899" calcext:value-type="float">
            <text:p>88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91]/56399*60599" office:value-type="float" office:value="9561.70323941914" calcext:value-type="float">
            <text:p>9561.7</text:p>
          </table:table-cell>
          <table:table-cell office:value-type="float" office:value="8899" calcext:value-type="float">
            <text:p>8899</text:p>
          </table:table-cell>
          <table:table-cell office:value-type="float" office:value="4" calcext:value-type="float">
            <text:p>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8999" calcext:value-type="float">
            <text:p>8999</text:p>
          </table:table-cell>
          <table:table-cell office:value-type="float" office:value="4" calcext:value-type="float">
            <text:p>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92]/56399*60599" office:value-type="float" office:value="9669.15017996773" calcext:value-type="float">
            <text:p>9669.2</text:p>
          </table:table-cell>
          <table:table-cell office:value-type="float" office:value="8999" calcext:value-type="float">
            <text:p>89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9099" calcext:value-type="float">
            <text:p>90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93]/56399*60599" office:value-type="float" office:value="9776.59712051632" calcext:value-type="float">
            <text:p>9776.6</text:p>
          </table:table-cell>
          <table:table-cell office:value-type="float" office:value="9099" calcext:value-type="float">
            <text:p>90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9199" calcext:value-type="float">
            <text:p>91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94]/56399*60599" office:value-type="float" office:value="9884.04406106491" calcext:value-type="float">
            <text:p>9884.0</text:p>
          </table:table-cell>
          <table:table-cell office:value-type="float" office:value="9199" calcext:value-type="float">
            <text:p>91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9299" calcext:value-type="float">
            <text:p>92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95]/56399*60599" office:value-type="float" office:value="9991.4910016135" calcext:value-type="float">
            <text:p>9991.5</text:p>
          </table:table-cell>
          <table:table-cell office:value-type="float" office:value="9299" calcext:value-type="float">
            <text:p>92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9399" calcext:value-type="float">
            <text:p>93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96]/56399*60599" office:value-type="float" office:value="10098.9379421621" calcext:value-type="float">
            <text:p>10098.9</text:p>
          </table:table-cell>
          <table:table-cell office:value-type="float" office:value="9399" calcext:value-type="float">
            <text:p>93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9499" calcext:value-type="float">
            <text:p>94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97]/56399*60599" office:value-type="float" office:value="10206.3848827107" calcext:value-type="float">
            <text:p>10206.4</text:p>
          </table:table-cell>
          <table:table-cell office:value-type="float" office:value="9499" calcext:value-type="float">
            <text:p>94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9599" calcext:value-type="float">
            <text:p>95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98]/56399*60599" office:value-type="float" office:value="10313.8318232593" calcext:value-type="float">
            <text:p>10313.8</text:p>
          </table:table-cell>
          <table:table-cell office:value-type="float" office:value="9599" calcext:value-type="float">
            <text:p>95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9699" calcext:value-type="float">
            <text:p>96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99]/56399*60599" office:value-type="float" office:value="10421.2787638079" calcext:value-type="float">
            <text:p>10421.3</text:p>
          </table:table-cell>
          <table:table-cell office:value-type="float" office:value="9699" calcext:value-type="float">
            <text:p>96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9799" calcext:value-type="float">
            <text:p>97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00]/56399*60599" office:value-type="float" office:value="10528.7257043565" calcext:value-type="float">
            <text:p>10528.7</text:p>
          </table:table-cell>
          <table:table-cell office:value-type="float" office:value="9799" calcext:value-type="float">
            <text:p>97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9899" calcext:value-type="float">
            <text:p>98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01]/56399*60599" office:value-type="float" office:value="10636.1726449051" calcext:value-type="float">
            <text:p>10636.2</text:p>
          </table:table-cell>
          <table:table-cell office:value-type="float" office:value="9899" calcext:value-type="float">
            <text:p>98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02]/56399*60599" office:value-type="float" office:value="10743.6195854536" calcext:value-type="float">
            <text:p>10743.6</text:p>
          </table:table-cell>
          <table:table-cell office:value-type="float" office:value="9999" calcext:value-type="float">
            <text:p>99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0099" calcext:value-type="float">
            <text:p>100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03]/56399*60599" office:value-type="float" office:value="10851.0665260022" calcext:value-type="float">
            <text:p>10851.1</text:p>
          </table:table-cell>
          <table:table-cell office:value-type="float" office:value="10099" calcext:value-type="float">
            <text:p>100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0199" calcext:value-type="float">
            <text:p>101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04]/56399*60599" office:value-type="float" office:value="10958.5134665508" calcext:value-type="float">
            <text:p>10958.5</text:p>
          </table:table-cell>
          <table:table-cell office:value-type="float" office:value="10199" calcext:value-type="float">
            <text:p>101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0299" calcext:value-type="float">
            <text:p>102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05]/56399*60599" office:value-type="float" office:value="11065.9604070994" calcext:value-type="float">
            <text:p>11066.0</text:p>
          </table:table-cell>
          <table:table-cell office:value-type="float" office:value="10299" calcext:value-type="float">
            <text:p>102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0399" calcext:value-type="float">
            <text:p>103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06]/56399*60599" office:value-type="float" office:value="11173.407347648" calcext:value-type="float">
            <text:p>11173.4</text:p>
          </table:table-cell>
          <table:table-cell office:value-type="float" office:value="10399" calcext:value-type="float">
            <text:p>103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0499" calcext:value-type="float">
            <text:p>104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07]/56399*60599" office:value-type="float" office:value="11280.8542881966" calcext:value-type="float">
            <text:p>11280.9</text:p>
          </table:table-cell>
          <table:table-cell office:value-type="float" office:value="10499" calcext:value-type="float">
            <text:p>104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0599" calcext:value-type="float">
            <text:p>105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08]/56399*60599" office:value-type="float" office:value="11388.3012287452" calcext:value-type="float">
            <text:p>11388.3</text:p>
          </table:table-cell>
          <table:table-cell office:value-type="float" office:value="10599" calcext:value-type="float">
            <text:p>105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0699" calcext:value-type="float">
            <text:p>106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09]/56399*60599" office:value-type="float" office:value="11495.7481692938" calcext:value-type="float">
            <text:p>11495.7</text:p>
          </table:table-cell>
          <table:table-cell office:value-type="float" office:value="10699" calcext:value-type="float">
            <text:p>106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0799" calcext:value-type="float">
            <text:p>107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10]/56399*60599" office:value-type="float" office:value="11603.1951098424" calcext:value-type="float">
            <text:p>11603.2</text:p>
          </table:table-cell>
          <table:table-cell office:value-type="float" office:value="10799" calcext:value-type="float">
            <text:p>107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0899" calcext:value-type="float">
            <text:p>108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11]/56399*60599" office:value-type="float" office:value="11710.642050391" calcext:value-type="float">
            <text:p>11710.6</text:p>
          </table:table-cell>
          <table:table-cell office:value-type="float" office:value="10899" calcext:value-type="float">
            <text:p>108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0999" calcext:value-type="float">
            <text:p>109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12]/56399*60599" office:value-type="float" office:value="11818.0889909396" calcext:value-type="float">
            <text:p>11818.1</text:p>
          </table:table-cell>
          <table:table-cell office:value-type="float" office:value="10999" calcext:value-type="float">
            <text:p>109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1099" calcext:value-type="float">
            <text:p>110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13]/56399*60599" office:value-type="float" office:value="11925.5359314881" calcext:value-type="float">
            <text:p>11925.5</text:p>
          </table:table-cell>
          <table:table-cell office:value-type="float" office:value="11099" calcext:value-type="float">
            <text:p>110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1199" calcext:value-type="float">
            <text:p>111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14]/56399*60599" office:value-type="float" office:value="12032.9828720367" calcext:value-type="float">
            <text:p>12033.0</text:p>
          </table:table-cell>
          <table:table-cell office:value-type="float" office:value="11199" calcext:value-type="float">
            <text:p>111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1299" calcext:value-type="float">
            <text:p>112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15]/56399*60599" office:value-type="float" office:value="12140.4298125853" calcext:value-type="float">
            <text:p>12140.4</text:p>
          </table:table-cell>
          <table:table-cell office:value-type="float" office:value="11299" calcext:value-type="float">
            <text:p>112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1399" calcext:value-type="float">
            <text:p>113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16]/56399*60599" office:value-type="float" office:value="12247.8767531339" calcext:value-type="float">
            <text:p>12247.9</text:p>
          </table:table-cell>
          <table:table-cell office:value-type="float" office:value="11399" calcext:value-type="float">
            <text:p>113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1499" calcext:value-type="float">
            <text:p>114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17]/56399*60599" office:value-type="float" office:value="12355.3236936825" calcext:value-type="float">
            <text:p>12355.3</text:p>
          </table:table-cell>
          <table:table-cell office:value-type="float" office:value="11499" calcext:value-type="float">
            <text:p>114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1599" calcext:value-type="float">
            <text:p>115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18]/56399*60599" office:value-type="float" office:value="12462.7706342311" calcext:value-type="float">
            <text:p>12462.8</text:p>
          </table:table-cell>
          <table:table-cell office:value-type="float" office:value="11599" calcext:value-type="float">
            <text:p>115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1699" calcext:value-type="float">
            <text:p>116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19]/56399*60599" office:value-type="float" office:value="12570.2175747797" calcext:value-type="float">
            <text:p>12570.2</text:p>
          </table:table-cell>
          <table:table-cell office:value-type="float" office:value="11699" calcext:value-type="float">
            <text:p>116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1799" calcext:value-type="float">
            <text:p>117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20]/56399*60599" office:value-type="float" office:value="12677.6645153283" calcext:value-type="float">
            <text:p>12677.7</text:p>
          </table:table-cell>
          <table:table-cell office:value-type="float" office:value="11799" calcext:value-type="float">
            <text:p>117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1899" calcext:value-type="float">
            <text:p>118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office:value-type="float" office:value="80" calcext:value-type="float">
            <text:p>80</text:p>
          </table:table-cell>
          <table:table-cell table:formula="of:=[.F121]/56399*60599" office:value-type="float" office:value="12785.1114558769" calcext:value-type="float">
            <text:p>12785.1</text:p>
          </table:table-cell>
          <table:table-cell office:value-type="float" office:value="11899" calcext:value-type="float">
            <text:p>118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1999" calcext:value-type="float">
            <text:p>119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22]/56399*60599" office:value-type="float" office:value="12892.5583964255" calcext:value-type="float">
            <text:p>12892.6</text:p>
          </table:table-cell>
          <table:table-cell office:value-type="float" office:value="11999" calcext:value-type="float">
            <text:p>119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2099" calcext:value-type="float">
            <text:p>120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23]/56399*60599" office:value-type="float" office:value="13000.0053369741" calcext:value-type="float">
            <text:p>13000.0</text:p>
          </table:table-cell>
          <table:table-cell office:value-type="float" office:value="12099" calcext:value-type="float">
            <text:p>120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2199" calcext:value-type="float">
            <text:p>121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24]/56399*60599" office:value-type="float" office:value="13107.4522775227" calcext:value-type="float">
            <text:p>13107.5</text:p>
          </table:table-cell>
          <table:table-cell office:value-type="float" office:value="12199" calcext:value-type="float">
            <text:p>121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2299" calcext:value-type="float">
            <text:p>122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25]/56399*60599" office:value-type="float" office:value="13214.8992180712" calcext:value-type="float">
            <text:p>13214.9</text:p>
          </table:table-cell>
          <table:table-cell office:value-type="float" office:value="12299" calcext:value-type="float">
            <text:p>122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2399" calcext:value-type="float">
            <text:p>123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26]/56399*60599" office:value-type="float" office:value="13322.3461586198" calcext:value-type="float">
            <text:p>13322.3</text:p>
          </table:table-cell>
          <table:table-cell office:value-type="float" office:value="12399" calcext:value-type="float">
            <text:p>123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2499" calcext:value-type="float">
            <text:p>124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27]/56399*60599" office:value-type="float" office:value="13429.7930991684" calcext:value-type="float">
            <text:p>13429.8</text:p>
          </table:table-cell>
          <table:table-cell office:value-type="float" office:value="12499" calcext:value-type="float">
            <text:p>124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2599" calcext:value-type="float">
            <text:p>125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28]/56399*60599" office:value-type="float" office:value="13537.240039717" calcext:value-type="float">
            <text:p>13537.2</text:p>
          </table:table-cell>
          <table:table-cell office:value-type="float" office:value="12599" calcext:value-type="float">
            <text:p>125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2699" calcext:value-type="float">
            <text:p>126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129]/56399*60599" office:value-type="float" office:value="13644.6869802656" calcext:value-type="float">
            <text:p>13644.7</text:p>
          </table:table-cell>
          <table:table-cell office:value-type="float" office:value="12699" calcext:value-type="float">
            <text:p>126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2">
          <table:table-cell office:value-type="float" office:value="12799" calcext:value-type="float">
            <text:p>127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30]/56399*60599" office:value-type="float" office:value="13752.1339208142" calcext:value-type="float">
            <text:p>13752.1</text:p>
          </table:table-cell>
          <table:table-cell office:value-type="float" office:value="12799" calcext:value-type="float">
            <text:p>127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2899" calcext:value-type="float">
            <text:p>128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31]/56399*60599" office:value-type="float" office:value="13859.5808613628" calcext:value-type="float">
            <text:p>13859.6</text:p>
          </table:table-cell>
          <table:table-cell office:value-type="float" office:value="12899" calcext:value-type="float">
            <text:p>128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2999" calcext:value-type="float">
            <text:p>129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32]/56399*60599" office:value-type="float" office:value="13967.0278019114" calcext:value-type="float">
            <text:p>13967.0</text:p>
          </table:table-cell>
          <table:table-cell office:value-type="float" office:value="12999" calcext:value-type="float">
            <text:p>129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3099" calcext:value-type="float">
            <text:p>130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33]/56399*60599" office:value-type="float" office:value="14074.47474246" calcext:value-type="float">
            <text:p>14074.5</text:p>
          </table:table-cell>
          <table:table-cell office:value-type="float" office:value="13099" calcext:value-type="float">
            <text:p>130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3199" calcext:value-type="float">
            <text:p>131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34]/56399*60599" office:value-type="float" office:value="14181.9216830086" calcext:value-type="float">
            <text:p>14181.9</text:p>
          </table:table-cell>
          <table:table-cell office:value-type="float" office:value="13199" calcext:value-type="float">
            <text:p>131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3299" calcext:value-type="float">
            <text:p>132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35]/56399*60599" office:value-type="float" office:value="14289.3686235572" calcext:value-type="float">
            <text:p>14289.4</text:p>
          </table:table-cell>
          <table:table-cell office:value-type="float" office:value="13299" calcext:value-type="float">
            <text:p>132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3399" calcext:value-type="float">
            <text:p>133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36]/56399*60599" office:value-type="float" office:value="14396.8155641057" calcext:value-type="float">
            <text:p>14396.8</text:p>
          </table:table-cell>
          <table:table-cell office:value-type="float" office:value="13399" calcext:value-type="float">
            <text:p>133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3499" calcext:value-type="float">
            <text:p>134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37]/56399*60599" office:value-type="float" office:value="14504.2625046543" calcext:value-type="float">
            <text:p>14504.3</text:p>
          </table:table-cell>
          <table:table-cell office:value-type="float" office:value="13499" calcext:value-type="float">
            <text:p>134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3599" calcext:value-type="float">
            <text:p>135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38]/56399*60599" office:value-type="float" office:value="14611.7094452029" calcext:value-type="float">
            <text:p>14611.7</text:p>
          </table:table-cell>
          <table:table-cell office:value-type="float" office:value="13599" calcext:value-type="float">
            <text:p>135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3699" calcext:value-type="float">
            <text:p>13699</text:p>
          </table:table-cell>
          <table:table-cell office:value-type="float" office:value="3.9" calcext:value-type="float">
            <text:p>3.9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39]/56399*60599" office:value-type="float" office:value="14719.1563857515" calcext:value-type="float">
            <text:p>14719.2</text:p>
          </table:table-cell>
          <table:table-cell office:value-type="float" office:value="13699" calcext:value-type="float">
            <text:p>136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3799" calcext:value-type="float">
            <text:p>13799</text:p>
          </table:table-cell>
          <table:table-cell office:value-type="float" office:value="3.9" calcext:value-type="float">
            <text:p>3.9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40]/56399*60599" office:value-type="float" office:value="14826.6033263001" calcext:value-type="float">
            <text:p>14826.6</text:p>
          </table:table-cell>
          <table:table-cell office:value-type="float" office:value="13799" calcext:value-type="float">
            <text:p>137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3899" calcext:value-type="float">
            <text:p>138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41]/56399*60599" office:value-type="float" office:value="14934.0502668487" calcext:value-type="float">
            <text:p>14934.1</text:p>
          </table:table-cell>
          <table:table-cell office:value-type="float" office:value="13899" calcext:value-type="float">
            <text:p>138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3999" calcext:value-type="float">
            <text:p>13999</text:p>
          </table:table-cell>
          <table:table-cell office:value-type="float" office:value="3.9" calcext:value-type="float">
            <text:p>3.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42]/56399*60599" office:value-type="float" office:value="15041.4972073973" calcext:value-type="float">
            <text:p>15041.5</text:p>
          </table:table-cell>
          <table:table-cell office:value-type="float" office:value="13999" calcext:value-type="float">
            <text:p>139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4099" calcext:value-type="float">
            <text:p>140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43]/56399*60599" office:value-type="float" office:value="15148.9441479459" calcext:value-type="float">
            <text:p>15148.9</text:p>
          </table:table-cell>
          <table:table-cell office:value-type="float" office:value="14099" calcext:value-type="float">
            <text:p>140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4199" calcext:value-type="float">
            <text:p>141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44]/56399*60599" office:value-type="float" office:value="15256.3910884945" calcext:value-type="float">
            <text:p>15256.4</text:p>
          </table:table-cell>
          <table:table-cell office:value-type="float" office:value="14199" calcext:value-type="float">
            <text:p>14199</text:p>
          </table:table-cell>
          <table:table-cell office:value-type="float" office:value="3.9" calcext:value-type="float">
            <text:p>3.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4299" calcext:value-type="float">
            <text:p>142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45]/56399*60599" office:value-type="float" office:value="15363.8380290431" calcext:value-type="float">
            <text:p>15363.8</text:p>
          </table:table-cell>
          <table:table-cell office:value-type="float" office:value="14299" calcext:value-type="float">
            <text:p>142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4399" calcext:value-type="float">
            <text:p>143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46]/56399*60599" office:value-type="float" office:value="15471.2849695917" calcext:value-type="float">
            <text:p>15471.3</text:p>
          </table:table-cell>
          <table:table-cell office:value-type="float" office:value="14399" calcext:value-type="float">
            <text:p>143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4499" calcext:value-type="float">
            <text:p>144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47]/56399*60599" office:value-type="float" office:value="15578.7319101403" calcext:value-type="float">
            <text:p>15578.7</text:p>
          </table:table-cell>
          <table:table-cell office:value-type="float" office:value="14499" calcext:value-type="float">
            <text:p>14499</text:p>
          </table:table-cell>
          <table:table-cell office:value-type="float" office:value="3.9" calcext:value-type="float">
            <text:p>3.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4599" calcext:value-type="float">
            <text:p>145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48]/56399*60599" office:value-type="float" office:value="15686.1788506888" calcext:value-type="float">
            <text:p>15686.2</text:p>
          </table:table-cell>
          <table:table-cell office:value-type="float" office:value="14599" calcext:value-type="float">
            <text:p>14599</text:p>
          </table:table-cell>
          <table:table-cell office:value-type="float" office:value="3.9" calcext:value-type="float">
            <text:p>3.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4699" calcext:value-type="float">
            <text:p>146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149]/56399*60599" office:value-type="float" office:value="15793.6257912374" calcext:value-type="float">
            <text:p>15793.6</text:p>
          </table:table-cell>
          <table:table-cell office:value-type="float" office:value="14699" calcext:value-type="float">
            <text:p>146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4799" calcext:value-type="float">
            <text:p>147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50]/56399*60599" office:value-type="float" office:value="15901.072731786" calcext:value-type="float">
            <text:p>15901.1</text:p>
          </table:table-cell>
          <table:table-cell office:value-type="float" office:value="14799" calcext:value-type="float">
            <text:p>14799</text:p>
          </table:table-cell>
          <table:table-cell office:value-type="float" office:value="3.9" calcext:value-type="float">
            <text:p>3.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4899" calcext:value-type="float">
            <text:p>148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51]/56399*60599" office:value-type="float" office:value="16008.5196723346" calcext:value-type="float">
            <text:p>16008.5</text:p>
          </table:table-cell>
          <table:table-cell office:value-type="float" office:value="14899" calcext:value-type="float">
            <text:p>14899</text:p>
          </table:table-cell>
          <table:table-cell office:value-type="float" office:value="3.9" calcext:value-type="float">
            <text:p>3.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4999" calcext:value-type="float">
            <text:p>149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office:value-type="float" office:value="75" calcext:value-type="float">
            <text:p>75</text:p>
          </table:table-cell>
          <table:table-cell table:formula="of:=[.F152]/56399*60599" office:value-type="float" office:value="16115.9666128832" calcext:value-type="float">
            <text:p>16116.0</text:p>
          </table:table-cell>
          <table:table-cell office:value-type="float" office:value="14999" calcext:value-type="float">
            <text:p>149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5099" calcext:value-type="float">
            <text:p>150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53]/56399*60599" office:value-type="float" office:value="16223.4135534318" calcext:value-type="float">
            <text:p>16223.4</text:p>
          </table:table-cell>
          <table:table-cell office:value-type="float" office:value="15099" calcext:value-type="float">
            <text:p>150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5199" calcext:value-type="float">
            <text:p>151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54]/56399*60599" office:value-type="float" office:value="16330.8604939804" calcext:value-type="float">
            <text:p>16330.9</text:p>
          </table:table-cell>
          <table:table-cell office:value-type="float" office:value="15199" calcext:value-type="float">
            <text:p>151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5299" calcext:value-type="float">
            <text:p>152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55]/56399*60599" office:value-type="float" office:value="16438.307434529" calcext:value-type="float">
            <text:p>16438.3</text:p>
          </table:table-cell>
          <table:table-cell office:value-type="float" office:value="15299" calcext:value-type="float">
            <text:p>152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5399" calcext:value-type="float">
            <text:p>153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56]/56399*60599" office:value-type="float" office:value="16545.7543750776" calcext:value-type="float">
            <text:p>16545.8</text:p>
          </table:table-cell>
          <table:table-cell office:value-type="float" office:value="15399" calcext:value-type="float">
            <text:p>153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5499" calcext:value-type="float">
            <text:p>154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57]/56399*60599" office:value-type="float" office:value="16653.2013156262" calcext:value-type="float">
            <text:p>16653.2</text:p>
          </table:table-cell>
          <table:table-cell office:value-type="float" office:value="15499" calcext:value-type="float">
            <text:p>154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5599" calcext:value-type="float">
            <text:p>155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58]/56399*60599" office:value-type="float" office:value="16760.6482561748" calcext:value-type="float">
            <text:p>16760.6</text:p>
          </table:table-cell>
          <table:table-cell office:value-type="float" office:value="15599" calcext:value-type="float">
            <text:p>155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5699" calcext:value-type="float">
            <text:p>156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59]/56399*60599" office:value-type="float" office:value="16868.0951967233" calcext:value-type="float">
            <text:p>16868.1</text:p>
          </table:table-cell>
          <table:table-cell office:value-type="float" office:value="15699" calcext:value-type="float">
            <text:p>156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5799" calcext:value-type="float">
            <text:p>157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60]/56399*60599" office:value-type="float" office:value="16975.5421372719" calcext:value-type="float">
            <text:p>16975.5</text:p>
          </table:table-cell>
          <table:table-cell office:value-type="float" office:value="15799" calcext:value-type="float">
            <text:p>157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5899" calcext:value-type="float">
            <text:p>158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61]/56399*60599" office:value-type="float" office:value="17082.9890778205" calcext:value-type="float">
            <text:p>17083.0</text:p>
          </table:table-cell>
          <table:table-cell office:value-type="float" office:value="15899" calcext:value-type="float">
            <text:p>158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5999" calcext:value-type="float">
            <text:p>159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162]/56399*60599" office:value-type="float" office:value="17190.4360183691" calcext:value-type="float">
            <text:p>17190.4</text:p>
          </table:table-cell>
          <table:table-cell office:value-type="float" office:value="15999" calcext:value-type="float">
            <text:p>159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6099" calcext:value-type="float">
            <text:p>160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63]/56399*60599" office:value-type="float" office:value="17297.8829589177" calcext:value-type="float">
            <text:p>17297.9</text:p>
          </table:table-cell>
          <table:table-cell office:value-type="float" office:value="16099" calcext:value-type="float">
            <text:p>160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6199" calcext:value-type="float">
            <text:p>161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64]/56399*60599" office:value-type="float" office:value="17405.3298994663" calcext:value-type="float">
            <text:p>17405.3</text:p>
          </table:table-cell>
          <table:table-cell office:value-type="float" office:value="16199" calcext:value-type="float">
            <text:p>161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6299" calcext:value-type="float">
            <text:p>162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65]/56399*60599" office:value-type="float" office:value="17512.7768400149" calcext:value-type="float">
            <text:p>17512.8</text:p>
          </table:table-cell>
          <table:table-cell office:value-type="float" office:value="16299" calcext:value-type="float">
            <text:p>162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6399" calcext:value-type="float">
            <text:p>163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66]/56399*60599" office:value-type="float" office:value="17620.2237805635" calcext:value-type="float">
            <text:p>17620.2</text:p>
          </table:table-cell>
          <table:table-cell office:value-type="float" office:value="16399" calcext:value-type="float">
            <text:p>163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6499" calcext:value-type="float">
            <text:p>164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67]/56399*60599" office:value-type="float" office:value="17727.6707211121" calcext:value-type="float">
            <text:p>17727.7</text:p>
          </table:table-cell>
          <table:table-cell office:value-type="float" office:value="16499" calcext:value-type="float">
            <text:p>164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6599" calcext:value-type="float">
            <text:p>165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68]/56399*60599" office:value-type="float" office:value="17835.1176616607" calcext:value-type="float">
            <text:p>17835.1</text:p>
          </table:table-cell>
          <table:table-cell office:value-type="float" office:value="16599" calcext:value-type="float">
            <text:p>165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6699" calcext:value-type="float">
            <text:p>166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69]/56399*60599" office:value-type="float" office:value="17942.5646022093" calcext:value-type="float">
            <text:p>17942.6</text:p>
          </table:table-cell>
          <table:table-cell office:value-type="float" office:value="16699" calcext:value-type="float">
            <text:p>166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6799" calcext:value-type="float">
            <text:p>167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70]/56399*60599" office:value-type="float" office:value="18050.0115427579" calcext:value-type="float">
            <text:p>18050.0</text:p>
          </table:table-cell>
          <table:table-cell office:value-type="float" office:value="16799" calcext:value-type="float">
            <text:p>167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6899" calcext:value-type="float">
            <text:p>168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71]/56399*60599" office:value-type="float" office:value="18157.4584833064" calcext:value-type="float">
            <text:p>18157.5</text:p>
          </table:table-cell>
          <table:table-cell office:value-type="float" office:value="16899" calcext:value-type="float">
            <text:p>168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6999" calcext:value-type="float">
            <text:p>169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72]/56399*60599" office:value-type="float" office:value="18264.905423855" calcext:value-type="float">
            <text:p>18264.9</text:p>
          </table:table-cell>
          <table:table-cell office:value-type="float" office:value="16999" calcext:value-type="float">
            <text:p>169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17099" calcext:value-type="float">
            <text:p>170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73]/56399*60599" office:value-type="float" office:value="18372.3523644036" calcext:value-type="float">
            <text:p>18372.4</text:p>
          </table:table-cell>
          <table:table-cell office:value-type="float" office:value="17099" calcext:value-type="float">
            <text:p>170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7199" calcext:value-type="float">
            <text:p>171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74]/56399*60599" office:value-type="float" office:value="18479.7993049522" calcext:value-type="float">
            <text:p>18479.8</text:p>
          </table:table-cell>
          <table:table-cell office:value-type="float" office:value="17199" calcext:value-type="float">
            <text:p>171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7299" calcext:value-type="float">
            <text:p>172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75]/56399*60599" office:value-type="float" office:value="18587.2462455008" calcext:value-type="float">
            <text:p>18587.2</text:p>
          </table:table-cell>
          <table:table-cell office:value-type="float" office:value="17299" calcext:value-type="float">
            <text:p>172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7399" calcext:value-type="float">
            <text:p>173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76]/56399*60599" office:value-type="float" office:value="18694.6931860494" calcext:value-type="float">
            <text:p>18694.7</text:p>
          </table:table-cell>
          <table:table-cell office:value-type="float" office:value="17399" calcext:value-type="float">
            <text:p>173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7499" calcext:value-type="float">
            <text:p>174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77]/56399*60599" office:value-type="float" office:value="18802.140126598" calcext:value-type="float">
            <text:p>18802.1</text:p>
          </table:table-cell>
          <table:table-cell office:value-type="float" office:value="17499" calcext:value-type="float">
            <text:p>174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7599" calcext:value-type="float">
            <text:p>175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78]/56399*60599" office:value-type="float" office:value="18909.5870671466" calcext:value-type="float">
            <text:p>18909.6</text:p>
          </table:table-cell>
          <table:table-cell office:value-type="float" office:value="17599" calcext:value-type="float">
            <text:p>175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7699" calcext:value-type="float">
            <text:p>176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79]/56399*60599" office:value-type="float" office:value="19017.0340076952" calcext:value-type="float">
            <text:p>19017.0</text:p>
          </table:table-cell>
          <table:table-cell office:value-type="float" office:value="17699" calcext:value-type="float">
            <text:p>176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7799" calcext:value-type="float">
            <text:p>177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6" calcext:value-type="float">
            <text:p>0.316</text:p>
          </table:table-cell>
          <table:table-cell office:value-type="float" office:value="70" calcext:value-type="float">
            <text:p>70</text:p>
          </table:table-cell>
          <table:table-cell table:formula="of:=[.F180]/56399*60599" office:value-type="float" office:value="19124.4809482438" calcext:value-type="float">
            <text:p>19124.5</text:p>
          </table:table-cell>
          <table:table-cell office:value-type="float" office:value="17799" calcext:value-type="float">
            <text:p>177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7899" calcext:value-type="float">
            <text:p>178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81]/56399*60599" office:value-type="float" office:value="19231.9278887924" calcext:value-type="float">
            <text:p>19231.9</text:p>
          </table:table-cell>
          <table:table-cell office:value-type="float" office:value="17899" calcext:value-type="float">
            <text:p>178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7999" calcext:value-type="float">
            <text:p>179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82]/56399*60599" office:value-type="float" office:value="19339.3748293409" calcext:value-type="float">
            <text:p>19339.4</text:p>
          </table:table-cell>
          <table:table-cell office:value-type="float" office:value="17999" calcext:value-type="float">
            <text:p>179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8099" calcext:value-type="float">
            <text:p>180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83]/56399*60599" office:value-type="float" office:value="19446.8217698895" calcext:value-type="float">
            <text:p>19446.8</text:p>
          </table:table-cell>
          <table:table-cell office:value-type="float" office:value="18099" calcext:value-type="float">
            <text:p>180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8199" calcext:value-type="float">
            <text:p>181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84]/56399*60599" office:value-type="float" office:value="19554.2687104381" calcext:value-type="float">
            <text:p>19554.3</text:p>
          </table:table-cell>
          <table:table-cell office:value-type="float" office:value="18199" calcext:value-type="float">
            <text:p>181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8299" calcext:value-type="float">
            <text:p>182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85]/56399*60599" office:value-type="float" office:value="19661.7156509867" calcext:value-type="float">
            <text:p>19661.7</text:p>
          </table:table-cell>
          <table:table-cell office:value-type="float" office:value="18299" calcext:value-type="float">
            <text:p>182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8399" calcext:value-type="float">
            <text:p>183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86]/56399*60599" office:value-type="float" office:value="19769.1625915353" calcext:value-type="float">
            <text:p>19769.2</text:p>
          </table:table-cell>
          <table:table-cell office:value-type="float" office:value="18399" calcext:value-type="float">
            <text:p>183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8499" calcext:value-type="float">
            <text:p>184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87]/56399*60599" office:value-type="float" office:value="19876.6095320839" calcext:value-type="float">
            <text:p>19876.6</text:p>
          </table:table-cell>
          <table:table-cell office:value-type="float" office:value="18499" calcext:value-type="float">
            <text:p>184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8599" calcext:value-type="float">
            <text:p>185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88]/56399*60599" office:value-type="float" office:value="19984.0564726325" calcext:value-type="float">
            <text:p>19984.1</text:p>
          </table:table-cell>
          <table:table-cell office:value-type="float" office:value="18599" calcext:value-type="float">
            <text:p>185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8699" calcext:value-type="float">
            <text:p>186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89]/56399*60599" office:value-type="float" office:value="20091.5034131811" calcext:value-type="float">
            <text:p>20091.5</text:p>
          </table:table-cell>
          <table:table-cell office:value-type="float" office:value="18699" calcext:value-type="float">
            <text:p>186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8799" calcext:value-type="float">
            <text:p>187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90]/56399*60599" office:value-type="float" office:value="20198.9503537297" calcext:value-type="float">
            <text:p>20199.0</text:p>
          </table:table-cell>
          <table:table-cell office:value-type="float" office:value="18799" calcext:value-type="float">
            <text:p>187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8899" calcext:value-type="float">
            <text:p>188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91]/56399*60599" office:value-type="float" office:value="20306.3972942783" calcext:value-type="float">
            <text:p>20306.4</text:p>
          </table:table-cell>
          <table:table-cell office:value-type="float" office:value="18899" calcext:value-type="float">
            <text:p>188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8999" calcext:value-type="float">
            <text:p>189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92]/56399*60599" office:value-type="float" office:value="20413.8442348269" calcext:value-type="float">
            <text:p>20413.8</text:p>
          </table:table-cell>
          <table:table-cell office:value-type="float" office:value="18999" calcext:value-type="float">
            <text:p>189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9099" calcext:value-type="float">
            <text:p>190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93]/56399*60599" office:value-type="float" office:value="20521.2911753754" calcext:value-type="float">
            <text:p>20521.3</text:p>
          </table:table-cell>
          <table:table-cell office:value-type="float" office:value="19099" calcext:value-type="float">
            <text:p>190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9199" calcext:value-type="float">
            <text:p>191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94]/56399*60599" office:value-type="float" office:value="20628.738115924" calcext:value-type="float">
            <text:p>20628.7</text:p>
          </table:table-cell>
          <table:table-cell office:value-type="float" office:value="19199" calcext:value-type="float">
            <text:p>191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9299" calcext:value-type="float">
            <text:p>192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95]/56399*60599" office:value-type="float" office:value="20736.1850564726" calcext:value-type="float">
            <text:p>20736.2</text:p>
          </table:table-cell>
          <table:table-cell office:value-type="float" office:value="19299" calcext:value-type="float">
            <text:p>192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9399" calcext:value-type="float">
            <text:p>193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96]/56399*60599" office:value-type="float" office:value="20843.6319970212" calcext:value-type="float">
            <text:p>20843.6</text:p>
          </table:table-cell>
          <table:table-cell office:value-type="float" office:value="19399" calcext:value-type="float">
            <text:p>193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9499" calcext:value-type="float">
            <text:p>194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197]/56399*60599" office:value-type="float" office:value="20951.0789375698" calcext:value-type="float">
            <text:p>20951.1</text:p>
          </table:table-cell>
          <table:table-cell office:value-type="float" office:value="19499" calcext:value-type="float">
            <text:p>194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9599" calcext:value-type="float">
            <text:p>195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198]/56399*60599" office:value-type="float" office:value="21058.5258781184" calcext:value-type="float">
            <text:p>21058.5</text:p>
          </table:table-cell>
          <table:table-cell office:value-type="float" office:value="19599" calcext:value-type="float">
            <text:p>195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2">
          <table:table-cell office:value-type="float" office:value="19699" calcext:value-type="float">
            <text:p>196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199]/56399*60599" office:value-type="float" office:value="21165.972818667" calcext:value-type="float">
            <text:p>21166.0</text:p>
          </table:table-cell>
          <table:table-cell office:value-type="float" office:value="19699" calcext:value-type="float">
            <text:p>196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9799" calcext:value-type="float">
            <text:p>197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00]/56399*60599" office:value-type="float" office:value="21273.4197592156" calcext:value-type="float">
            <text:p>21273.4</text:p>
          </table:table-cell>
          <table:table-cell office:value-type="float" office:value="19799" calcext:value-type="float">
            <text:p>197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19899" calcext:value-type="float">
            <text:p>198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01]/56399*60599" office:value-type="float" office:value="21380.8666997642" calcext:value-type="float">
            <text:p>21380.9</text:p>
          </table:table-cell>
          <table:table-cell office:value-type="float" office:value="19899" calcext:value-type="float">
            <text:p>198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19999" calcext:value-type="float">
            <text:p>199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02]/56399*60599" office:value-type="float" office:value="21488.3136403128" calcext:value-type="float">
            <text:p>21488.3</text:p>
          </table:table-cell>
          <table:table-cell office:value-type="float" office:value="19999" calcext:value-type="float">
            <text:p>199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0099" calcext:value-type="float">
            <text:p>200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03]/56399*60599" office:value-type="float" office:value="21595.7605808614" calcext:value-type="float">
            <text:p>21595.8</text:p>
          </table:table-cell>
          <table:table-cell office:value-type="float" office:value="20099" calcext:value-type="float">
            <text:p>200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0199" calcext:value-type="float">
            <text:p>201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04]/56399*60599" office:value-type="float" office:value="21703.20752141" calcext:value-type="float">
            <text:p>21703.2</text:p>
          </table:table-cell>
          <table:table-cell office:value-type="float" office:value="20199" calcext:value-type="float">
            <text:p>201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0299" calcext:value-type="float">
            <text:p>202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05]/56399*60599" office:value-type="float" office:value="21810.6544619585" calcext:value-type="float">
            <text:p>21810.7</text:p>
          </table:table-cell>
          <table:table-cell office:value-type="float" office:value="20299" calcext:value-type="float">
            <text:p>202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0399" calcext:value-type="float">
            <text:p>203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06]/56399*60599" office:value-type="float" office:value="21918.1014025071" calcext:value-type="float">
            <text:p>21918.1</text:p>
          </table:table-cell>
          <table:table-cell office:value-type="float" office:value="20399" calcext:value-type="float">
            <text:p>203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0499" calcext:value-type="float">
            <text:p>204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07]/56399*60599" office:value-type="float" office:value="22025.5483430557" calcext:value-type="float">
            <text:p>22025.5</text:p>
          </table:table-cell>
          <table:table-cell office:value-type="float" office:value="20499" calcext:value-type="float">
            <text:p>204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0599" calcext:value-type="float">
            <text:p>2059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08]/56399*60599" office:value-type="float" office:value="22132.9952836043" calcext:value-type="float">
            <text:p>22133.0</text:p>
          </table:table-cell>
          <table:table-cell office:value-type="float" office:value="20599" calcext:value-type="float">
            <text:p>205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0699" calcext:value-type="float">
            <text:p>206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09]/56399*60599" office:value-type="float" office:value="22240.4422241529" calcext:value-type="float">
            <text:p>22240.4</text:p>
          </table:table-cell>
          <table:table-cell office:value-type="float" office:value="20699" calcext:value-type="float">
            <text:p>206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0799" calcext:value-type="float">
            <text:p>20799</text:p>
          </table:table-cell>
          <table:table-cell office:value-type="float" office:value="3.8" calcext:value-type="float">
            <text:p>3.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10]/56399*60599" office:value-type="float" office:value="22347.8891647015" calcext:value-type="float">
            <text:p>22347.9</text:p>
          </table:table-cell>
          <table:table-cell office:value-type="float" office:value="20799" calcext:value-type="float">
            <text:p>207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0899" calcext:value-type="float">
            <text:p>208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11]/56399*60599" office:value-type="float" office:value="22455.3361052501" calcext:value-type="float">
            <text:p>22455.3</text:p>
          </table:table-cell>
          <table:table-cell office:value-type="float" office:value="20899" calcext:value-type="float">
            <text:p>208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0999" calcext:value-type="float">
            <text:p>2099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12]/56399*60599" office:value-type="float" office:value="22562.7830457987" calcext:value-type="float">
            <text:p>22562.8</text:p>
          </table:table-cell>
          <table:table-cell office:value-type="float" office:value="20999" calcext:value-type="float">
            <text:p>209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1099" calcext:value-type="float">
            <text:p>210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13]/56399*60599" office:value-type="float" office:value="22670.2299863473" calcext:value-type="float">
            <text:p>22670.2</text:p>
          </table:table-cell>
          <table:table-cell office:value-type="float" office:value="21099" calcext:value-type="float">
            <text:p>210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1199" calcext:value-type="float">
            <text:p>211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office:value-type="float" office:value="65" calcext:value-type="float">
            <text:p>65</text:p>
          </table:table-cell>
          <table:table-cell table:formula="of:=[.F214]/56399*60599" office:value-type="float" office:value="22777.6769268959" calcext:value-type="float">
            <text:p>22777.7</text:p>
          </table:table-cell>
          <table:table-cell office:value-type="float" office:value="21199" calcext:value-type="float">
            <text:p>211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1299" calcext:value-type="float">
            <text:p>212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15]/56399*60599" office:value-type="float" office:value="22885.1238674445" calcext:value-type="float">
            <text:p>22885.1</text:p>
          </table:table-cell>
          <table:table-cell office:value-type="float" office:value="21299" calcext:value-type="float">
            <text:p>212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1399" calcext:value-type="float">
            <text:p>213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16]/56399*60599" office:value-type="float" office:value="22992.570807993" calcext:value-type="float">
            <text:p>22992.6</text:p>
          </table:table-cell>
          <table:table-cell office:value-type="float" office:value="21399" calcext:value-type="float">
            <text:p>21399</text:p>
          </table:table-cell>
          <table:table-cell office:value-type="float" office:value="3.8" calcext:value-type="float">
            <text:p>3.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1499" calcext:value-type="float">
            <text:p>214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17]/56399*60599" office:value-type="float" office:value="23100.0177485416" calcext:value-type="float">
            <text:p>23100.0</text:p>
          </table:table-cell>
          <table:table-cell office:value-type="float" office:value="21499" calcext:value-type="float">
            <text:p>214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1599" calcext:value-type="float">
            <text:p>215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18]/56399*60599" office:value-type="float" office:value="23207.4646890902" calcext:value-type="float">
            <text:p>23207.5</text:p>
          </table:table-cell>
          <table:table-cell office:value-type="float" office:value="21599" calcext:value-type="float">
            <text:p>215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1699" calcext:value-type="float">
            <text:p>216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19]/56399*60599" office:value-type="float" office:value="23314.9116296388" calcext:value-type="float">
            <text:p>23314.9</text:p>
          </table:table-cell>
          <table:table-cell office:value-type="float" office:value="21699" calcext:value-type="float">
            <text:p>216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21799" calcext:value-type="float">
            <text:p>217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20]/56399*60599" office:value-type="float" office:value="23422.3585701874" calcext:value-type="float">
            <text:p>23422.4</text:p>
          </table:table-cell>
          <table:table-cell office:value-type="float" office:value="21799" calcext:value-type="float">
            <text:p>21799</text:p>
          </table:table-cell>
          <table:table-cell office:value-type="float" office:value="3.8" calcext:value-type="float">
            <text:p>3.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1899" calcext:value-type="float">
            <text:p>218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21]/56399*60599" office:value-type="float" office:value="23529.805510736" calcext:value-type="float">
            <text:p>23529.8</text:p>
          </table:table-cell>
          <table:table-cell office:value-type="float" office:value="21899" calcext:value-type="float">
            <text:p>2189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1999" calcext:value-type="float">
            <text:p>219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22]/56399*60599" office:value-type="float" office:value="23637.2524512846" calcext:value-type="float">
            <text:p>23637.3</text:p>
          </table:table-cell>
          <table:table-cell office:value-type="float" office:value="21999" calcext:value-type="float">
            <text:p>21999</text:p>
          </table:table-cell>
          <table:table-cell office:value-type="float" office:value="3.8" calcext:value-type="float">
            <text:p>3.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2099" calcext:value-type="float">
            <text:p>220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23]/56399*60599" office:value-type="float" office:value="23744.6993918332" calcext:value-type="float">
            <text:p>23744.7</text:p>
          </table:table-cell>
          <table:table-cell office:value-type="float" office:value="22099" calcext:value-type="float">
            <text:p>220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2199" calcext:value-type="float">
            <text:p>221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24]/56399*60599" office:value-type="float" office:value="23852.1463323818" calcext:value-type="float">
            <text:p>23852.1</text:p>
          </table:table-cell>
          <table:table-cell office:value-type="float" office:value="22199" calcext:value-type="float">
            <text:p>22199</text:p>
          </table:table-cell>
          <table:table-cell office:value-type="float" office:value="3.8" calcext:value-type="float">
            <text:p>3.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2299" calcext:value-type="float">
            <text:p>222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25]/56399*60599" office:value-type="float" office:value="23959.5932729304" calcext:value-type="float">
            <text:p>23959.6</text:p>
          </table:table-cell>
          <table:table-cell office:value-type="float" office:value="22299" calcext:value-type="float">
            <text:p>2229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2399" calcext:value-type="float">
            <text:p>223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26]/56399*60599" office:value-type="float" office:value="24067.040213479" calcext:value-type="float">
            <text:p>24067.0</text:p>
          </table:table-cell>
          <table:table-cell office:value-type="float" office:value="22399" calcext:value-type="float">
            <text:p>2239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2499" calcext:value-type="float">
            <text:p>224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27]/56399*60599" office:value-type="float" office:value="24174.4871540275" calcext:value-type="float">
            <text:p>24174.5</text:p>
          </table:table-cell>
          <table:table-cell office:value-type="float" office:value="22499" calcext:value-type="float">
            <text:p>224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2599" calcext:value-type="float">
            <text:p>225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28]/56399*60599" office:value-type="float" office:value="24281.9340945761" calcext:value-type="float">
            <text:p>24281.9</text:p>
          </table:table-cell>
          <table:table-cell office:value-type="float" office:value="22599" calcext:value-type="float">
            <text:p>225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2699" calcext:value-type="float">
            <text:p>226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29]/56399*60599" office:value-type="float" office:value="24389.3810351247" calcext:value-type="float">
            <text:p>24389.4</text:p>
          </table:table-cell>
          <table:table-cell office:value-type="float" office:value="22699" calcext:value-type="float">
            <text:p>226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2799" calcext:value-type="float">
            <text:p>227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30]/56399*60599" office:value-type="float" office:value="24496.8279756733" calcext:value-type="float">
            <text:p>24496.8</text:p>
          </table:table-cell>
          <table:table-cell office:value-type="float" office:value="22799" calcext:value-type="float">
            <text:p>227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2899" calcext:value-type="float">
            <text:p>228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31]/56399*60599" office:value-type="float" office:value="24604.2749162219" calcext:value-type="float">
            <text:p>24604.3</text:p>
          </table:table-cell>
          <table:table-cell office:value-type="float" office:value="22899" calcext:value-type="float">
            <text:p>228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2999" calcext:value-type="float">
            <text:p>229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232]/56399*60599" office:value-type="float" office:value="24711.7218567705" calcext:value-type="float">
            <text:p>24711.7</text:p>
          </table:table-cell>
          <table:table-cell office:value-type="float" office:value="22999" calcext:value-type="float">
            <text:p>229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3099" calcext:value-type="float">
            <text:p>230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33]/56399*60599" office:value-type="float" office:value="24819.1687973191" calcext:value-type="float">
            <text:p>24819.2</text:p>
          </table:table-cell>
          <table:table-cell office:value-type="float" office:value="23099" calcext:value-type="float">
            <text:p>230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3199" calcext:value-type="float">
            <text:p>231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34]/56399*60599" office:value-type="float" office:value="24926.6157378677" calcext:value-type="float">
            <text:p>24926.6</text:p>
          </table:table-cell>
          <table:table-cell office:value-type="float" office:value="23199" calcext:value-type="float">
            <text:p>231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3299" calcext:value-type="float">
            <text:p>232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35]/56399*60599" office:value-type="float" office:value="25034.0626784163" calcext:value-type="float">
            <text:p>25034.1</text:p>
          </table:table-cell>
          <table:table-cell office:value-type="float" office:value="23299" calcext:value-type="float">
            <text:p>232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3399" calcext:value-type="float">
            <text:p>233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36]/56399*60599" office:value-type="float" office:value="25141.5096189649" calcext:value-type="float">
            <text:p>25141.5</text:p>
          </table:table-cell>
          <table:table-cell office:value-type="float" office:value="23399" calcext:value-type="float">
            <text:p>233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3499" calcext:value-type="float">
            <text:p>234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37]/56399*60599" office:value-type="float" office:value="25248.9565595135" calcext:value-type="float">
            <text:p>25249.0</text:p>
          </table:table-cell>
          <table:table-cell office:value-type="float" office:value="23499" calcext:value-type="float">
            <text:p>234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3599" calcext:value-type="float">
            <text:p>235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38]/56399*60599" office:value-type="float" office:value="25356.4035000621" calcext:value-type="float">
            <text:p>25356.4</text:p>
          </table:table-cell>
          <table:table-cell office:value-type="float" office:value="23599" calcext:value-type="float">
            <text:p>235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23699" calcext:value-type="float">
            <text:p>236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39]/56399*60599" office:value-type="float" office:value="25463.8504406106" calcext:value-type="float">
            <text:p>25463.9</text:p>
          </table:table-cell>
          <table:table-cell office:value-type="float" office:value="23699" calcext:value-type="float">
            <text:p>236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3799" calcext:value-type="float">
            <text:p>237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office:value-type="float" office:value="60" calcext:value-type="float">
            <text:p>60</text:p>
          </table:table-cell>
          <table:table-cell table:formula="of:=[.F240]/56399*60599" office:value-type="float" office:value="25571.2973811592" calcext:value-type="float">
            <text:p>25571.3</text:p>
          </table:table-cell>
          <table:table-cell office:value-type="float" office:value="23799" calcext:value-type="float">
            <text:p>237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3899" calcext:value-type="float">
            <text:p>238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41]/56399*60599" office:value-type="float" office:value="25678.7443217078" calcext:value-type="float">
            <text:p>25678.7</text:p>
          </table:table-cell>
          <table:table-cell office:value-type="float" office:value="23899" calcext:value-type="float">
            <text:p>238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3999" calcext:value-type="float">
            <text:p>239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42]/56399*60599" office:value-type="float" office:value="25786.1912622564" calcext:value-type="float">
            <text:p>25786.2</text:p>
          </table:table-cell>
          <table:table-cell office:value-type="float" office:value="23999" calcext:value-type="float">
            <text:p>239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4099" calcext:value-type="float">
            <text:p>240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243]/56399*60599" office:value-type="float" office:value="25893.638202805" calcext:value-type="float">
            <text:p>25893.6</text:p>
          </table:table-cell>
          <table:table-cell office:value-type="float" office:value="24099" calcext:value-type="float">
            <text:p>240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4199" calcext:value-type="float">
            <text:p>241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44]/56399*60599" office:value-type="float" office:value="26001.0851433536" calcext:value-type="float">
            <text:p>26001.1</text:p>
          </table:table-cell>
          <table:table-cell office:value-type="float" office:value="24199" calcext:value-type="float">
            <text:p>241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4299" calcext:value-type="float">
            <text:p>242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45]/56399*60599" office:value-type="float" office:value="26108.5320839022" calcext:value-type="float">
            <text:p>26108.5</text:p>
          </table:table-cell>
          <table:table-cell office:value-type="float" office:value="24299" calcext:value-type="float">
            <text:p>242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4399" calcext:value-type="float">
            <text:p>243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46]/56399*60599" office:value-type="float" office:value="26215.9790244508" calcext:value-type="float">
            <text:p>26216.0</text:p>
          </table:table-cell>
          <table:table-cell office:value-type="float" office:value="24399" calcext:value-type="float">
            <text:p>243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4499" calcext:value-type="float">
            <text:p>244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47]/56399*60599" office:value-type="float" office:value="26323.4259649994" calcext:value-type="float">
            <text:p>26323.4</text:p>
          </table:table-cell>
          <table:table-cell office:value-type="float" office:value="24499" calcext:value-type="float">
            <text:p>244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4599" calcext:value-type="float">
            <text:p>245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48]/56399*60599" office:value-type="float" office:value="26430.872905548" calcext:value-type="float">
            <text:p>26430.9</text:p>
          </table:table-cell>
          <table:table-cell office:value-type="float" office:value="24599" calcext:value-type="float">
            <text:p>245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4699" calcext:value-type="float">
            <text:p>246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49]/56399*60599" office:value-type="float" office:value="26538.3198460966" calcext:value-type="float">
            <text:p>26538.3</text:p>
          </table:table-cell>
          <table:table-cell office:value-type="float" office:value="24699" calcext:value-type="float">
            <text:p>246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2">
          <table:table-cell office:value-type="float" office:value="24799" calcext:value-type="float">
            <text:p>247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50]/56399*60599" office:value-type="float" office:value="26645.7667866451" calcext:value-type="float">
            <text:p>26645.8</text:p>
          </table:table-cell>
          <table:table-cell office:value-type="float" office:value="24799" calcext:value-type="float">
            <text:p>247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4899" calcext:value-type="float">
            <text:p>248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51]/56399*60599" office:value-type="float" office:value="26753.2137271937" calcext:value-type="float">
            <text:p>26753.2</text:p>
          </table:table-cell>
          <table:table-cell office:value-type="float" office:value="24899" calcext:value-type="float">
            <text:p>248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4999" calcext:value-type="float">
            <text:p>249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52]/56399*60599" office:value-type="float" office:value="26860.6606677423" calcext:value-type="float">
            <text:p>26860.7</text:p>
          </table:table-cell>
          <table:table-cell office:value-type="float" office:value="24999" calcext:value-type="float">
            <text:p>249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5099" calcext:value-type="float">
            <text:p>250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53]/56399*60599" office:value-type="float" office:value="26968.1076082909" calcext:value-type="float">
            <text:p>26968.1</text:p>
          </table:table-cell>
          <table:table-cell office:value-type="float" office:value="25099" calcext:value-type="float">
            <text:p>250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5199" calcext:value-type="float">
            <text:p>251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254]/56399*60599" office:value-type="float" office:value="27075.5545488395" calcext:value-type="float">
            <text:p>27075.6</text:p>
          </table:table-cell>
          <table:table-cell office:value-type="float" office:value="25199" calcext:value-type="float">
            <text:p>251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5299" calcext:value-type="float">
            <text:p>252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55]/56399*60599" office:value-type="float" office:value="27183.0014893881" calcext:value-type="float">
            <text:p>27183.0</text:p>
          </table:table-cell>
          <table:table-cell office:value-type="float" office:value="25299" calcext:value-type="float">
            <text:p>252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5399" calcext:value-type="float">
            <text:p>253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56]/56399*60599" office:value-type="float" office:value="27290.4484299367" calcext:value-type="float">
            <text:p>27290.4</text:p>
          </table:table-cell>
          <table:table-cell office:value-type="float" office:value="25399" calcext:value-type="float">
            <text:p>253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5499" calcext:value-type="float">
            <text:p>254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57]/56399*60599" office:value-type="float" office:value="27397.8953704853" calcext:value-type="float">
            <text:p>27397.9</text:p>
          </table:table-cell>
          <table:table-cell office:value-type="float" office:value="25499" calcext:value-type="float">
            <text:p>254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5599" calcext:value-type="float">
            <text:p>255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58]/56399*60599" office:value-type="float" office:value="27505.3423110339" calcext:value-type="float">
            <text:p>27505.3</text:p>
          </table:table-cell>
          <table:table-cell office:value-type="float" office:value="25599" calcext:value-type="float">
            <text:p>255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5699" calcext:value-type="float">
            <text:p>256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59]/56399*60599" office:value-type="float" office:value="27612.7892515825" calcext:value-type="float">
            <text:p>27612.8</text:p>
          </table:table-cell>
          <table:table-cell office:value-type="float" office:value="25699" calcext:value-type="float">
            <text:p>256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5799" calcext:value-type="float">
            <text:p>257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60]/56399*60599" office:value-type="float" office:value="27720.2361921311" calcext:value-type="float">
            <text:p>27720.2</text:p>
          </table:table-cell>
          <table:table-cell office:value-type="float" office:value="25799" calcext:value-type="float">
            <text:p>257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5899" calcext:value-type="float">
            <text:p>258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61]/56399*60599" office:value-type="float" office:value="27827.6831326797" calcext:value-type="float">
            <text:p>27827.7</text:p>
          </table:table-cell>
          <table:table-cell office:value-type="float" office:value="25899" calcext:value-type="float">
            <text:p>258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2">
          <table:table-cell office:value-type="float" office:value="25999" calcext:value-type="float">
            <text:p>259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62]/56399*60599" office:value-type="float" office:value="27935.1300732282" calcext:value-type="float">
            <text:p>27935.1</text:p>
          </table:table-cell>
          <table:table-cell office:value-type="float" office:value="25999" calcext:value-type="float">
            <text:p>259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2">
          <table:table-cell office:value-type="float" office:value="26099" calcext:value-type="float">
            <text:p>260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63]/56399*60599" office:value-type="float" office:value="28042.5770137768" calcext:value-type="float">
            <text:p>28042.6</text:p>
          </table:table-cell>
          <table:table-cell office:value-type="float" office:value="26099" calcext:value-type="float">
            <text:p>260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6199" calcext:value-type="float">
            <text:p>261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64]/56399*60599" office:value-type="float" office:value="28150.0239543254" calcext:value-type="float">
            <text:p>28150.0</text:p>
          </table:table-cell>
          <table:table-cell office:value-type="float" office:value="26199" calcext:value-type="float">
            <text:p>261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6299" calcext:value-type="float">
            <text:p>262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65]/56399*60599" office:value-type="float" office:value="28257.470894874" calcext:value-type="float">
            <text:p>28257.5</text:p>
          </table:table-cell>
          <table:table-cell office:value-type="float" office:value="26299" calcext:value-type="float">
            <text:p>262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6399" calcext:value-type="float">
            <text:p>263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66]/56399*60599" office:value-type="float" office:value="28364.9178354226" calcext:value-type="float">
            <text:p>28364.9</text:p>
          </table:table-cell>
          <table:table-cell office:value-type="float" office:value="26399" calcext:value-type="float">
            <text:p>263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2">
          <table:table-cell office:value-type="float" office:value="26499" calcext:value-type="float">
            <text:p>264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67]/56399*60599" office:value-type="float" office:value="28472.3647759712" calcext:value-type="float">
            <text:p>28472.4</text:p>
          </table:table-cell>
          <table:table-cell office:value-type="float" office:value="26499" calcext:value-type="float">
            <text:p>264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6599" calcext:value-type="float">
            <text:p>265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68]/56399*60599" office:value-type="float" office:value="28579.8117165198" calcext:value-type="float">
            <text:p>28579.8</text:p>
          </table:table-cell>
          <table:table-cell office:value-type="float" office:value="26599" calcext:value-type="float">
            <text:p>265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6699" calcext:value-type="float">
            <text:p>266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69]/56399*60599" office:value-type="float" office:value="28687.2586570684" calcext:value-type="float">
            <text:p>28687.3</text:p>
          </table:table-cell>
          <table:table-cell office:value-type="float" office:value="26699" calcext:value-type="float">
            <text:p>266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6799" calcext:value-type="float">
            <text:p>267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70]/56399*60599" office:value-type="float" office:value="28794.705597617" calcext:value-type="float">
            <text:p>28794.7</text:p>
          </table:table-cell>
          <table:table-cell office:value-type="float" office:value="26799" calcext:value-type="float">
            <text:p>267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6899" calcext:value-type="float">
            <text:p>268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office:value-type="float" office:value="55" calcext:value-type="float">
            <text:p>55</text:p>
          </table:table-cell>
          <table:table-cell table:formula="of:=[.F271]/56399*60599" office:value-type="float" office:value="28902.1525381656" calcext:value-type="float">
            <text:p>28902.2</text:p>
          </table:table-cell>
          <table:table-cell office:value-type="float" office:value="26899" calcext:value-type="float">
            <text:p>268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6999" calcext:value-type="float">
            <text:p>269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72]/56399*60599" office:value-type="float" office:value="29009.5994787142" calcext:value-type="float">
            <text:p>29009.6</text:p>
          </table:table-cell>
          <table:table-cell office:value-type="float" office:value="26999" calcext:value-type="float">
            <text:p>269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7099" calcext:value-type="float">
            <text:p>270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73]/56399*60599" office:value-type="float" office:value="29117.0464192627" calcext:value-type="float">
            <text:p>29117.0</text:p>
          </table:table-cell>
          <table:table-cell office:value-type="float" office:value="27099" calcext:value-type="float">
            <text:p>270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7199" calcext:value-type="float">
            <text:p>271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74]/56399*60599" office:value-type="float" office:value="29224.4933598113" calcext:value-type="float">
            <text:p>29224.5</text:p>
          </table:table-cell>
          <table:table-cell office:value-type="float" office:value="27199" calcext:value-type="float">
            <text:p>271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27299" calcext:value-type="float">
            <text:p>272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75]/56399*60599" office:value-type="float" office:value="29331.9403003599" calcext:value-type="float">
            <text:p>29331.9</text:p>
          </table:table-cell>
          <table:table-cell office:value-type="float" office:value="27299" calcext:value-type="float">
            <text:p>272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7399" calcext:value-type="float">
            <text:p>273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76]/56399*60599" office:value-type="float" office:value="29439.3872409085" calcext:value-type="float">
            <text:p>29439.4</text:p>
          </table:table-cell>
          <table:table-cell office:value-type="float" office:value="27399" calcext:value-type="float">
            <text:p>273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7499" calcext:value-type="float">
            <text:p>274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277]/56399*60599" office:value-type="float" office:value="29546.8341814571" calcext:value-type="float">
            <text:p>29546.8</text:p>
          </table:table-cell>
          <table:table-cell office:value-type="float" office:value="27499" calcext:value-type="float">
            <text:p>274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7599" calcext:value-type="float">
            <text:p>275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78]/56399*60599" office:value-type="float" office:value="29654.2811220057" calcext:value-type="float">
            <text:p>29654.3</text:p>
          </table:table-cell>
          <table:table-cell office:value-type="float" office:value="27599" calcext:value-type="float">
            <text:p>275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2">
          <table:table-cell office:value-type="float" office:value="27699" calcext:value-type="float">
            <text:p>276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79]/56399*60599" office:value-type="float" office:value="29761.7280625543" calcext:value-type="float">
            <text:p>29761.7</text:p>
          </table:table-cell>
          <table:table-cell office:value-type="float" office:value="27699" calcext:value-type="float">
            <text:p>276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7799" calcext:value-type="float">
            <text:p>277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80]/56399*60599" office:value-type="float" office:value="29869.1750031029" calcext:value-type="float">
            <text:p>29869.2</text:p>
          </table:table-cell>
          <table:table-cell office:value-type="float" office:value="27799" calcext:value-type="float">
            <text:p>277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7899" calcext:value-type="float">
            <text:p>278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81]/56399*60599" office:value-type="float" office:value="29976.6219436515" calcext:value-type="float">
            <text:p>29976.6</text:p>
          </table:table-cell>
          <table:table-cell office:value-type="float" office:value="27899" calcext:value-type="float">
            <text:p>278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27999" calcext:value-type="float">
            <text:p>279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82]/56399*60599" office:value-type="float" office:value="30084.0688842001" calcext:value-type="float">
            <text:p>30084.1</text:p>
          </table:table-cell>
          <table:table-cell office:value-type="float" office:value="27999" calcext:value-type="float">
            <text:p>279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8099" calcext:value-type="float">
            <text:p>280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83]/56399*60599" office:value-type="float" office:value="30191.5158247487" calcext:value-type="float">
            <text:p>30191.5</text:p>
          </table:table-cell>
          <table:table-cell office:value-type="float" office:value="28099" calcext:value-type="float">
            <text:p>280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8199" calcext:value-type="float">
            <text:p>281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84]/56399*60599" office:value-type="float" office:value="30298.9627652973" calcext:value-type="float">
            <text:p>30299.0</text:p>
          </table:table-cell>
          <table:table-cell office:value-type="float" office:value="28199" calcext:value-type="float">
            <text:p>281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8299" calcext:value-type="float">
            <text:p>282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85]/56399*60599" office:value-type="float" office:value="30406.4097058458" calcext:value-type="float">
            <text:p>30406.4</text:p>
          </table:table-cell>
          <table:table-cell office:value-type="float" office:value="28299" calcext:value-type="float">
            <text:p>282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8399" calcext:value-type="float">
            <text:p>283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86]/56399*60599" office:value-type="float" office:value="30513.8566463944" calcext:value-type="float">
            <text:p>30513.9</text:p>
          </table:table-cell>
          <table:table-cell office:value-type="float" office:value="28399" calcext:value-type="float">
            <text:p>283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8499" calcext:value-type="float">
            <text:p>284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87]/56399*60599" office:value-type="float" office:value="30621.303586943" calcext:value-type="float">
            <text:p>30621.3</text:p>
          </table:table-cell>
          <table:table-cell office:value-type="float" office:value="28499" calcext:value-type="float">
            <text:p>284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8599" calcext:value-type="float">
            <text:p>285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288]/56399*60599" office:value-type="float" office:value="30728.7505274916" calcext:value-type="float">
            <text:p>30728.8</text:p>
          </table:table-cell>
          <table:table-cell office:value-type="float" office:value="28599" calcext:value-type="float">
            <text:p>285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8699" calcext:value-type="float">
            <text:p>286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89]/56399*60599" office:value-type="float" office:value="30836.1974680402" calcext:value-type="float">
            <text:p>30836.2</text:p>
          </table:table-cell>
          <table:table-cell office:value-type="float" office:value="28699" calcext:value-type="float">
            <text:p>286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8799" calcext:value-type="float">
            <text:p>287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90]/56399*60599" office:value-type="float" office:value="30943.6444085888" calcext:value-type="float">
            <text:p>30943.6</text:p>
          </table:table-cell>
          <table:table-cell office:value-type="float" office:value="28799" calcext:value-type="float">
            <text:p>287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8899" calcext:value-type="float">
            <text:p>288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91]/56399*60599" office:value-type="float" office:value="31051.0913491374" calcext:value-type="float">
            <text:p>31051.1</text:p>
          </table:table-cell>
          <table:table-cell office:value-type="float" office:value="28899" calcext:value-type="float">
            <text:p>288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8999" calcext:value-type="float">
            <text:p>289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92]/56399*60599" office:value-type="float" office:value="31158.538289686" calcext:value-type="float">
            <text:p>31158.5</text:p>
          </table:table-cell>
          <table:table-cell office:value-type="float" office:value="28999" calcext:value-type="float">
            <text:p>289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9099" calcext:value-type="float">
            <text:p>290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93]/56399*60599" office:value-type="float" office:value="31265.9852302346" calcext:value-type="float">
            <text:p>31266.0</text:p>
          </table:table-cell>
          <table:table-cell office:value-type="float" office:value="29099" calcext:value-type="float">
            <text:p>290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9199" calcext:value-type="float">
            <text:p>291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294]/56399*60599" office:value-type="float" office:value="31373.4321707832" calcext:value-type="float">
            <text:p>31373.4</text:p>
          </table:table-cell>
          <table:table-cell office:value-type="float" office:value="29199" calcext:value-type="float">
            <text:p>291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9299" calcext:value-type="float">
            <text:p>292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5" calcext:value-type="float">
            <text:p>0.315</text:p>
          </table:table-cell>
          <table:table-cell/>
          <table:table-cell table:formula="of:=[.F295]/56399*60599" office:value-type="float" office:value="31480.8791113318" calcext:value-type="float">
            <text:p>31480.9</text:p>
          </table:table-cell>
          <table:table-cell office:value-type="float" office:value="29299" calcext:value-type="float">
            <text:p>292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9399" calcext:value-type="float">
            <text:p>293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296]/56399*60599" office:value-type="float" office:value="31588.3260518803" calcext:value-type="float">
            <text:p>31588.3</text:p>
          </table:table-cell>
          <table:table-cell office:value-type="float" office:value="29399" calcext:value-type="float">
            <text:p>293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9499" calcext:value-type="float">
            <text:p>294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297]/56399*60599" office:value-type="float" office:value="31695.7729924289" calcext:value-type="float">
            <text:p>31695.8</text:p>
          </table:table-cell>
          <table:table-cell office:value-type="float" office:value="29499" calcext:value-type="float">
            <text:p>294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29599" calcext:value-type="float">
            <text:p>295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98]/56399*60599" office:value-type="float" office:value="31803.2199329775" calcext:value-type="float">
            <text:p>31803.2</text:p>
          </table:table-cell>
          <table:table-cell office:value-type="float" office:value="29599" calcext:value-type="float">
            <text:p>295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9699" calcext:value-type="float">
            <text:p>296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299]/56399*60599" office:value-type="float" office:value="31910.6668735261" calcext:value-type="float">
            <text:p>31910.7</text:p>
          </table:table-cell>
          <table:table-cell office:value-type="float" office:value="29699" calcext:value-type="float">
            <text:p>296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9799" calcext:value-type="float">
            <text:p>297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00]/56399*60599" office:value-type="float" office:value="32018.1138140747" calcext:value-type="float">
            <text:p>32018.1</text:p>
          </table:table-cell>
          <table:table-cell office:value-type="float" office:value="29799" calcext:value-type="float">
            <text:p>297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29899" calcext:value-type="float">
            <text:p>298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01]/56399*60599" office:value-type="float" office:value="32125.5607546233" calcext:value-type="float">
            <text:p>32125.6</text:p>
          </table:table-cell>
          <table:table-cell office:value-type="float" office:value="29899" calcext:value-type="float">
            <text:p>298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29999" calcext:value-type="float">
            <text:p>299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02]/56399*60599" office:value-type="float" office:value="32233.0076951719" calcext:value-type="float">
            <text:p>32233.0</text:p>
          </table:table-cell>
          <table:table-cell office:value-type="float" office:value="29999" calcext:value-type="float">
            <text:p>299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0099" calcext:value-type="float">
            <text:p>300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office:value-type="float" office:value="50" calcext:value-type="float">
            <text:p>50</text:p>
          </table:table-cell>
          <table:table-cell table:formula="of:=[.F303]/56399*60599" office:value-type="float" office:value="32340.4546357205" calcext:value-type="float">
            <text:p>32340.5</text:p>
          </table:table-cell>
          <table:table-cell office:value-type="float" office:value="30099" calcext:value-type="float">
            <text:p>300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0199" calcext:value-type="float">
            <text:p>301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04]/56399*60599" office:value-type="float" office:value="32447.9015762691" calcext:value-type="float">
            <text:p>32447.9</text:p>
          </table:table-cell>
          <table:table-cell office:value-type="float" office:value="30199" calcext:value-type="float">
            <text:p>30199</text:p>
          </table:table-cell>
          <table:table-cell office:value-type="float" office:value="3.7" calcext:value-type="float">
            <text:p>3.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0299" calcext:value-type="float">
            <text:p>302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05]/56399*60599" office:value-type="float" office:value="32555.3485168177" calcext:value-type="float">
            <text:p>32555.3</text:p>
          </table:table-cell>
          <table:table-cell office:value-type="float" office:value="30299" calcext:value-type="float">
            <text:p>302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0399" calcext:value-type="float">
            <text:p>303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06]/56399*60599" office:value-type="float" office:value="32662.7954573663" calcext:value-type="float">
            <text:p>32662.8</text:p>
          </table:table-cell>
          <table:table-cell office:value-type="float" office:value="30399" calcext:value-type="float">
            <text:p>303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0499" calcext:value-type="float">
            <text:p>304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07]/56399*60599" office:value-type="float" office:value="32770.2423979149" calcext:value-type="float">
            <text:p>32770.2</text:p>
          </table:table-cell>
          <table:table-cell office:value-type="float" office:value="30499" calcext:value-type="float">
            <text:p>304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30599" calcext:value-type="float">
            <text:p>30599</text:p>
          </table:table-cell>
          <table:table-cell office:value-type="float" office:value="3.7" calcext:value-type="float">
            <text:p>3.7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08]/56399*60599" office:value-type="float" office:value="32877.6893384635" calcext:value-type="float">
            <text:p>32877.7</text:p>
          </table:table-cell>
          <table:table-cell office:value-type="float" office:value="30599" calcext:value-type="float">
            <text:p>30599</text:p>
          </table:table-cell>
          <table:table-cell office:value-type="float" office:value="3.7" calcext:value-type="float">
            <text:p>3.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0699" calcext:value-type="float">
            <text:p>30699</text:p>
          </table:table-cell>
          <table:table-cell office:value-type="float" office:value="3.7" calcext:value-type="float">
            <text:p>3.7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309]/56399*60599" office:value-type="float" office:value="32985.136279012" calcext:value-type="float">
            <text:p>32985.1</text:p>
          </table:table-cell>
          <table:table-cell office:value-type="float" office:value="30699" calcext:value-type="float">
            <text:p>306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0799" calcext:value-type="float">
            <text:p>307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10]/56399*60599" office:value-type="float" office:value="33092.5832195606" calcext:value-type="float">
            <text:p>33092.6</text:p>
          </table:table-cell>
          <table:table-cell office:value-type="float" office:value="30799" calcext:value-type="float">
            <text:p>307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0899" calcext:value-type="float">
            <text:p>308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11]/56399*60599" office:value-type="float" office:value="33200.0301601092" calcext:value-type="float">
            <text:p>33200.0</text:p>
          </table:table-cell>
          <table:table-cell office:value-type="float" office:value="30899" calcext:value-type="float">
            <text:p>308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0999" calcext:value-type="float">
            <text:p>30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12]/56399*60599" office:value-type="float" office:value="33307.4771006578" calcext:value-type="float">
            <text:p>33307.5</text:p>
          </table:table-cell>
          <table:table-cell office:value-type="float" office:value="30999" calcext:value-type="float">
            <text:p>30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1099" calcext:value-type="float">
            <text:p>310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13]/56399*60599" office:value-type="float" office:value="33414.9240412064" calcext:value-type="float">
            <text:p>33414.9</text:p>
          </table:table-cell>
          <table:table-cell office:value-type="float" office:value="31099" calcext:value-type="float">
            <text:p>310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1199" calcext:value-type="float">
            <text:p>31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14]/56399*60599" office:value-type="float" office:value="33522.370981755" calcext:value-type="float">
            <text:p>33522.4</text:p>
          </table:table-cell>
          <table:table-cell office:value-type="float" office:value="31199" calcext:value-type="float">
            <text:p>31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31299" calcext:value-type="float">
            <text:p>31299</text:p>
          </table:table-cell>
          <table:table-cell office:value-type="float" office:value="3.69" calcext:value-type="float">
            <text:p>3.69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315]/56399*60599" office:value-type="float" office:value="33629.8179223036" calcext:value-type="float">
            <text:p>33629.8</text:p>
          </table:table-cell>
          <table:table-cell office:value-type="float" office:value="31299" calcext:value-type="float">
            <text:p>312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31399" calcext:value-type="float">
            <text:p>31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16]/56399*60599" office:value-type="float" office:value="33737.2648628522" calcext:value-type="float">
            <text:p>33737.3</text:p>
          </table:table-cell>
          <table:table-cell office:value-type="float" office:value="31399" calcext:value-type="float">
            <text:p>31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1499" calcext:value-type="float">
            <text:p>31499</text:p>
          </table:table-cell>
          <table:table-cell office:value-type="float" office:value="3.7" calcext:value-type="float">
            <text:p>3.7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17]/56399*60599" office:value-type="float" office:value="33844.7118034008" calcext:value-type="float">
            <text:p>33844.7</text:p>
          </table:table-cell>
          <table:table-cell office:value-type="float" office:value="31499" calcext:value-type="float">
            <text:p>314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1599" calcext:value-type="float">
            <text:p>315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18]/56399*60599" office:value-type="float" office:value="33952.1587439494" calcext:value-type="float">
            <text:p>33952.2</text:p>
          </table:table-cell>
          <table:table-cell office:value-type="float" office:value="31599" calcext:value-type="float">
            <text:p>315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1699" calcext:value-type="float">
            <text:p>316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19]/56399*60599" office:value-type="float" office:value="34059.6056844979" calcext:value-type="float">
            <text:p>34059.6</text:p>
          </table:table-cell>
          <table:table-cell office:value-type="float" office:value="31699" calcext:value-type="float">
            <text:p>316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1799" calcext:value-type="float">
            <text:p>317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20]/56399*60599" office:value-type="float" office:value="34167.0526250465" calcext:value-type="float">
            <text:p>34167.1</text:p>
          </table:table-cell>
          <table:table-cell office:value-type="float" office:value="31799" calcext:value-type="float">
            <text:p>317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1899" calcext:value-type="float">
            <text:p>318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21]/56399*60599" office:value-type="float" office:value="34274.4995655951" calcext:value-type="float">
            <text:p>34274.5</text:p>
          </table:table-cell>
          <table:table-cell office:value-type="float" office:value="31899" calcext:value-type="float">
            <text:p>318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1999" calcext:value-type="float">
            <text:p>31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22]/56399*60599" office:value-type="float" office:value="34381.9465061437" calcext:value-type="float">
            <text:p>34381.9</text:p>
          </table:table-cell>
          <table:table-cell office:value-type="float" office:value="31999" calcext:value-type="float">
            <text:p>31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2099" calcext:value-type="float">
            <text:p>320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23]/56399*60599" office:value-type="float" office:value="34489.3934466923" calcext:value-type="float">
            <text:p>34489.4</text:p>
          </table:table-cell>
          <table:table-cell office:value-type="float" office:value="32099" calcext:value-type="float">
            <text:p>320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2199" calcext:value-type="float">
            <text:p>32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24]/56399*60599" office:value-type="float" office:value="34596.8403872409" calcext:value-type="float">
            <text:p>34596.8</text:p>
          </table:table-cell>
          <table:table-cell office:value-type="float" office:value="32199" calcext:value-type="float">
            <text:p>32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2299" calcext:value-type="float">
            <text:p>322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25]/56399*60599" office:value-type="float" office:value="34704.2873277895" calcext:value-type="float">
            <text:p>34704.3</text:p>
          </table:table-cell>
          <table:table-cell office:value-type="float" office:value="32299" calcext:value-type="float">
            <text:p>322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2399" calcext:value-type="float">
            <text:p>32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26]/56399*60599" office:value-type="float" office:value="34811.7342683381" calcext:value-type="float">
            <text:p>34811.7</text:p>
          </table:table-cell>
          <table:table-cell office:value-type="float" office:value="32399" calcext:value-type="float">
            <text:p>323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2499" calcext:value-type="float">
            <text:p>324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27]/56399*60599" office:value-type="float" office:value="34919.1812088867" calcext:value-type="float">
            <text:p>34919.2</text:p>
          </table:table-cell>
          <table:table-cell office:value-type="float" office:value="32499" calcext:value-type="float">
            <text:p>324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32599" calcext:value-type="float">
            <text:p>325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28]/56399*60599" office:value-type="float" office:value="35026.6281494353" calcext:value-type="float">
            <text:p>35026.6</text:p>
          </table:table-cell>
          <table:table-cell office:value-type="float" office:value="32599" calcext:value-type="float">
            <text:p>325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2699" calcext:value-type="float">
            <text:p>326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29]/56399*60599" office:value-type="float" office:value="35134.0750899839" calcext:value-type="float">
            <text:p>35134.1</text:p>
          </table:table-cell>
          <table:table-cell office:value-type="float" office:value="32699" calcext:value-type="float">
            <text:p>326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2799" calcext:value-type="float">
            <text:p>327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30]/56399*60599" office:value-type="float" office:value="35241.5220305325" calcext:value-type="float">
            <text:p>35241.5</text:p>
          </table:table-cell>
          <table:table-cell office:value-type="float" office:value="32799" calcext:value-type="float">
            <text:p>327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2899" calcext:value-type="float">
            <text:p>328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31]/56399*60599" office:value-type="float" office:value="35348.968971081" calcext:value-type="float">
            <text:p>35349.0</text:p>
          </table:table-cell>
          <table:table-cell office:value-type="float" office:value="32899" calcext:value-type="float">
            <text:p>328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2999" calcext:value-type="float">
            <text:p>32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32]/56399*60599" office:value-type="float" office:value="35456.4159116296" calcext:value-type="float">
            <text:p>35456.4</text:p>
          </table:table-cell>
          <table:table-cell office:value-type="float" office:value="32999" calcext:value-type="float">
            <text:p>329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3099" calcext:value-type="float">
            <text:p>330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office:value-type="float" office:value="45" calcext:value-type="float">
            <text:p>45</text:p>
          </table:table-cell>
          <table:table-cell table:formula="of:=[.F333]/56399*60599" office:value-type="float" office:value="35563.8628521782" calcext:value-type="float">
            <text:p>35563.9</text:p>
          </table:table-cell>
          <table:table-cell office:value-type="float" office:value="33099" calcext:value-type="float">
            <text:p>330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3199" calcext:value-type="float">
            <text:p>33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34]/56399*60599" office:value-type="float" office:value="35671.3097927268" calcext:value-type="float">
            <text:p>35671.3</text:p>
          </table:table-cell>
          <table:table-cell office:value-type="float" office:value="33199" calcext:value-type="float">
            <text:p>331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3299" calcext:value-type="float">
            <text:p>332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35]/56399*60599" office:value-type="float" office:value="35778.7567332754" calcext:value-type="float">
            <text:p>35778.8</text:p>
          </table:table-cell>
          <table:table-cell office:value-type="float" office:value="33299" calcext:value-type="float">
            <text:p>332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3399" calcext:value-type="float">
            <text:p>33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36]/56399*60599" office:value-type="float" office:value="35886.203673824" calcext:value-type="float">
            <text:p>35886.2</text:p>
          </table:table-cell>
          <table:table-cell office:value-type="float" office:value="33399" calcext:value-type="float">
            <text:p>333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3499" calcext:value-type="float">
            <text:p>334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337]/56399*60599" office:value-type="float" office:value="35993.6506143726" calcext:value-type="float">
            <text:p>35993.7</text:p>
          </table:table-cell>
          <table:table-cell office:value-type="float" office:value="33499" calcext:value-type="float">
            <text:p>334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3599" calcext:value-type="float">
            <text:p>335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38]/56399*60599" office:value-type="float" office:value="36101.0975549212" calcext:value-type="float">
            <text:p>36101.1</text:p>
          </table:table-cell>
          <table:table-cell office:value-type="float" office:value="33599" calcext:value-type="float">
            <text:p>335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3699" calcext:value-type="float">
            <text:p>336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339]/56399*60599" office:value-type="float" office:value="36208.5444954698" calcext:value-type="float">
            <text:p>36208.5</text:p>
          </table:table-cell>
          <table:table-cell office:value-type="float" office:value="33699" calcext:value-type="float">
            <text:p>336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3799" calcext:value-type="float">
            <text:p>337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40]/56399*60599" office:value-type="float" office:value="36315.9914360184" calcext:value-type="float">
            <text:p>36316.0</text:p>
          </table:table-cell>
          <table:table-cell office:value-type="float" office:value="33799" calcext:value-type="float">
            <text:p>337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3899" calcext:value-type="float">
            <text:p>338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41]/56399*60599" office:value-type="float" office:value="36423.438376567" calcext:value-type="float">
            <text:p>36423.4</text:p>
          </table:table-cell>
          <table:table-cell office:value-type="float" office:value="33899" calcext:value-type="float">
            <text:p>338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3999" calcext:value-type="float">
            <text:p>339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42]/56399*60599" office:value-type="float" office:value="36530.8853171156" calcext:value-type="float">
            <text:p>36530.9</text:p>
          </table:table-cell>
          <table:table-cell office:value-type="float" office:value="33999" calcext:value-type="float">
            <text:p>339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4099" calcext:value-type="float">
            <text:p>340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43]/56399*60599" office:value-type="float" office:value="36638.3322576641" calcext:value-type="float">
            <text:p>36638.3</text:p>
          </table:table-cell>
          <table:table-cell office:value-type="float" office:value="34099" calcext:value-type="float">
            <text:p>340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4199" calcext:value-type="float">
            <text:p>341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44]/56399*60599" office:value-type="float" office:value="36745.7791982127" calcext:value-type="float">
            <text:p>36745.8</text:p>
          </table:table-cell>
          <table:table-cell office:value-type="float" office:value="34199" calcext:value-type="float">
            <text:p>341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4299" calcext:value-type="float">
            <text:p>342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45]/56399*60599" office:value-type="float" office:value="36853.2261387613" calcext:value-type="float">
            <text:p>36853.2</text:p>
          </table:table-cell>
          <table:table-cell office:value-type="float" office:value="34299" calcext:value-type="float">
            <text:p>342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4399" calcext:value-type="float">
            <text:p>343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46]/56399*60599" office:value-type="float" office:value="36960.6730793099" calcext:value-type="float">
            <text:p>36960.7</text:p>
          </table:table-cell>
          <table:table-cell office:value-type="float" office:value="34399" calcext:value-type="float">
            <text:p>343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4499" calcext:value-type="float">
            <text:p>344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347]/56399*60599" office:value-type="float" office:value="37068.1200198585" calcext:value-type="float">
            <text:p>37068.1</text:p>
          </table:table-cell>
          <table:table-cell office:value-type="float" office:value="34499" calcext:value-type="float">
            <text:p>344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4599" calcext:value-type="float">
            <text:p>345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48]/56399*60599" office:value-type="float" office:value="37175.5669604071" calcext:value-type="float">
            <text:p>37175.6</text:p>
          </table:table-cell>
          <table:table-cell office:value-type="float" office:value="34599" calcext:value-type="float">
            <text:p>345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4699" calcext:value-type="float">
            <text:p>346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49]/56399*60599" office:value-type="float" office:value="37283.0139009557" calcext:value-type="float">
            <text:p>37283.0</text:p>
          </table:table-cell>
          <table:table-cell office:value-type="float" office:value="34699" calcext:value-type="float">
            <text:p>346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4799" calcext:value-type="float">
            <text:p>347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50]/56399*60599" office:value-type="float" office:value="37390.4608415043" calcext:value-type="float">
            <text:p>37390.5</text:p>
          </table:table-cell>
          <table:table-cell office:value-type="float" office:value="34799" calcext:value-type="float">
            <text:p>347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4899" calcext:value-type="float">
            <text:p>348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51]/56399*60599" office:value-type="float" office:value="37497.9077820529" calcext:value-type="float">
            <text:p>37497.9</text:p>
          </table:table-cell>
          <table:table-cell office:value-type="float" office:value="34899" calcext:value-type="float">
            <text:p>348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4999" calcext:value-type="float">
            <text:p>349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52]/56399*60599" office:value-type="float" office:value="37605.3547226015" calcext:value-type="float">
            <text:p>37605.4</text:p>
          </table:table-cell>
          <table:table-cell office:value-type="float" office:value="34999" calcext:value-type="float">
            <text:p>349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5099" calcext:value-type="float">
            <text:p>350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53]/56399*60599" office:value-type="float" office:value="37712.80166315" calcext:value-type="float">
            <text:p>37712.8</text:p>
          </table:table-cell>
          <table:table-cell office:value-type="float" office:value="35099" calcext:value-type="float">
            <text:p>350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5199" calcext:value-type="float">
            <text:p>351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54]/56399*60599" office:value-type="float" office:value="37820.2486036987" calcext:value-type="float">
            <text:p>37820.2</text:p>
          </table:table-cell>
          <table:table-cell office:value-type="float" office:value="35199" calcext:value-type="float">
            <text:p>351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5299" calcext:value-type="float">
            <text:p>352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55]/56399*60599" office:value-type="float" office:value="37927.6955442472" calcext:value-type="float">
            <text:p>37927.7</text:p>
          </table:table-cell>
          <table:table-cell office:value-type="float" office:value="35299" calcext:value-type="float">
            <text:p>352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5399" calcext:value-type="float">
            <text:p>353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56]/56399*60599" office:value-type="float" office:value="38035.1424847958" calcext:value-type="float">
            <text:p>38035.1</text:p>
          </table:table-cell>
          <table:table-cell office:value-type="float" office:value="35399" calcext:value-type="float">
            <text:p>353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5499" calcext:value-type="float">
            <text:p>354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57]/56399*60599" office:value-type="float" office:value="38142.5894253444" calcext:value-type="float">
            <text:p>38142.6</text:p>
          </table:table-cell>
          <table:table-cell office:value-type="float" office:value="35499" calcext:value-type="float">
            <text:p>354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5599" calcext:value-type="float">
            <text:p>355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58]/56399*60599" office:value-type="float" office:value="38250.036365893" calcext:value-type="float">
            <text:p>38250.0</text:p>
          </table:table-cell>
          <table:table-cell office:value-type="float" office:value="35599" calcext:value-type="float">
            <text:p>355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2">
          <table:table-cell office:value-type="float" office:value="35699" calcext:value-type="float">
            <text:p>356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59]/56399*60599" office:value-type="float" office:value="38357.4833064416" calcext:value-type="float">
            <text:p>38357.5</text:p>
          </table:table-cell>
          <table:table-cell office:value-type="float" office:value="35699" calcext:value-type="float">
            <text:p>356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5799" calcext:value-type="float">
            <text:p>357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60]/56399*60599" office:value-type="float" office:value="38464.9302469902" calcext:value-type="float">
            <text:p>38464.9</text:p>
          </table:table-cell>
          <table:table-cell office:value-type="float" office:value="35799" calcext:value-type="float">
            <text:p>357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5899" calcext:value-type="float">
            <text:p>358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office:value-type="float" office:value="40" calcext:value-type="float">
            <text:p>40</text:p>
          </table:table-cell>
          <table:table-cell table:formula="of:=[.F361]/56399*60599" office:value-type="float" office:value="38572.3771875388" calcext:value-type="float">
            <text:p>38572.4</text:p>
          </table:table-cell>
          <table:table-cell office:value-type="float" office:value="35899" calcext:value-type="float">
            <text:p>358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5999" calcext:value-type="float">
            <text:p>359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62]/56399*60599" office:value-type="float" office:value="38679.8241280874" calcext:value-type="float">
            <text:p>38679.8</text:p>
          </table:table-cell>
          <table:table-cell office:value-type="float" office:value="35999" calcext:value-type="float">
            <text:p>359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6099" calcext:value-type="float">
            <text:p>360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63]/56399*60599" office:value-type="float" office:value="38787.271068636" calcext:value-type="float">
            <text:p>38787.3</text:p>
          </table:table-cell>
          <table:table-cell office:value-type="float" office:value="36099" calcext:value-type="float">
            <text:p>360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6199" calcext:value-type="float">
            <text:p>361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64]/56399*60599" office:value-type="float" office:value="38894.7180091846" calcext:value-type="float">
            <text:p>38894.7</text:p>
          </table:table-cell>
          <table:table-cell office:value-type="float" office:value="36199" calcext:value-type="float">
            <text:p>361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36299" calcext:value-type="float">
            <text:p>362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65]/56399*60599" office:value-type="float" office:value="39002.1649497331" calcext:value-type="float">
            <text:p>39002.2</text:p>
          </table:table-cell>
          <table:table-cell office:value-type="float" office:value="36299" calcext:value-type="float">
            <text:p>362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6399" calcext:value-type="float">
            <text:p>363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66]/56399*60599" office:value-type="float" office:value="39109.6118902817" calcext:value-type="float">
            <text:p>39109.6</text:p>
          </table:table-cell>
          <table:table-cell office:value-type="float" office:value="36399" calcext:value-type="float">
            <text:p>363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6499" calcext:value-type="float">
            <text:p>364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67]/56399*60599" office:value-type="float" office:value="39217.0588308303" calcext:value-type="float">
            <text:p>39217.1</text:p>
          </table:table-cell>
          <table:table-cell office:value-type="float" office:value="36499" calcext:value-type="float">
            <text:p>364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6599" calcext:value-type="float">
            <text:p>365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68]/56399*60599" office:value-type="float" office:value="39324.5057713789" calcext:value-type="float">
            <text:p>39324.5</text:p>
          </table:table-cell>
          <table:table-cell office:value-type="float" office:value="36599" calcext:value-type="float">
            <text:p>365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6699" calcext:value-type="float">
            <text:p>366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69]/56399*60599" office:value-type="float" office:value="39431.9527119275" calcext:value-type="float">
            <text:p>39432.0</text:p>
          </table:table-cell>
          <table:table-cell office:value-type="float" office:value="36699" calcext:value-type="float">
            <text:p>366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6799" calcext:value-type="float">
            <text:p>367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70]/56399*60599" office:value-type="float" office:value="39539.3996524761" calcext:value-type="float">
            <text:p>39539.4</text:p>
          </table:table-cell>
          <table:table-cell office:value-type="float" office:value="36799" calcext:value-type="float">
            <text:p>367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6899" calcext:value-type="float">
            <text:p>368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71]/56399*60599" office:value-type="float" office:value="39646.8465930247" calcext:value-type="float">
            <text:p>39646.8</text:p>
          </table:table-cell>
          <table:table-cell office:value-type="float" office:value="36899" calcext:value-type="float">
            <text:p>368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6999" calcext:value-type="float">
            <text:p>369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72]/56399*60599" office:value-type="float" office:value="39754.2935335733" calcext:value-type="float">
            <text:p>39754.3</text:p>
          </table:table-cell>
          <table:table-cell office:value-type="float" office:value="36999" calcext:value-type="float">
            <text:p>369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7099" calcext:value-type="float">
            <text:p>370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73]/56399*60599" office:value-type="float" office:value="39861.7404741219" calcext:value-type="float">
            <text:p>39861.7</text:p>
          </table:table-cell>
          <table:table-cell office:value-type="float" office:value="37099" calcext:value-type="float">
            <text:p>370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7199" calcext:value-type="float">
            <text:p>371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74]/56399*60599" office:value-type="float" office:value="39969.1874146705" calcext:value-type="float">
            <text:p>39969.2</text:p>
          </table:table-cell>
          <table:table-cell office:value-type="float" office:value="37199" calcext:value-type="float">
            <text:p>371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7299" calcext:value-type="float">
            <text:p>372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75]/56399*60599" office:value-type="float" office:value="40076.6343552191" calcext:value-type="float">
            <text:p>40076.6</text:p>
          </table:table-cell>
          <table:table-cell office:value-type="float" office:value="37299" calcext:value-type="float">
            <text:p>372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7399" calcext:value-type="float">
            <text:p>373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76]/56399*60599" office:value-type="float" office:value="40184.0812957677" calcext:value-type="float">
            <text:p>40184.1</text:p>
          </table:table-cell>
          <table:table-cell office:value-type="float" office:value="37399" calcext:value-type="float">
            <text:p>373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7499" calcext:value-type="float">
            <text:p>374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77]/56399*60599" office:value-type="float" office:value="40291.5282363163" calcext:value-type="float">
            <text:p>40291.5</text:p>
          </table:table-cell>
          <table:table-cell office:value-type="float" office:value="37499" calcext:value-type="float">
            <text:p>374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7599" calcext:value-type="float">
            <text:p>375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78]/56399*60599" office:value-type="float" office:value="40398.9751768648" calcext:value-type="float">
            <text:p>40399.0</text:p>
          </table:table-cell>
          <table:table-cell office:value-type="float" office:value="37599" calcext:value-type="float">
            <text:p>375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7699" calcext:value-type="float">
            <text:p>376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79]/56399*60599" office:value-type="float" office:value="40506.4221174134" calcext:value-type="float">
            <text:p>40506.4</text:p>
          </table:table-cell>
          <table:table-cell office:value-type="float" office:value="37699" calcext:value-type="float">
            <text:p>376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7799" calcext:value-type="float">
            <text:p>377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80]/56399*60599" office:value-type="float" office:value="40613.869057962" calcext:value-type="float">
            <text:p>40613.9</text:p>
          </table:table-cell>
          <table:table-cell office:value-type="float" office:value="37799" calcext:value-type="float">
            <text:p>377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7899" calcext:value-type="float">
            <text:p>378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381]/56399*60599" office:value-type="float" office:value="40721.3159985106" calcext:value-type="float">
            <text:p>40721.3</text:p>
          </table:table-cell>
          <table:table-cell office:value-type="float" office:value="37899" calcext:value-type="float">
            <text:p>378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7999" calcext:value-type="float">
            <text:p>379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82]/56399*60599" office:value-type="float" office:value="40828.7629390592" calcext:value-type="float">
            <text:p>40828.8</text:p>
          </table:table-cell>
          <table:table-cell office:value-type="float" office:value="37999" calcext:value-type="float">
            <text:p>379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8099" calcext:value-type="float">
            <text:p>380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83]/56399*60599" office:value-type="float" office:value="40936.2098796078" calcext:value-type="float">
            <text:p>40936.2</text:p>
          </table:table-cell>
          <table:table-cell office:value-type="float" office:value="38099" calcext:value-type="float">
            <text:p>380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8199" calcext:value-type="float">
            <text:p>381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84]/56399*60599" office:value-type="float" office:value="41043.6568201564" calcext:value-type="float">
            <text:p>41043.7</text:p>
          </table:table-cell>
          <table:table-cell office:value-type="float" office:value="38199" calcext:value-type="float">
            <text:p>381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8299" calcext:value-type="float">
            <text:p>382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85]/56399*60599" office:value-type="float" office:value="41151.103760705" calcext:value-type="float">
            <text:p>41151.1</text:p>
          </table:table-cell>
          <table:table-cell office:value-type="float" office:value="38299" calcext:value-type="float">
            <text:p>382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8399" calcext:value-type="float">
            <text:p>383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86]/56399*60599" office:value-type="float" office:value="41258.5507012536" calcext:value-type="float">
            <text:p>41258.6</text:p>
          </table:table-cell>
          <table:table-cell office:value-type="float" office:value="38399" calcext:value-type="float">
            <text:p>383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8499" calcext:value-type="float">
            <text:p>384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87]/56399*60599" office:value-type="float" office:value="41365.9976418022" calcext:value-type="float">
            <text:p>41366.0</text:p>
          </table:table-cell>
          <table:table-cell office:value-type="float" office:value="38499" calcext:value-type="float">
            <text:p>384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8599" calcext:value-type="float">
            <text:p>385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88]/56399*60599" office:value-type="float" office:value="41473.4445823508" calcext:value-type="float">
            <text:p>41473.4</text:p>
          </table:table-cell>
          <table:table-cell office:value-type="float" office:value="38599" calcext:value-type="float">
            <text:p>385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8699" calcext:value-type="float">
            <text:p>386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89]/56399*60599" office:value-type="float" office:value="41580.8915228993" calcext:value-type="float">
            <text:p>41580.9</text:p>
          </table:table-cell>
          <table:table-cell office:value-type="float" office:value="38699" calcext:value-type="float">
            <text:p>386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2">
          <table:table-cell office:value-type="float" office:value="38799" calcext:value-type="float">
            <text:p>387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90]/56399*60599" office:value-type="float" office:value="41688.3384634479" calcext:value-type="float">
            <text:p>41688.3</text:p>
          </table:table-cell>
          <table:table-cell office:value-type="float" office:value="38799" calcext:value-type="float">
            <text:p>38799</text:p>
          </table:table-cell>
          <table:table-cell office:value-type="float" office:value="3.6" calcext:value-type="float">
            <text:p>3.6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2">
          <table:table-cell office:value-type="float" office:value="38899" calcext:value-type="float">
            <text:p>388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91]/56399*60599" office:value-type="float" office:value="41795.7854039965" calcext:value-type="float">
            <text:p>41795.8</text:p>
          </table:table-cell>
          <table:table-cell office:value-type="float" office:value="38899" calcext:value-type="float">
            <text:p>38899</text:p>
          </table:table-cell>
          <table:table-cell office:value-type="float" office:value="3.6" calcext:value-type="float">
            <text:p>3.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8999" calcext:value-type="float">
            <text:p>389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92]/56399*60599" office:value-type="float" office:value="41903.2323445451" calcext:value-type="float">
            <text:p>41903.2</text:p>
          </table:table-cell>
          <table:table-cell office:value-type="float" office:value="38999" calcext:value-type="float">
            <text:p>389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9099" calcext:value-type="float">
            <text:p>390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office:value-type="float" office:value="35" calcext:value-type="float">
            <text:p>35</text:p>
          </table:table-cell>
          <table:table-cell table:formula="of:=[.F393]/56399*60599" office:value-type="float" office:value="42010.6792850937" calcext:value-type="float">
            <text:p>42010.7</text:p>
          </table:table-cell>
          <table:table-cell office:value-type="float" office:value="39099" calcext:value-type="float">
            <text:p>390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9199" calcext:value-type="float">
            <text:p>391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94]/56399*60599" office:value-type="float" office:value="42118.1262256423" calcext:value-type="float">
            <text:p>42118.1</text:p>
          </table:table-cell>
          <table:table-cell office:value-type="float" office:value="39199" calcext:value-type="float">
            <text:p>39199</text:p>
          </table:table-cell>
          <table:table-cell office:value-type="float" office:value="3.6" calcext:value-type="float">
            <text:p>3.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9299" calcext:value-type="float">
            <text:p>392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395]/56399*60599" office:value-type="float" office:value="42225.5731661909" calcext:value-type="float">
            <text:p>42225.6</text:p>
          </table:table-cell>
          <table:table-cell office:value-type="float" office:value="39299" calcext:value-type="float">
            <text:p>39299</text:p>
          </table:table-cell>
          <table:table-cell office:value-type="float" office:value="3.6" calcext:value-type="float">
            <text:p>3.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9399" calcext:value-type="float">
            <text:p>393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96]/56399*60599" office:value-type="float" office:value="42333.0201067395" calcext:value-type="float">
            <text:p>42333.0</text:p>
          </table:table-cell>
          <table:table-cell office:value-type="float" office:value="39399" calcext:value-type="float">
            <text:p>39399</text:p>
          </table:table-cell>
          <table:table-cell office:value-type="float" office:value="3.6" calcext:value-type="float">
            <text:p>3.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9499" calcext:value-type="float">
            <text:p>394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397]/56399*60599" office:value-type="float" office:value="42440.4670472881" calcext:value-type="float">
            <text:p>42440.5</text:p>
          </table:table-cell>
          <table:table-cell office:value-type="float" office:value="39499" calcext:value-type="float">
            <text:p>39499</text:p>
          </table:table-cell>
          <table:table-cell office:value-type="float" office:value="3.6" calcext:value-type="float">
            <text:p>3.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9599" calcext:value-type="float">
            <text:p>395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98]/56399*60599" office:value-type="float" office:value="42547.9139878367" calcext:value-type="float">
            <text:p>42547.9</text:p>
          </table:table-cell>
          <table:table-cell office:value-type="float" office:value="39599" calcext:value-type="float">
            <text:p>39599</text:p>
          </table:table-cell>
          <table:table-cell office:value-type="float" office:value="3.6" calcext:value-type="float">
            <text:p>3.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39699" calcext:value-type="float">
            <text:p>396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399]/56399*60599" office:value-type="float" office:value="42655.3609283853" calcext:value-type="float">
            <text:p>42655.4</text:p>
          </table:table-cell>
          <table:table-cell office:value-type="float" office:value="39699" calcext:value-type="float">
            <text:p>396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9799" calcext:value-type="float">
            <text:p>39799</text:p>
          </table:table-cell>
          <table:table-cell office:value-type="float" office:value="3.62" calcext:value-type="float">
            <text:p>3.6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400]/56399*60599" office:value-type="float" office:value="42762.8078689338" calcext:value-type="float">
            <text:p>42762.8</text:p>
          </table:table-cell>
          <table:table-cell office:value-type="float" office:value="39799" calcext:value-type="float">
            <text:p>397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9899" calcext:value-type="float">
            <text:p>398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01]/56399*60599" office:value-type="float" office:value="42870.2548094824" calcext:value-type="float">
            <text:p>42870.3</text:p>
          </table:table-cell>
          <table:table-cell office:value-type="float" office:value="39899" calcext:value-type="float">
            <text:p>398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39999" calcext:value-type="float">
            <text:p>399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02]/56399*60599" office:value-type="float" office:value="42977.701750031" calcext:value-type="float">
            <text:p>42977.7</text:p>
          </table:table-cell>
          <table:table-cell office:value-type="float" office:value="39999" calcext:value-type="float">
            <text:p>39999</text:p>
          </table:table-cell>
          <table:table-cell office:value-type="float" office:value="3.6" calcext:value-type="float">
            <text:p>3.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0099" calcext:value-type="float">
            <text:p>400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03]/56399*60599" office:value-type="float" office:value="43085.1486905796" calcext:value-type="float">
            <text:p>43085.1</text:p>
          </table:table-cell>
          <table:table-cell office:value-type="float" office:value="40099" calcext:value-type="float">
            <text:p>400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0199" calcext:value-type="float">
            <text:p>401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04]/56399*60599" office:value-type="float" office:value="43192.5956311282" calcext:value-type="float">
            <text:p>43192.6</text:p>
          </table:table-cell>
          <table:table-cell office:value-type="float" office:value="40199" calcext:value-type="float">
            <text:p>401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0299" calcext:value-type="float">
            <text:p>402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05]/56399*60599" office:value-type="float" office:value="43300.0425716768" calcext:value-type="float">
            <text:p>43300.0</text:p>
          </table:table-cell>
          <table:table-cell office:value-type="float" office:value="40299" calcext:value-type="float">
            <text:p>402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0399" calcext:value-type="float">
            <text:p>403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06]/56399*60599" office:value-type="float" office:value="43407.4895122254" calcext:value-type="float">
            <text:p>43407.5</text:p>
          </table:table-cell>
          <table:table-cell office:value-type="float" office:value="40399" calcext:value-type="float">
            <text:p>403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0499" calcext:value-type="float">
            <text:p>404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07]/56399*60599" office:value-type="float" office:value="43514.936452774" calcext:value-type="float">
            <text:p>43514.9</text:p>
          </table:table-cell>
          <table:table-cell office:value-type="float" office:value="40499" calcext:value-type="float">
            <text:p>404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0599" calcext:value-type="float">
            <text:p>405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08]/56399*60599" office:value-type="float" office:value="43622.3833933226" calcext:value-type="float">
            <text:p>43622.4</text:p>
          </table:table-cell>
          <table:table-cell office:value-type="float" office:value="40599" calcext:value-type="float">
            <text:p>405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0699" calcext:value-type="float">
            <text:p>406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09]/56399*60599" office:value-type="float" office:value="43729.8303338712" calcext:value-type="float">
            <text:p>43729.8</text:p>
          </table:table-cell>
          <table:table-cell office:value-type="float" office:value="40699" calcext:value-type="float">
            <text:p>406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0799" calcext:value-type="float">
            <text:p>407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410]/56399*60599" office:value-type="float" office:value="43837.2772744198" calcext:value-type="float">
            <text:p>43837.3</text:p>
          </table:table-cell>
          <table:table-cell office:value-type="float" office:value="40799" calcext:value-type="float">
            <text:p>407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0899" calcext:value-type="float">
            <text:p>408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11]/56399*60599" office:value-type="float" office:value="43944.7242149684" calcext:value-type="float">
            <text:p>43944.7</text:p>
          </table:table-cell>
          <table:table-cell office:value-type="float" office:value="40899" calcext:value-type="float">
            <text:p>408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0999" calcext:value-type="float">
            <text:p>409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12]/56399*60599" office:value-type="float" office:value="44052.1711555169" calcext:value-type="float">
            <text:p>44052.2</text:p>
          </table:table-cell>
          <table:table-cell office:value-type="float" office:value="40999" calcext:value-type="float">
            <text:p>409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1099" calcext:value-type="float">
            <text:p>410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13]/56399*60599" office:value-type="float" office:value="44159.6180960655" calcext:value-type="float">
            <text:p>44159.6</text:p>
          </table:table-cell>
          <table:table-cell office:value-type="float" office:value="41099" calcext:value-type="float">
            <text:p>410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1199" calcext:value-type="float">
            <text:p>411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14]/56399*60599" office:value-type="float" office:value="44267.0650366141" calcext:value-type="float">
            <text:p>44267.1</text:p>
          </table:table-cell>
          <table:table-cell office:value-type="float" office:value="41199" calcext:value-type="float">
            <text:p>411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1299" calcext:value-type="float">
            <text:p>4129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15]/56399*60599" office:value-type="float" office:value="44374.5119771627" calcext:value-type="float">
            <text:p>44374.5</text:p>
          </table:table-cell>
          <table:table-cell office:value-type="float" office:value="41299" calcext:value-type="float">
            <text:p>412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1399" calcext:value-type="float">
            <text:p>413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16]/56399*60599" office:value-type="float" office:value="44481.9589177113" calcext:value-type="float">
            <text:p>44482.0</text:p>
          </table:table-cell>
          <table:table-cell office:value-type="float" office:value="41399" calcext:value-type="float">
            <text:p>413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1499" calcext:value-type="float">
            <text:p>4149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17]/56399*60599" office:value-type="float" office:value="44589.4058582599" calcext:value-type="float">
            <text:p>44589.4</text:p>
          </table:table-cell>
          <table:table-cell office:value-type="float" office:value="41499" calcext:value-type="float">
            <text:p>414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1599" calcext:value-type="float">
            <text:p>415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18]/56399*60599" office:value-type="float" office:value="44696.8527988085" calcext:value-type="float">
            <text:p>44696.9</text:p>
          </table:table-cell>
          <table:table-cell office:value-type="float" office:value="41599" calcext:value-type="float">
            <text:p>415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1699" calcext:value-type="float">
            <text:p>416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office:value-type="float" office:value="30" calcext:value-type="float">
            <text:p>30</text:p>
          </table:table-cell>
          <table:table-cell table:formula="of:=[.F419]/56399*60599" office:value-type="float" office:value="44804.2997393571" calcext:value-type="float">
            <text:p>44804.3</text:p>
          </table:table-cell>
          <table:table-cell office:value-type="float" office:value="41699" calcext:value-type="float">
            <text:p>416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1799" calcext:value-type="float">
            <text:p>417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20]/56399*60599" office:value-type="float" office:value="44911.7466799057" calcext:value-type="float">
            <text:p>44911.7</text:p>
          </table:table-cell>
          <table:table-cell office:value-type="float" office:value="41799" calcext:value-type="float">
            <text:p>417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2">
          <table:table-cell office:value-type="float" office:value="41899" calcext:value-type="float">
            <text:p>418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421]/56399*60599" office:value-type="float" office:value="45019.1936204543" calcext:value-type="float">
            <text:p>45019.2</text:p>
          </table:table-cell>
          <table:table-cell office:value-type="float" office:value="41899" calcext:value-type="float">
            <text:p>418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1999" calcext:value-type="float">
            <text:p>419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22]/56399*60599" office:value-type="float" office:value="45126.6405610029" calcext:value-type="float">
            <text:p>45126.6</text:p>
          </table:table-cell>
          <table:table-cell office:value-type="float" office:value="41999" calcext:value-type="float">
            <text:p>419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2099" calcext:value-type="float">
            <text:p>420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23]/56399*60599" office:value-type="float" office:value="45234.0875015515" calcext:value-type="float">
            <text:p>45234.1</text:p>
          </table:table-cell>
          <table:table-cell office:value-type="float" office:value="42099" calcext:value-type="float">
            <text:p>420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2199" calcext:value-type="float">
            <text:p>421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24]/56399*60599" office:value-type="float" office:value="45341.5344421" calcext:value-type="float">
            <text:p>45341.5</text:p>
          </table:table-cell>
          <table:table-cell office:value-type="float" office:value="42199" calcext:value-type="float">
            <text:p>421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2299" calcext:value-type="float">
            <text:p>422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25]/56399*60599" office:value-type="float" office:value="45448.9813826486" calcext:value-type="float">
            <text:p>45449.0</text:p>
          </table:table-cell>
          <table:table-cell office:value-type="float" office:value="42299" calcext:value-type="float">
            <text:p>422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2399" calcext:value-type="float">
            <text:p>423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426]/56399*60599" office:value-type="float" office:value="45556.4283231972" calcext:value-type="float">
            <text:p>45556.4</text:p>
          </table:table-cell>
          <table:table-cell office:value-type="float" office:value="42399" calcext:value-type="float">
            <text:p>423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2499" calcext:value-type="float">
            <text:p>424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27]/56399*60599" office:value-type="float" office:value="45663.8752637458" calcext:value-type="float">
            <text:p>45663.9</text:p>
          </table:table-cell>
          <table:table-cell office:value-type="float" office:value="42499" calcext:value-type="float">
            <text:p>424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2599" calcext:value-type="float">
            <text:p>425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28]/56399*60599" office:value-type="float" office:value="45771.3222042944" calcext:value-type="float">
            <text:p>45771.3</text:p>
          </table:table-cell>
          <table:table-cell office:value-type="float" office:value="42599" calcext:value-type="float">
            <text:p>425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2699" calcext:value-type="float">
            <text:p>426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29]/56399*60599" office:value-type="float" office:value="45878.769144843" calcext:value-type="float">
            <text:p>45878.8</text:p>
          </table:table-cell>
          <table:table-cell office:value-type="float" office:value="42699" calcext:value-type="float">
            <text:p>426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2799" calcext:value-type="float">
            <text:p>427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30]/56399*60599" office:value-type="float" office:value="45986.2160853916" calcext:value-type="float">
            <text:p>45986.2</text:p>
          </table:table-cell>
          <table:table-cell office:value-type="float" office:value="42799" calcext:value-type="float">
            <text:p>427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2899" calcext:value-type="float">
            <text:p>428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31]/56399*60599" office:value-type="float" office:value="46093.6630259402" calcext:value-type="float">
            <text:p>46093.7</text:p>
          </table:table-cell>
          <table:table-cell office:value-type="float" office:value="42899" calcext:value-type="float">
            <text:p>428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2999" calcext:value-type="float">
            <text:p>429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32]/56399*60599" office:value-type="float" office:value="46201.1099664888" calcext:value-type="float">
            <text:p>46201.1</text:p>
          </table:table-cell>
          <table:table-cell office:value-type="float" office:value="42999" calcext:value-type="float">
            <text:p>429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3099" calcext:value-type="float">
            <text:p>430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33]/56399*60599" office:value-type="float" office:value="46308.5569070374" calcext:value-type="float">
            <text:p>46308.6</text:p>
          </table:table-cell>
          <table:table-cell office:value-type="float" office:value="43099" calcext:value-type="float">
            <text:p>430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3199" calcext:value-type="float">
            <text:p>431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34]/56399*60599" office:value-type="float" office:value="46416.003847586" calcext:value-type="float">
            <text:p>46416.0</text:p>
          </table:table-cell>
          <table:table-cell office:value-type="float" office:value="43199" calcext:value-type="float">
            <text:p>431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43299" calcext:value-type="float">
            <text:p>432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35]/56399*60599" office:value-type="float" office:value="46523.4507881345" calcext:value-type="float">
            <text:p>46523.5</text:p>
          </table:table-cell>
          <table:table-cell office:value-type="float" office:value="43299" calcext:value-type="float">
            <text:p>432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3399" calcext:value-type="float">
            <text:p>433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36]/56399*60599" office:value-type="float" office:value="46630.8977286831" calcext:value-type="float">
            <text:p>46630.9</text:p>
          </table:table-cell>
          <table:table-cell office:value-type="float" office:value="43399" calcext:value-type="float">
            <text:p>433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3499" calcext:value-type="float">
            <text:p>434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37]/56399*60599" office:value-type="float" office:value="46738.3446692317" calcext:value-type="float">
            <text:p>46738.3</text:p>
          </table:table-cell>
          <table:table-cell office:value-type="float" office:value="43499" calcext:value-type="float">
            <text:p>434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3599" calcext:value-type="float">
            <text:p>435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438]/56399*60599" office:value-type="float" office:value="46845.7916097803" calcext:value-type="float">
            <text:p>46845.8</text:p>
          </table:table-cell>
          <table:table-cell office:value-type="float" office:value="43599" calcext:value-type="float">
            <text:p>435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3699" calcext:value-type="float">
            <text:p>436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39]/56399*60599" office:value-type="float" office:value="46953.2385503289" calcext:value-type="float">
            <text:p>46953.2</text:p>
          </table:table-cell>
          <table:table-cell office:value-type="float" office:value="43699" calcext:value-type="float">
            <text:p>436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3799" calcext:value-type="float">
            <text:p>437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40]/56399*60599" office:value-type="float" office:value="47060.6854908775" calcext:value-type="float">
            <text:p>47060.7</text:p>
          </table:table-cell>
          <table:table-cell office:value-type="float" office:value="43799" calcext:value-type="float">
            <text:p>437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3899" calcext:value-type="float">
            <text:p>438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41]/56399*60599" office:value-type="float" office:value="47168.1324314261" calcext:value-type="float">
            <text:p>47168.1</text:p>
          </table:table-cell>
          <table:table-cell office:value-type="float" office:value="43899" calcext:value-type="float">
            <text:p>438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3999" calcext:value-type="float">
            <text:p>439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42]/56399*60599" office:value-type="float" office:value="47275.5793719747" calcext:value-type="float">
            <text:p>47275.6</text:p>
          </table:table-cell>
          <table:table-cell office:value-type="float" office:value="43999" calcext:value-type="float">
            <text:p>439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4099" calcext:value-type="float">
            <text:p>440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43]/56399*60599" office:value-type="float" office:value="47383.0263125233" calcext:value-type="float">
            <text:p>47383.0</text:p>
          </table:table-cell>
          <table:table-cell office:value-type="float" office:value="44099" calcext:value-type="float">
            <text:p>440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4199" calcext:value-type="float">
            <text:p>441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44]/56399*60599" office:value-type="float" office:value="47490.4732530719" calcext:value-type="float">
            <text:p>47490.5</text:p>
          </table:table-cell>
          <table:table-cell office:value-type="float" office:value="44199" calcext:value-type="float">
            <text:p>441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4299" calcext:value-type="float">
            <text:p>442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45]/56399*60599" office:value-type="float" office:value="47597.9201936205" calcext:value-type="float">
            <text:p>47597.9</text:p>
          </table:table-cell>
          <table:table-cell office:value-type="float" office:value="44299" calcext:value-type="float">
            <text:p>442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4399" calcext:value-type="float">
            <text:p>443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46]/56399*60599" office:value-type="float" office:value="47705.367134169" calcext:value-type="float">
            <text:p>47705.4</text:p>
          </table:table-cell>
          <table:table-cell office:value-type="float" office:value="44399" calcext:value-type="float">
            <text:p>443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44499" calcext:value-type="float">
            <text:p>444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47]/56399*60599" office:value-type="float" office:value="47812.8140747176" calcext:value-type="float">
            <text:p>47812.8</text:p>
          </table:table-cell>
          <table:table-cell office:value-type="float" office:value="44499" calcext:value-type="float">
            <text:p>444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4599" calcext:value-type="float">
            <text:p>445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48]/56399*60599" office:value-type="float" office:value="47920.2610152662" calcext:value-type="float">
            <text:p>47920.3</text:p>
          </table:table-cell>
          <table:table-cell office:value-type="float" office:value="44599" calcext:value-type="float">
            <text:p>445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4699" calcext:value-type="float">
            <text:p>446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49]/56399*60599" office:value-type="float" office:value="48027.7079558148" calcext:value-type="float">
            <text:p>48027.7</text:p>
          </table:table-cell>
          <table:table-cell office:value-type="float" office:value="44699" calcext:value-type="float">
            <text:p>446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4799" calcext:value-type="float">
            <text:p>447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50]/56399*60599" office:value-type="float" office:value="48135.1548963634" calcext:value-type="float">
            <text:p>48135.2</text:p>
          </table:table-cell>
          <table:table-cell office:value-type="float" office:value="44799" calcext:value-type="float">
            <text:p>447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4899" calcext:value-type="float">
            <text:p>448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51]/56399*60599" office:value-type="float" office:value="48242.601836912" calcext:value-type="float">
            <text:p>48242.6</text:p>
          </table:table-cell>
          <table:table-cell office:value-type="float" office:value="44899" calcext:value-type="float">
            <text:p>448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4999" calcext:value-type="float">
            <text:p>449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52]/56399*60599" office:value-type="float" office:value="48350.0487774606" calcext:value-type="float">
            <text:p>48350.0</text:p>
          </table:table-cell>
          <table:table-cell office:value-type="float" office:value="44999" calcext:value-type="float">
            <text:p>449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5099" calcext:value-type="float">
            <text:p>450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53]/56399*60599" office:value-type="float" office:value="48457.4957180092" calcext:value-type="float">
            <text:p>48457.5</text:p>
          </table:table-cell>
          <table:table-cell office:value-type="float" office:value="45099" calcext:value-type="float">
            <text:p>450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5199" calcext:value-type="float">
            <text:p>451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54]/56399*60599" office:value-type="float" office:value="48564.9426585578" calcext:value-type="float">
            <text:p>48564.9</text:p>
          </table:table-cell>
          <table:table-cell office:value-type="float" office:value="45199" calcext:value-type="float">
            <text:p>451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5299" calcext:value-type="float">
            <text:p>452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455]/56399*60599" office:value-type="float" office:value="48672.3895991064" calcext:value-type="float">
            <text:p>48672.4</text:p>
          </table:table-cell>
          <table:table-cell office:value-type="float" office:value="45299" calcext:value-type="float">
            <text:p>452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5399" calcext:value-type="float">
            <text:p>453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56]/56399*60599" office:value-type="float" office:value="48779.836539655" calcext:value-type="float">
            <text:p>48779.8</text:p>
          </table:table-cell>
          <table:table-cell office:value-type="float" office:value="45399" calcext:value-type="float">
            <text:p>453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5499" calcext:value-type="float">
            <text:p>454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office:value-type="float" office:value="25" calcext:value-type="float">
            <text:p>25</text:p>
          </table:table-cell>
          <table:table-cell table:formula="of:=[.F457]/56399*60599" office:value-type="float" office:value="48887.2834802036" calcext:value-type="float">
            <text:p>48887.3</text:p>
          </table:table-cell>
          <table:table-cell office:value-type="float" office:value="45499" calcext:value-type="float">
            <text:p>45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5599" calcext:value-type="float">
            <text:p>455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58]/56399*60599" office:value-type="float" office:value="48994.7304207521" calcext:value-type="float">
            <text:p>48994.7</text:p>
          </table:table-cell>
          <table:table-cell office:value-type="float" office:value="45599" calcext:value-type="float">
            <text:p>455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5699" calcext:value-type="float">
            <text:p>456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59]/56399*60599" office:value-type="float" office:value="49102.1773613007" calcext:value-type="float">
            <text:p>49102.2</text:p>
          </table:table-cell>
          <table:table-cell office:value-type="float" office:value="45699" calcext:value-type="float">
            <text:p>456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5799" calcext:value-type="float">
            <text:p>457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460]/56399*60599" office:value-type="float" office:value="49209.6243018493" calcext:value-type="float">
            <text:p>49209.6</text:p>
          </table:table-cell>
          <table:table-cell office:value-type="float" office:value="45799" calcext:value-type="float">
            <text:p>457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5899" calcext:value-type="float">
            <text:p>458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61]/56399*60599" office:value-type="float" office:value="49317.0712423979" calcext:value-type="float">
            <text:p>49317.1</text:p>
          </table:table-cell>
          <table:table-cell office:value-type="float" office:value="45899" calcext:value-type="float">
            <text:p>45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45999" calcext:value-type="float">
            <text:p>459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62]/56399*60599" office:value-type="float" office:value="49424.5181829465" calcext:value-type="float">
            <text:p>49424.5</text:p>
          </table:table-cell>
          <table:table-cell office:value-type="float" office:value="45999" calcext:value-type="float">
            <text:p>459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6099" calcext:value-type="float">
            <text:p>460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63]/56399*60599" office:value-type="float" office:value="49531.9651234951" calcext:value-type="float">
            <text:p>49532.0</text:p>
          </table:table-cell>
          <table:table-cell office:value-type="float" office:value="46099" calcext:value-type="float">
            <text:p>46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6199" calcext:value-type="float">
            <text:p>461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64]/56399*60599" office:value-type="float" office:value="49639.4120640437" calcext:value-type="float">
            <text:p>49639.4</text:p>
          </table:table-cell>
          <table:table-cell office:value-type="float" office:value="46199" calcext:value-type="float">
            <text:p>461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6299" calcext:value-type="float">
            <text:p>462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65]/56399*60599" office:value-type="float" office:value="49746.8590045923" calcext:value-type="float">
            <text:p>49746.9</text:p>
          </table:table-cell>
          <table:table-cell office:value-type="float" office:value="46299" calcext:value-type="float">
            <text:p>462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6399" calcext:value-type="float">
            <text:p>463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66]/56399*60599" office:value-type="float" office:value="49854.3059451409" calcext:value-type="float">
            <text:p>49854.3</text:p>
          </table:table-cell>
          <table:table-cell office:value-type="float" office:value="46399" calcext:value-type="float">
            <text:p>463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6499" calcext:value-type="float">
            <text:p>46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67]/56399*60599" office:value-type="float" office:value="49961.7528856895" calcext:value-type="float">
            <text:p>49961.8</text:p>
          </table:table-cell>
          <table:table-cell office:value-type="float" office:value="46499" calcext:value-type="float">
            <text:p>46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6599" calcext:value-type="float">
            <text:p>465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68]/56399*60599" office:value-type="float" office:value="50069.1998262381" calcext:value-type="float">
            <text:p>50069.2</text:p>
          </table:table-cell>
          <table:table-cell office:value-type="float" office:value="46599" calcext:value-type="float">
            <text:p>465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6699" calcext:value-type="float">
            <text:p>466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69]/56399*60599" office:value-type="float" office:value="50176.6467667866" calcext:value-type="float">
            <text:p>50176.6</text:p>
          </table:table-cell>
          <table:table-cell office:value-type="float" office:value="46699" calcext:value-type="float">
            <text:p>466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6799" calcext:value-type="float">
            <text:p>46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70]/56399*60599" office:value-type="float" office:value="50284.0937073352" calcext:value-type="float">
            <text:p>50284.1</text:p>
          </table:table-cell>
          <table:table-cell office:value-type="float" office:value="46799" calcext:value-type="float">
            <text:p>46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6899" calcext:value-type="float">
            <text:p>46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71]/56399*60599" office:value-type="float" office:value="50391.5406478838" calcext:value-type="float">
            <text:p>50391.5</text:p>
          </table:table-cell>
          <table:table-cell office:value-type="float" office:value="46899" calcext:value-type="float">
            <text:p>46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6999" calcext:value-type="float">
            <text:p>469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72]/56399*60599" office:value-type="float" office:value="50498.9875884324" calcext:value-type="float">
            <text:p>50499.0</text:p>
          </table:table-cell>
          <table:table-cell office:value-type="float" office:value="46999" calcext:value-type="float">
            <text:p>46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7099" calcext:value-type="float">
            <text:p>47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73]/56399*60599" office:value-type="float" office:value="50606.434528981" calcext:value-type="float">
            <text:p>50606.4</text:p>
          </table:table-cell>
          <table:table-cell office:value-type="float" office:value="47099" calcext:value-type="float">
            <text:p>47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7199" calcext:value-type="float">
            <text:p>471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74]/56399*60599" office:value-type="float" office:value="50713.8814695296" calcext:value-type="float">
            <text:p>50713.9</text:p>
          </table:table-cell>
          <table:table-cell office:value-type="float" office:value="47199" calcext:value-type="float">
            <text:p>471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7299" calcext:value-type="float">
            <text:p>472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75]/56399*60599" office:value-type="float" office:value="50821.3284100782" calcext:value-type="float">
            <text:p>50821.3</text:p>
          </table:table-cell>
          <table:table-cell office:value-type="float" office:value="47299" calcext:value-type="float">
            <text:p>472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7399" calcext:value-type="float">
            <text:p>473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76]/56399*60599" office:value-type="float" office:value="50928.7753506268" calcext:value-type="float">
            <text:p>50928.8</text:p>
          </table:table-cell>
          <table:table-cell office:value-type="float" office:value="47399" calcext:value-type="float">
            <text:p>473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7499" calcext:value-type="float">
            <text:p>47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77]/56399*60599" office:value-type="float" office:value="51036.2222911754" calcext:value-type="float">
            <text:p>51036.2</text:p>
          </table:table-cell>
          <table:table-cell office:value-type="float" office:value="47499" calcext:value-type="float">
            <text:p>474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7599" calcext:value-type="float">
            <text:p>475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office:value-type="float" office:value="20" calcext:value-type="float">
            <text:p>20</text:p>
          </table:table-cell>
          <table:table-cell table:formula="of:=[.F478]/56399*60599" office:value-type="float" office:value="51143.669231724" calcext:value-type="float">
            <text:p>51143.7</text:p>
          </table:table-cell>
          <table:table-cell office:value-type="float" office:value="47599" calcext:value-type="float">
            <text:p>475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7699" calcext:value-type="float">
            <text:p>476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79]/56399*60599" office:value-type="float" office:value="51251.1161722726" calcext:value-type="float">
            <text:p>51251.1</text:p>
          </table:table-cell>
          <table:table-cell office:value-type="float" office:value="47699" calcext:value-type="float">
            <text:p>476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7799" calcext:value-type="float">
            <text:p>47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80]/56399*60599" office:value-type="float" office:value="51358.5631128211" calcext:value-type="float">
            <text:p>51358.6</text:p>
          </table:table-cell>
          <table:table-cell office:value-type="float" office:value="47799" calcext:value-type="float">
            <text:p>477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7899" calcext:value-type="float">
            <text:p>47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81]/56399*60599" office:value-type="float" office:value="51466.0100533697" calcext:value-type="float">
            <text:p>51466.0</text:p>
          </table:table-cell>
          <table:table-cell office:value-type="float" office:value="47899" calcext:value-type="float">
            <text:p>478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7999" calcext:value-type="float">
            <text:p>47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82]/56399*60599" office:value-type="float" office:value="51573.4569939183" calcext:value-type="float">
            <text:p>51573.5</text:p>
          </table:table-cell>
          <table:table-cell office:value-type="float" office:value="47999" calcext:value-type="float">
            <text:p>479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8099" calcext:value-type="float">
            <text:p>48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83]/56399*60599" office:value-type="float" office:value="51680.9039344669" calcext:value-type="float">
            <text:p>51680.9</text:p>
          </table:table-cell>
          <table:table-cell office:value-type="float" office:value="48099" calcext:value-type="float">
            <text:p>480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8199" calcext:value-type="float">
            <text:p>481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84]/56399*60599" office:value-type="float" office:value="51788.3508750155" calcext:value-type="float">
            <text:p>51788.4</text:p>
          </table:table-cell>
          <table:table-cell office:value-type="float" office:value="48199" calcext:value-type="float">
            <text:p>481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8299" calcext:value-type="float">
            <text:p>482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85]/56399*60599" office:value-type="float" office:value="51895.7978155641" calcext:value-type="float">
            <text:p>51895.8</text:p>
          </table:table-cell>
          <table:table-cell office:value-type="float" office:value="48299" calcext:value-type="float">
            <text:p>482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8399" calcext:value-type="float">
            <text:p>483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86]/56399*60599" office:value-type="float" office:value="52003.2447561127" calcext:value-type="float">
            <text:p>52003.2</text:p>
          </table:table-cell>
          <table:table-cell office:value-type="float" office:value="48399" calcext:value-type="float">
            <text:p>483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8499" calcext:value-type="float">
            <text:p>48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487]/56399*60599" office:value-type="float" office:value="52110.6916966613" calcext:value-type="float">
            <text:p>52110.7</text:p>
          </table:table-cell>
          <table:table-cell office:value-type="float" office:value="48499" calcext:value-type="float">
            <text:p>48499</text:p>
          </table:table-cell>
          <table:table-cell office:value-type="float" office:value="3.5" calcext:value-type="float">
            <text:p>3.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8599" calcext:value-type="float">
            <text:p>485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88]/56399*60599" office:value-type="float" office:value="52218.1386372099" calcext:value-type="float">
            <text:p>52218.1</text:p>
          </table:table-cell>
          <table:table-cell office:value-type="float" office:value="48599" calcext:value-type="float">
            <text:p>485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8699" calcext:value-type="float">
            <text:p>486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89]/56399*60599" office:value-type="float" office:value="52325.5855777585" calcext:value-type="float">
            <text:p>52325.6</text:p>
          </table:table-cell>
          <table:table-cell office:value-type="float" office:value="48699" calcext:value-type="float">
            <text:p>486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8799" calcext:value-type="float">
            <text:p>48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490]/56399*60599" office:value-type="float" office:value="52433.0325183071" calcext:value-type="float">
            <text:p>52433.0</text:p>
          </table:table-cell>
          <table:table-cell office:value-type="float" office:value="48799" calcext:value-type="float">
            <text:p>487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8899" calcext:value-type="float">
            <text:p>48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91]/56399*60599" office:value-type="float" office:value="52540.4794588557" calcext:value-type="float">
            <text:p>52540.5</text:p>
          </table:table-cell>
          <table:table-cell office:value-type="float" office:value="48899" calcext:value-type="float">
            <text:p>488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2">
          <table:table-cell office:value-type="float" office:value="48999" calcext:value-type="float">
            <text:p>48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92]/56399*60599" office:value-type="float" office:value="52647.9263994042" calcext:value-type="float">
            <text:p>52647.9</text:p>
          </table:table-cell>
          <table:table-cell office:value-type="float" office:value="48999" calcext:value-type="float">
            <text:p>489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9099" calcext:value-type="float">
            <text:p>49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93]/56399*60599" office:value-type="float" office:value="52755.3733399528" calcext:value-type="float">
            <text:p>52755.4</text:p>
          </table:table-cell>
          <table:table-cell office:value-type="float" office:value="49099" calcext:value-type="float">
            <text:p>490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9199" calcext:value-type="float">
            <text:p>491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94]/56399*60599" office:value-type="float" office:value="52862.8202805014" calcext:value-type="float">
            <text:p>52862.8</text:p>
          </table:table-cell>
          <table:table-cell office:value-type="float" office:value="49199" calcext:value-type="float">
            <text:p>491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9299" calcext:value-type="float">
            <text:p>492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95]/56399*60599" office:value-type="float" office:value="52970.26722105" calcext:value-type="float">
            <text:p>52970.3</text:p>
          </table:table-cell>
          <table:table-cell office:value-type="float" office:value="49299" calcext:value-type="float">
            <text:p>492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9399" calcext:value-type="float">
            <text:p>493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96]/56399*60599" office:value-type="float" office:value="53077.7141615986" calcext:value-type="float">
            <text:p>53077.7</text:p>
          </table:table-cell>
          <table:table-cell office:value-type="float" office:value="49399" calcext:value-type="float">
            <text:p>493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9499" calcext:value-type="float">
            <text:p>494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97]/56399*60599" office:value-type="float" office:value="53185.1611021472" calcext:value-type="float">
            <text:p>53185.2</text:p>
          </table:table-cell>
          <table:table-cell office:value-type="float" office:value="49499" calcext:value-type="float">
            <text:p>494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9599" calcext:value-type="float">
            <text:p>495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498]/56399*60599" office:value-type="float" office:value="53292.6080426958" calcext:value-type="float">
            <text:p>53292.6</text:p>
          </table:table-cell>
          <table:table-cell office:value-type="float" office:value="49599" calcext:value-type="float">
            <text:p>495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9699" calcext:value-type="float">
            <text:p>496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499]/56399*60599" office:value-type="float" office:value="53400.0549832444" calcext:value-type="float">
            <text:p>53400.1</text:p>
          </table:table-cell>
          <table:table-cell office:value-type="float" office:value="49699" calcext:value-type="float">
            <text:p>49699</text:p>
          </table:table-cell>
          <table:table-cell office:value-type="float" office:value="3.46" calcext:value-type="float">
            <text:p>3.4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9799" calcext:value-type="float">
            <text:p>49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00]/56399*60599" office:value-type="float" office:value="53507.501923793" calcext:value-type="float">
            <text:p>53507.5</text:p>
          </table:table-cell>
          <table:table-cell office:value-type="float" office:value="49799" calcext:value-type="float">
            <text:p>497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2">
          <table:table-cell office:value-type="float" office:value="49899" calcext:value-type="float">
            <text:p>498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01]/56399*60599" office:value-type="float" office:value="53614.9488643416" calcext:value-type="float">
            <text:p>53614.9</text:p>
          </table:table-cell>
          <table:table-cell office:value-type="float" office:value="49899" calcext:value-type="float">
            <text:p>498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49999" calcext:value-type="float">
            <text:p>49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502]/56399*60599" office:value-type="float" office:value="53722.3958048902" calcext:value-type="float">
            <text:p>53722.4</text:p>
          </table:table-cell>
          <table:table-cell office:value-type="float" office:value="49999" calcext:value-type="float">
            <text:p>499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0099" calcext:value-type="float">
            <text:p>500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03]/56399*60599" office:value-type="float" office:value="53829.8427454388" calcext:value-type="float">
            <text:p>53829.8</text:p>
          </table:table-cell>
          <table:table-cell office:value-type="float" office:value="50099" calcext:value-type="float">
            <text:p>500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2">
          <table:table-cell office:value-type="float" office:value="50199" calcext:value-type="float">
            <text:p>501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04]/56399*60599" office:value-type="float" office:value="53937.2896859873" calcext:value-type="float">
            <text:p>53937.3</text:p>
          </table:table-cell>
          <table:table-cell office:value-type="float" office:value="50199" calcext:value-type="float">
            <text:p>501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0299" calcext:value-type="float">
            <text:p>502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05]/56399*60599" office:value-type="float" office:value="54044.7366265359" calcext:value-type="float">
            <text:p>54044.7</text:p>
          </table:table-cell>
          <table:table-cell office:value-type="float" office:value="50299" calcext:value-type="float">
            <text:p>502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0399" calcext:value-type="float">
            <text:p>503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06]/56399*60599" office:value-type="float" office:value="54152.1835670845" calcext:value-type="float">
            <text:p>54152.2</text:p>
          </table:table-cell>
          <table:table-cell office:value-type="float" office:value="50399" calcext:value-type="float">
            <text:p>503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0499" calcext:value-type="float">
            <text:p>504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07]/56399*60599" office:value-type="float" office:value="54259.6305076331" calcext:value-type="float">
            <text:p>54259.6</text:p>
          </table:table-cell>
          <table:table-cell office:value-type="float" office:value="50499" calcext:value-type="float">
            <text:p>504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0599" calcext:value-type="float">
            <text:p>505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508]/56399*60599" office:value-type="float" office:value="54367.0774481817" calcext:value-type="float">
            <text:p>54367.1</text:p>
          </table:table-cell>
          <table:table-cell office:value-type="float" office:value="50599" calcext:value-type="float">
            <text:p>505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0699" calcext:value-type="float">
            <text:p>506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09]/56399*60599" office:value-type="float" office:value="54474.5243887303" calcext:value-type="float">
            <text:p>54474.5</text:p>
          </table:table-cell>
          <table:table-cell office:value-type="float" office:value="50699" calcext:value-type="float">
            <text:p>506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0799" calcext:value-type="float">
            <text:p>507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office:value-type="float" office:value="15" calcext:value-type="float">
            <text:p>15</text:p>
          </table:table-cell>
          <table:table-cell table:formula="of:=[.F510]/56399*60599" office:value-type="float" office:value="54581.9713292789" calcext:value-type="float">
            <text:p>54582.0</text:p>
          </table:table-cell>
          <table:table-cell office:value-type="float" office:value="50799" calcext:value-type="float">
            <text:p>507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0899" calcext:value-type="float">
            <text:p>508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11]/56399*60599" office:value-type="float" office:value="54689.4182698275" calcext:value-type="float">
            <text:p>54689.4</text:p>
          </table:table-cell>
          <table:table-cell office:value-type="float" office:value="50899" calcext:value-type="float">
            <text:p>50899</text:p>
          </table:table-cell>
          <table:table-cell office:value-type="float" office:value="3.4" calcext:value-type="float">
            <text:p>3.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0999" calcext:value-type="float">
            <text:p>50999</text:p>
          </table:table-cell>
          <table:table-cell office:value-type="float" office:value="3.5" calcext:value-type="float">
            <text:p>3.5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512]/56399*60599" office:value-type="float" office:value="54796.8652103761" calcext:value-type="float">
            <text:p>54796.9</text:p>
          </table:table-cell>
          <table:table-cell office:value-type="float" office:value="50999" calcext:value-type="float">
            <text:p>50999</text:p>
          </table:table-cell>
          <table:table-cell office:value-type="float" office:value="3.4" calcext:value-type="float">
            <text:p>3.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1099" calcext:value-type="float">
            <text:p>510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13]/56399*60599" office:value-type="float" office:value="54904.3121509247" calcext:value-type="float">
            <text:p>54904.3</text:p>
          </table:table-cell>
          <table:table-cell office:value-type="float" office:value="51099" calcext:value-type="float">
            <text:p>510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1199" calcext:value-type="float">
            <text:p>51199</text:p>
          </table:table-cell>
          <table:table-cell office:value-type="float" office:value="3.5" calcext:value-type="float">
            <text:p>3.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14]/56399*60599" office:value-type="float" office:value="55011.7590914733" calcext:value-type="float">
            <text:p>55011.8</text:p>
          </table:table-cell>
          <table:table-cell office:value-type="float" office:value="51199" calcext:value-type="float">
            <text:p>511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1299" calcext:value-type="float">
            <text:p>512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15]/56399*60599" office:value-type="float" office:value="55119.2060320218" calcext:value-type="float">
            <text:p>55119.2</text:p>
          </table:table-cell>
          <table:table-cell office:value-type="float" office:value="51299" calcext:value-type="float">
            <text:p>512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1399" calcext:value-type="float">
            <text:p>51399</text:p>
          </table:table-cell>
          <table:table-cell office:value-type="float" office:value="3.5" calcext:value-type="float">
            <text:p>3.5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516]/56399*60599" office:value-type="float" office:value="55226.6529725704" calcext:value-type="float">
            <text:p>55226.7</text:p>
          </table:table-cell>
          <table:table-cell office:value-type="float" office:value="51399" calcext:value-type="float">
            <text:p>513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1499" calcext:value-type="float">
            <text:p>514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17]/56399*60599" office:value-type="float" office:value="55334.099913119" calcext:value-type="float">
            <text:p>55334.1</text:p>
          </table:table-cell>
          <table:table-cell office:value-type="float" office:value="51499" calcext:value-type="float">
            <text:p>514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1599" calcext:value-type="float">
            <text:p>51599</text:p>
          </table:table-cell>
          <table:table-cell office:value-type="float" office:value="3.5" calcext:value-type="float">
            <text:p>3.5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18]/56399*60599" office:value-type="float" office:value="55441.5468536676" calcext:value-type="float">
            <text:p>55441.5</text:p>
          </table:table-cell>
          <table:table-cell office:value-type="float" office:value="51599" calcext:value-type="float">
            <text:p>515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1699" calcext:value-type="float">
            <text:p>516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519]/56399*60599" office:value-type="float" office:value="55548.9937942162" calcext:value-type="float">
            <text:p>55549.0</text:p>
          </table:table-cell>
          <table:table-cell office:value-type="float" office:value="51699" calcext:value-type="float">
            <text:p>516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1799" calcext:value-type="float">
            <text:p>517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20]/56399*60599" office:value-type="float" office:value="55656.4407347648" calcext:value-type="float">
            <text:p>55656.4</text:p>
          </table:table-cell>
          <table:table-cell office:value-type="float" office:value="51799" calcext:value-type="float">
            <text:p>51799</text:p>
          </table:table-cell>
          <table:table-cell office:value-type="float" office:value="3.36" calcext:value-type="float">
            <text:p>3.3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1899" calcext:value-type="float">
            <text:p>518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21]/56399*60599" office:value-type="float" office:value="55763.8876753134" calcext:value-type="float">
            <text:p>55763.9</text:p>
          </table:table-cell>
          <table:table-cell office:value-type="float" office:value="51899" calcext:value-type="float">
            <text:p>51899</text:p>
          </table:table-cell>
          <table:table-cell office:value-type="float" office:value="3.35" calcext:value-type="float">
            <text:p>3.3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1999" calcext:value-type="float">
            <text:p>519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22]/56399*60599" office:value-type="float" office:value="55871.334615862" calcext:value-type="float">
            <text:p>55871.3</text:p>
          </table:table-cell>
          <table:table-cell office:value-type="float" office:value="51999" calcext:value-type="float">
            <text:p>51999</text:p>
          </table:table-cell>
          <table:table-cell office:value-type="float" office:value="3.35" calcext:value-type="float">
            <text:p>3.3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2099" calcext:value-type="float">
            <text:p>520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23]/56399*60599" office:value-type="float" office:value="55978.7815564106" calcext:value-type="float">
            <text:p>55978.8</text:p>
          </table:table-cell>
          <table:table-cell office:value-type="float" office:value="52099" calcext:value-type="float">
            <text:p>520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2199" calcext:value-type="float">
            <text:p>521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24]/56399*60599" office:value-type="float" office:value="56086.2284969592" calcext:value-type="float">
            <text:p>56086.2</text:p>
          </table:table-cell>
          <table:table-cell office:value-type="float" office:value="52199" calcext:value-type="float">
            <text:p>52199</text:p>
          </table:table-cell>
          <table:table-cell office:value-type="float" office:value="3.33" calcext:value-type="float">
            <text:p>3.3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52299" calcext:value-type="float">
            <text:p>522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525]/56399*60599" office:value-type="float" office:value="56193.6754375078" calcext:value-type="float">
            <text:p>56193.7</text:p>
          </table:table-cell>
          <table:table-cell office:value-type="float" office:value="52299" calcext:value-type="float">
            <text:p>522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2399" calcext:value-type="float">
            <text:p>523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26]/56399*60599" office:value-type="float" office:value="56301.1223780563" calcext:value-type="float">
            <text:p>56301.1</text:p>
          </table:table-cell>
          <table:table-cell office:value-type="float" office:value="52399" calcext:value-type="float">
            <text:p>523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2499" calcext:value-type="float">
            <text:p>524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27]/56399*60599" office:value-type="float" office:value="56408.5693186049" calcext:value-type="float">
            <text:p>56408.6</text:p>
          </table:table-cell>
          <table:table-cell office:value-type="float" office:value="52499" calcext:value-type="float">
            <text:p>524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2599" calcext:value-type="float">
            <text:p>525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28]/56399*60599" office:value-type="float" office:value="56516.0162591535" calcext:value-type="float">
            <text:p>56516.0</text:p>
          </table:table-cell>
          <table:table-cell office:value-type="float" office:value="52599" calcext:value-type="float">
            <text:p>52599</text:p>
          </table:table-cell>
          <table:table-cell office:value-type="float" office:value="3.3" calcext:value-type="float">
            <text:p>3.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2699" calcext:value-type="float">
            <text:p>526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529]/56399*60599" office:value-type="float" office:value="56623.4631997021" calcext:value-type="float">
            <text:p>56623.5</text:p>
          </table:table-cell>
          <table:table-cell office:value-type="float" office:value="52699" calcext:value-type="float">
            <text:p>526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2799" calcext:value-type="float">
            <text:p>527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30]/56399*60599" office:value-type="float" office:value="56730.9101402507" calcext:value-type="float">
            <text:p>56730.9</text:p>
          </table:table-cell>
          <table:table-cell office:value-type="float" office:value="52799" calcext:value-type="float">
            <text:p>527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2899" calcext:value-type="float">
            <text:p>528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31]/56399*60599" office:value-type="float" office:value="56838.3570807993" calcext:value-type="float">
            <text:p>56838.4</text:p>
          </table:table-cell>
          <table:table-cell office:value-type="float" office:value="52899" calcext:value-type="float">
            <text:p>52899</text:p>
          </table:table-cell>
          <table:table-cell office:value-type="float" office:value="3.28" calcext:value-type="float">
            <text:p>3.2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2999" calcext:value-type="float">
            <text:p>529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532]/56399*60599" office:value-type="float" office:value="56945.8040213479" calcext:value-type="float">
            <text:p>56945.8</text:p>
          </table:table-cell>
          <table:table-cell office:value-type="float" office:value="52999" calcext:value-type="float">
            <text:p>529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3099" calcext:value-type="float">
            <text:p>530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533]/56399*60599" office:value-type="float" office:value="57053.2509618965" calcext:value-type="float">
            <text:p>57053.3</text:p>
          </table:table-cell>
          <table:table-cell office:value-type="float" office:value="53099" calcext:value-type="float">
            <text:p>530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3199" calcext:value-type="float">
            <text:p>531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534]/56399*60599" office:value-type="float" office:value="57160.6979024451" calcext:value-type="float">
            <text:p>57160.7</text:p>
          </table:table-cell>
          <table:table-cell office:value-type="float" office:value="53199" calcext:value-type="float">
            <text:p>53199</text:p>
          </table:table-cell>
          <table:table-cell office:value-type="float" office:value="3.25" calcext:value-type="float">
            <text:p>3.2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3299" calcext:value-type="float">
            <text:p>532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35]/56399*60599" office:value-type="float" office:value="57268.1448429937" calcext:value-type="float">
            <text:p>57268.1</text:p>
          </table:table-cell>
          <table:table-cell office:value-type="float" office:value="53299" calcext:value-type="float">
            <text:p>53299</text:p>
          </table:table-cell>
          <table:table-cell office:value-type="float" office:value="3.25" calcext:value-type="float">
            <text:p>3.2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3399" calcext:value-type="float">
            <text:p>533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36]/56399*60599" office:value-type="float" office:value="57375.5917835423" calcext:value-type="float">
            <text:p>57375.6</text:p>
          </table:table-cell>
          <table:table-cell office:value-type="float" office:value="53399" calcext:value-type="float">
            <text:p>533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3499" calcext:value-type="float">
            <text:p>534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37]/56399*60599" office:value-type="float" office:value="57483.0387240909" calcext:value-type="float">
            <text:p>57483.0</text:p>
          </table:table-cell>
          <table:table-cell office:value-type="float" office:value="53499" calcext:value-type="float">
            <text:p>534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3599" calcext:value-type="float">
            <text:p>535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38]/56399*60599" office:value-type="float" office:value="57590.4856646395" calcext:value-type="float">
            <text:p>57590.5</text:p>
          </table:table-cell>
          <table:table-cell office:value-type="float" office:value="53599" calcext:value-type="float">
            <text:p>535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3699" calcext:value-type="float">
            <text:p>53699</text:p>
          </table:table-cell>
          <table:table-cell office:value-type="float" office:value="3.46" calcext:value-type="float">
            <text:p>3.46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39]/56399*60599" office:value-type="float" office:value="57697.932605188" calcext:value-type="float">
            <text:p>57697.9</text:p>
          </table:table-cell>
          <table:table-cell office:value-type="float" office:value="53699" calcext:value-type="float">
            <text:p>53699</text:p>
          </table:table-cell>
          <table:table-cell office:value-type="float" office:value="3.2" calcext:value-type="float">
            <text:p>3.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3799" calcext:value-type="float">
            <text:p>53799</text:p>
          </table:table-cell>
          <table:table-cell office:value-type="float" office:value="3.46" calcext:value-type="float">
            <text:p>3.46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F540]/56399*60599" office:value-type="float" office:value="57805.3795457366" calcext:value-type="float">
            <text:p>57805.4</text:p>
          </table:table-cell>
          <table:table-cell office:value-type="float" office:value="53799" calcext:value-type="float">
            <text:p>53799</text:p>
          </table:table-cell>
          <table:table-cell office:value-type="float" office:value="3.2" calcext:value-type="float">
            <text:p>3.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3899" calcext:value-type="float">
            <text:p>538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41]/56399*60599" office:value-type="float" office:value="57912.8264862852" calcext:value-type="float">
            <text:p>57912.8</text:p>
          </table:table-cell>
          <table:table-cell office:value-type="float" office:value="53899" calcext:value-type="float">
            <text:p>538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float" office:value="53999" calcext:value-type="float">
            <text:p>539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42]/56399*60599" office:value-type="float" office:value="58020.2734268338" calcext:value-type="float">
            <text:p>58020.3</text:p>
          </table:table-cell>
          <table:table-cell office:value-type="float" office:value="53999" calcext:value-type="float">
            <text:p>53999</text:p>
          </table:table-cell>
          <table:table-cell office:value-type="float" office:value="3.18" calcext:value-type="float">
            <text:p>3.1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4099" calcext:value-type="float">
            <text:p>540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office:value-type="float" office:value="10" calcext:value-type="float">
            <text:p>10</text:p>
          </table:table-cell>
          <table:table-cell table:formula="of:=[.F543]/56399*60599" office:value-type="float" office:value="58127.7203673824" calcext:value-type="float">
            <text:p>58127.7</text:p>
          </table:table-cell>
          <table:table-cell office:value-type="float" office:value="54099" calcext:value-type="float">
            <text:p>54099</text:p>
          </table:table-cell>
          <table:table-cell office:value-type="float" office:value="3.17" calcext:value-type="float">
            <text:p>3.1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4199" calcext:value-type="float">
            <text:p>541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44]/56399*60599" office:value-type="float" office:value="58235.167307931" calcext:value-type="float">
            <text:p>58235.2</text:p>
          </table:table-cell>
          <table:table-cell office:value-type="float" office:value="54199" calcext:value-type="float">
            <text:p>54199</text:p>
          </table:table-cell>
          <table:table-cell office:value-type="float" office:value="3.15" calcext:value-type="float">
            <text:p>3.1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4299" calcext:value-type="float">
            <text:p>542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45]/56399*60599" office:value-type="float" office:value="58342.6142484796" calcext:value-type="float">
            <text:p>58342.6</text:p>
          </table:table-cell>
          <table:table-cell office:value-type="float" office:value="54299" calcext:value-type="float">
            <text:p>54299</text:p>
          </table:table-cell>
          <table:table-cell office:value-type="float" office:value="3.15" calcext:value-type="float">
            <text:p>3.1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4399" calcext:value-type="float">
            <text:p>543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46]/56399*60599" office:value-type="float" office:value="58450.0611890282" calcext:value-type="float">
            <text:p>58450.1</text:p>
          </table:table-cell>
          <table:table-cell office:value-type="float" office:value="54399" calcext:value-type="float">
            <text:p>54399</text:p>
          </table:table-cell>
          <table:table-cell office:value-type="float" office:value="3.13" calcext:value-type="float">
            <text:p>3.1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4499" calcext:value-type="float">
            <text:p>544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47]/56399*60599" office:value-type="float" office:value="58557.5081295768" calcext:value-type="float">
            <text:p>58557.5</text:p>
          </table:table-cell>
          <table:table-cell office:value-type="float" office:value="54499" calcext:value-type="float">
            <text:p>54499</text:p>
          </table:table-cell>
          <table:table-cell office:value-type="float" office:value="3.13" calcext:value-type="float">
            <text:p>3.1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4599" calcext:value-type="float">
            <text:p>545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48]/56399*60599" office:value-type="float" office:value="58664.9550701254" calcext:value-type="float">
            <text:p>58665.0</text:p>
          </table:table-cell>
          <table:table-cell office:value-type="float" office:value="54599" calcext:value-type="float">
            <text:p>54599</text:p>
          </table:table-cell>
          <table:table-cell office:value-type="float" office:value="3.11" calcext:value-type="float">
            <text:p>3.1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4699" calcext:value-type="float">
            <text:p>546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49]/56399*60599" office:value-type="float" office:value="58772.402010674" calcext:value-type="float">
            <text:p>58772.4</text:p>
          </table:table-cell>
          <table:table-cell office:value-type="float" office:value="54699" calcext:value-type="float">
            <text:p>54699</text:p>
          </table:table-cell>
          <table:table-cell office:value-type="float" office:value="3.1" calcext:value-type="float">
            <text:p>3.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4799" calcext:value-type="float">
            <text:p>547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50]/56399*60599" office:value-type="float" office:value="58879.8489512225" calcext:value-type="float">
            <text:p>58879.8</text:p>
          </table:table-cell>
          <table:table-cell office:value-type="float" office:value="54799" calcext:value-type="float">
            <text:p>547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4899" calcext:value-type="float">
            <text:p>548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551]/56399*60599" office:value-type="float" office:value="58987.2958917711" calcext:value-type="float">
            <text:p>58987.3</text:p>
          </table:table-cell>
          <table:table-cell office:value-type="float" office:value="54899" calcext:value-type="float">
            <text:p>54899</text:p>
          </table:table-cell>
          <table:table-cell office:value-type="float" office:value="3.07" calcext:value-type="float">
            <text:p>3.0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4999" calcext:value-type="float">
            <text:p>54999</text:p>
          </table:table-cell>
          <table:table-cell office:value-type="float" office:value="3.4" calcext:value-type="float">
            <text:p>3.4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52]/56399*60599" office:value-type="float" office:value="59094.7428323197" calcext:value-type="float">
            <text:p>59094.7</text:p>
          </table:table-cell>
          <table:table-cell office:value-type="float" office:value="54999" calcext:value-type="float">
            <text:p>54999</text:p>
          </table:table-cell>
          <table:table-cell office:value-type="float" office:value="3.05" calcext:value-type="float">
            <text:p>3.0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5099" calcext:value-type="float">
            <text:p>550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F553]/56399*60599" office:value-type="float" office:value="59202.1897728683" calcext:value-type="float">
            <text:p>59202.2</text:p>
          </table:table-cell>
          <table:table-cell office:value-type="float" office:value="55099" calcext:value-type="float">
            <text:p>55099</text:p>
          </table:table-cell>
          <table:table-cell office:value-type="float" office:value="3.04" calcext:value-type="float">
            <text:p>3.0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5199" calcext:value-type="float">
            <text:p>551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54]/56399*60599" office:value-type="float" office:value="59309.6367134169" calcext:value-type="float">
            <text:p>59309.6</text:p>
          </table:table-cell>
          <table:table-cell office:value-type="float" office:value="55199" calcext:value-type="float">
            <text:p>55199</text:p>
          </table:table-cell>
          <table:table-cell office:value-type="float" office:value="3.03" calcext:value-type="float">
            <text:p>3.0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5299" calcext:value-type="float">
            <text:p>552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55]/56399*60599" office:value-type="float" office:value="59417.0836539655" calcext:value-type="float">
            <text:p>59417.1</text:p>
          </table:table-cell>
          <table:table-cell office:value-type="float" office:value="55299" calcext:value-type="float">
            <text:p>55299</text:p>
          </table:table-cell>
          <table:table-cell office:value-type="float" office:value="3.01" calcext:value-type="float">
            <text:p>3.0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5399" calcext:value-type="float">
            <text:p>553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56]/56399*60599" office:value-type="float" office:value="59524.5305945141" calcext:value-type="float">
            <text:p>59524.5</text:p>
          </table:table-cell>
          <table:table-cell office:value-type="float" office:value="55399" calcext:value-type="float">
            <text:p>55399</text:p>
          </table:table-cell>
          <table:table-cell office:value-type="float" office:value="2.99" calcext:value-type="float">
            <text:p>2.9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5499" calcext:value-type="float">
            <text:p>554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57]/56399*60599" office:value-type="float" office:value="59631.9775350627" calcext:value-type="float">
            <text:p>59632.0</text:p>
          </table:table-cell>
          <table:table-cell office:value-type="float" office:value="55499" calcext:value-type="float">
            <text:p>55499</text:p>
          </table:table-cell>
          <table:table-cell office:value-type="float" office:value="2.98" calcext:value-type="float">
            <text:p>2.9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5599" calcext:value-type="float">
            <text:p>555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58]/56399*60599" office:value-type="float" office:value="59739.4244756113" calcext:value-type="float">
            <text:p>59739.4</text:p>
          </table:table-cell>
          <table:table-cell office:value-type="float" office:value="55599" calcext:value-type="float">
            <text:p>55599</text:p>
          </table:table-cell>
          <table:table-cell office:value-type="float" office:value="2.95" calcext:value-type="float">
            <text:p>2.9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5699" calcext:value-type="float">
            <text:p>556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59]/56399*60599" office:value-type="float" office:value="59846.8714161599" calcext:value-type="float">
            <text:p>59846.9</text:p>
          </table:table-cell>
          <table:table-cell office:value-type="float" office:value="55699" calcext:value-type="float">
            <text:p>55699</text:p>
          </table:table-cell>
          <table:table-cell office:value-type="float" office:value="2.94" calcext:value-type="float">
            <text:p>2.9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5799" calcext:value-type="float">
            <text:p>55799</text:p>
          </table:table-cell>
          <table:table-cell office:value-type="float" office:value="3.36" calcext:value-type="float">
            <text:p>3.3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60]/56399*60599" office:value-type="float" office:value="59954.3183567084" calcext:value-type="float">
            <text:p>59954.3</text:p>
          </table:table-cell>
          <table:table-cell office:value-type="float" office:value="55799" calcext:value-type="float">
            <text:p>55799</text:p>
          </table:table-cell>
          <table:table-cell office:value-type="float" office:value="2.92" calcext:value-type="float">
            <text:p>2.92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5899" calcext:value-type="float">
            <text:p>55899</text:p>
          </table:table-cell>
          <table:table-cell office:value-type="float" office:value="3.35" calcext:value-type="float">
            <text:p>3.35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61]/56399*60599" office:value-type="float" office:value="60061.765297257" calcext:value-type="float">
            <text:p>60061.8</text:p>
          </table:table-cell>
          <table:table-cell office:value-type="float" office:value="55899" calcext:value-type="float">
            <text:p>55899</text:p>
          </table:table-cell>
          <table:table-cell office:value-type="float" office:value="2.9" calcext:value-type="float">
            <text:p>2.9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5999" calcext:value-type="float">
            <text:p>559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F562]/56399*60599" office:value-type="float" office:value="60169.2122378056" calcext:value-type="float">
            <text:p>60169.2</text:p>
          </table:table-cell>
          <table:table-cell office:value-type="float" office:value="55999" calcext:value-type="float">
            <text:p>55999</text:p>
          </table:table-cell>
          <table:table-cell office:value-type="float" office:value="2.89" calcext:value-type="float">
            <text:p>2.8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6099" calcext:value-type="float">
            <text:p>560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63]/56399*60599" office:value-type="float" office:value="60276.6591783542" calcext:value-type="float">
            <text:p>60276.7</text:p>
          </table:table-cell>
          <table:table-cell office:value-type="float" office:value="56099" calcext:value-type="float">
            <text:p>56099</text:p>
          </table:table-cell>
          <table:table-cell office:value-type="float" office:value="2.86" calcext:value-type="float">
            <text:p>2.8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6199" calcext:value-type="float">
            <text:p>56199</text:p>
          </table:table-cell>
          <table:table-cell office:value-type="float" office:value="3.33" calcext:value-type="float">
            <text:p>3.33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64]/56399*60599" office:value-type="float" office:value="60384.1061189028" calcext:value-type="float">
            <text:p>60384.1</text:p>
          </table:table-cell>
          <table:table-cell office:value-type="float" office:value="56199" calcext:value-type="float">
            <text:p>56199</text:p>
          </table:table-cell>
          <table:table-cell office:value-type="float" office:value="2.85" calcext:value-type="float">
            <text:p>2.85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2">
          <table:table-cell office:value-type="float" office:value="56299" calcext:value-type="float">
            <text:p>562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F565]/56399*60599" office:value-type="float" office:value="60491.5530594514" calcext:value-type="float">
            <text:p>60491.6</text:p>
          </table:table-cell>
          <table:table-cell office:value-type="float" office:value="56299" calcext:value-type="float">
            <text:p>56299</text:p>
          </table:table-cell>
          <table:table-cell office:value-type="float" office:value="2.83" calcext:value-type="float">
            <text:p>2.8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6399" calcext:value-type="float">
            <text:p>563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F566]/56399*60599" office:value-type="float" office:value="60599" calcext:value-type="float">
            <text:p>60599.0</text:p>
          </table:table-cell>
          <table:table-cell office:value-type="float" office:value="56399" calcext:value-type="float">
            <text:p>56399</text:p>
          </table:table-cell>
          <table:table-cell office:value-type="float" office:value="2.81" calcext:value-type="float">
            <text:p>2.8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56499" calcext:value-type="float">
            <text:p>564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6" calcext:value-type="float">
            <text:p>0.316</text:p>
          </table:table-cell>
          <table:table-cell table:number-columns-repeated="5"/>
        </table:table-row>
        <table:table-row table:style-name="ro2">
          <table:table-cell office:value-type="float" office:value="56599" calcext:value-type="float">
            <text:p>565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6" calcext:value-type="float">
            <text:p>0.316</text:p>
          </table:table-cell>
          <table:table-cell table:number-columns-repeated="5"/>
        </table:table-row>
        <table:table-row table:style-name="ro2">
          <table:table-cell office:value-type="float" office:value="56699" calcext:value-type="float">
            <text:p>56699</text:p>
          </table:table-cell>
          <table:table-cell office:value-type="float" office:value="3.3" calcext:value-type="float">
            <text:p>3.3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6799" calcext:value-type="float">
            <text:p>567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6" calcext:value-type="float">
            <text:p>0.316</text:p>
          </table:table-cell>
          <table:table-cell table:number-columns-repeated="5"/>
        </table:table-row>
        <table:table-row table:style-name="ro2">
          <table:table-cell office:value-type="float" office:value="56899" calcext:value-type="float">
            <text:p>568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6999" calcext:value-type="float">
            <text:p>569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7099" calcext:value-type="float">
            <text:p>570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7199" calcext:value-type="float">
            <text:p>571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7299" calcext:value-type="float">
            <text:p>572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7399" calcext:value-type="float">
            <text:p>57399</text:p>
          </table:table-cell>
          <table:table-cell office:value-type="float" office:value="3.25" calcext:value-type="float">
            <text:p>3.25</text:p>
          </table:table-cell>
          <table:table-cell office:value-type="float" office:value="0.316" calcext:value-type="float">
            <text:p>0.316</text:p>
          </table:table-cell>
          <table:table-cell table:number-columns-repeated="5"/>
        </table:table-row>
        <table:table-row table:style-name="ro2">
          <table:table-cell office:value-type="float" office:value="57499" calcext:value-type="float">
            <text:p>57499</text:p>
          </table:table-cell>
          <table:table-cell office:value-type="float" office:value="3.24" calcext:value-type="float">
            <text:p>3.24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7599" calcext:value-type="float">
            <text:p>575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7699" calcext:value-type="float">
            <text:p>576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7799" calcext:value-type="float">
            <text:p>577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9" calcext:value-type="float">
            <text:p>0.3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57899" calcext:value-type="float">
            <text:p>57899</text:p>
          </table:table-cell>
          <table:table-cell office:value-type="float" office:value="3.2" calcext:value-type="float">
            <text:p>3.2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7999" calcext:value-type="float">
            <text:p>579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8099" calcext:value-type="float">
            <text:p>580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8199" calcext:value-type="float">
            <text:p>58199</text:p>
          </table:table-cell>
          <table:table-cell office:value-type="float" office:value="3.18" calcext:value-type="float">
            <text:p>3.18</text:p>
          </table:table-cell>
          <table:table-cell office:value-type="float" office:value="0.319" calcext:value-type="float">
            <text:p>0.319</text:p>
          </table:table-cell>
          <table:table-cell table:number-columns-repeated="5"/>
        </table:table-row>
        <table:table-row table:style-name="ro2">
          <table:table-cell office:value-type="float" office:value="58299" calcext:value-type="float">
            <text:p>58299</text:p>
          </table:table-cell>
          <table:table-cell office:value-type="float" office:value="3.17" calcext:value-type="float">
            <text:p>3.17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2">
          <table:table-cell office:value-type="float" office:value="58399" calcext:value-type="float">
            <text:p>58399</text:p>
          </table:table-cell>
          <table:table-cell office:value-type="float" office:value="3.16" calcext:value-type="float">
            <text:p>3.16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8499" calcext:value-type="float">
            <text:p>58499</text:p>
          </table:table-cell>
          <table:table-cell office:value-type="float" office:value="3.15" calcext:value-type="float">
            <text:p>3.15</text:p>
          </table:table-cell>
          <table:table-cell office:value-type="float" office:value="0.319" calcext:value-type="float">
            <text:p>0.319</text:p>
          </table:table-cell>
          <table:table-cell table:number-columns-repeated="5"/>
        </table:table-row>
        <table:table-row table:style-name="ro2">
          <table:table-cell office:value-type="float" office:value="58599" calcext:value-type="float">
            <text:p>58599</text:p>
          </table:table-cell>
          <table:table-cell office:value-type="float" office:value="3.14" calcext:value-type="float">
            <text:p>3.14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8699" calcext:value-type="float">
            <text:p>58699</text:p>
          </table:table-cell>
          <table:table-cell office:value-type="float" office:value="3.12" calcext:value-type="float">
            <text:p>3.12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8799" calcext:value-type="float">
            <text:p>58799</text:p>
          </table:table-cell>
          <table:table-cell office:value-type="float" office:value="3.11" calcext:value-type="float">
            <text:p>3.11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8899" calcext:value-type="float">
            <text:p>58899</text:p>
          </table:table-cell>
          <table:table-cell office:value-type="float" office:value="3.1" calcext:value-type="float">
            <text:p>3.1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8999" calcext:value-type="float">
            <text:p>589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9099" calcext:value-type="float">
            <text:p>59099</text:p>
          </table:table-cell>
          <table:table-cell office:value-type="float" office:value="3.08" calcext:value-type="float">
            <text:p>3.08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9199" calcext:value-type="float">
            <text:p>59199</text:p>
          </table:table-cell>
          <table:table-cell office:value-type="float" office:value="3.06" calcext:value-type="float">
            <text:p>3.06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9299" calcext:value-type="float">
            <text:p>59299</text:p>
          </table:table-cell>
          <table:table-cell office:value-type="float" office:value="3.05" calcext:value-type="float">
            <text:p>3.05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9399" calcext:value-type="float">
            <text:p>59399</text:p>
          </table:table-cell>
          <table:table-cell office:value-type="float" office:value="3.04" calcext:value-type="float">
            <text:p>3.04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9499" calcext:value-type="float">
            <text:p>59499</text:p>
          </table:table-cell>
          <table:table-cell office:value-type="float" office:value="3.02" calcext:value-type="float">
            <text:p>3.02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9599" calcext:value-type="float">
            <text:p>59599</text:p>
          </table:table-cell>
          <table:table-cell office:value-type="float" office:value="3.01" calcext:value-type="float">
            <text:p>3.01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59699" calcext:value-type="float">
            <text:p>59699</text:p>
          </table:table-cell>
          <table:table-cell office:value-type="float" office:value="2.99" calcext:value-type="float">
            <text:p>2.99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9799" calcext:value-type="float">
            <text:p>59799</text:p>
          </table:table-cell>
          <table:table-cell office:value-type="float" office:value="2.98" calcext:value-type="float">
            <text:p>2.98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9899" calcext:value-type="float">
            <text:p>59899</text:p>
          </table:table-cell>
          <table:table-cell office:value-type="float" office:value="2.96" calcext:value-type="float">
            <text:p>2.96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59999" calcext:value-type="float">
            <text:p>59999</text:p>
          </table:table-cell>
          <table:table-cell office:value-type="float" office:value="2.94" calcext:value-type="float">
            <text:p>2.94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60099" calcext:value-type="float">
            <text:p>60099</text:p>
          </table:table-cell>
          <table:table-cell office:value-type="float" office:value="2.92" calcext:value-type="float">
            <text:p>2.92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60199" calcext:value-type="float">
            <text:p>60199</text:p>
          </table:table-cell>
          <table:table-cell office:value-type="float" office:value="2.91" calcext:value-type="float">
            <text:p>2.91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60299" calcext:value-type="float">
            <text:p>60299</text:p>
          </table:table-cell>
          <table:table-cell office:value-type="float" office:value="2.88" calcext:value-type="float">
            <text:p>2.88</text:p>
          </table:table-cell>
          <table:table-cell office:value-type="float" office:value="0.317" calcext:value-type="float">
            <text:p>0.317</text:p>
          </table:table-cell>
          <table:table-cell table:number-columns-repeated="5"/>
        </table:table-row>
        <table:table-row table:style-name="ro2">
          <table:table-cell office:value-type="float" office:value="60399" calcext:value-type="float">
            <text:p>60399</text:p>
          </table:table-cell>
          <table:table-cell office:value-type="float" office:value="2.86" calcext:value-type="float">
            <text:p>2.86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60499" calcext:value-type="float">
            <text:p>60499</text:p>
          </table:table-cell>
          <table:table-cell office:value-type="float" office:value="2.85" calcext:value-type="float">
            <text:p>2.85</text:p>
          </table:table-cell>
          <table:table-cell office:value-type="float" office:value="0.318" calcext:value-type="float">
            <text:p>0.318</text:p>
          </table:table-cell>
          <table:table-cell table:number-columns-repeated="5"/>
        </table:table-row>
        <table:table-row table:style-name="ro2">
          <table:table-cell office:value-type="float" office:value="60599" calcext:value-type="float">
            <text:p>60599</text:p>
          </table:table-cell>
          <table:table-cell office:value-type="float" office:value="2.83" calcext:value-type="float">
            <text:p>2.83</text:p>
          </table:table-cell>
          <table:table-cell office:value-type="float" office:value="0.317" calcext:value-type="float">
            <text:p>0.3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796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29T01:04:08.127121358</dc:date>
    <meta:editing-duration>PT8M52S</meta:editing-duration>
    <meta:editing-cycles>1</meta:editing-cycles>
    <meta:document-statistic meta:table-count="1" meta:cell-count="4105" meta:object-count="1"/>
    <meta:generator>LibreOffice/7.1.7.2$MacOSX_X86_64 LibreOffice_project/c6a4e3954236145e2acb0b65f68614365aeee33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61000" chart:origin="0" chart:interval-major="30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2.8" chart:maximum="4.2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minimum="0" chart:maximum="100" chart:interval-major="5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13cm" svg:height="18.358cm" xlink:href=".." xlink:type="simple" chart:class="chart:scatter" chart:style-name="ch1">
        <chart:title svg:x="6.582cm" svg:y="0.288cm" chart:style-name="ch2">
          <text:p>Cell voltage discharge curve</text:p>
        </chart:title>
        <chart:subtitle svg:x="6.067cm" svg:y="1.177cm" chart:style-name="ch3">
          <text:p>Same cell with QTY0 &amp; QTY5281 Cycles</text:p>
        </chart:subtitle>
        <chart:legend chart:legend-position="end" svg:x="14.955cm" svg:y="0.551cm" style:legend-expansion="custom" svg:width="3.221cm" svg:height="0.834cm" style:legend-expansion-aspect-ratio="3.8621103117506" chart:style-name="ch4"/>
        <chart:plot-area chart:style-name="ch5" table:cell-range-address="Decimated.A1:Decimated.B608 Decimated.G1:Decimated.G566" chart:data-source-has-labels="row" svg:x="1.396cm" svg:y="1.838cm" svg:width="17.189cm" svg:height="15.945cm">
          <chart:coordinate-region svg:x="2.351cm" svg:y="2.04cm" svg:width="16.092cm" svg:height="14.498cm"/>
          <chart:axis chart:dimension="x" chart:name="primary-x" chart:style-name="ch6">
            <chart:title svg:x="8.424cm" svg:y="17.791cm" chart:style-name="ch7">
              <text:p>SoC (%)(normalized)</text:p>
            </chart:title>
            <chart:grid chart:style-name="ch8" chart:class="major"/>
          </chart:axis>
          <chart:axis chart:dimension="y" chart:name="primary-y" chart:style-name="ch9">
            <chart:title svg:x="0.449cm" svg:y="11.012cm" chart:style-name="ch10">
              <text:p>Cell Voltage (V)</text:p>
            </chart:title>
            <chart:grid chart:style-name="ch8" chart:class="major"/>
          </chart:axis>
          <chart:axis chart:dimension="y" chart:name="secondary-y" chart:style-name="ch11"/>
          <chart:series chart:attached-axis="primary-y" chart:style-name="ch12" chart:values-cell-range-address="Decimated.B1:Decimated.B608" chart:label-cell-address="Decimated.B1:Decimated.B1" chart:class="chart:scatter">
            <chart:domain table:cell-range-address="Decimated.A1:Decimated.A608"/>
            <chart:data-point chart:repeated="608"/>
          </chart:series>
          <chart:series chart:attached-axis="primary-y" chart:style-name="ch13" chart:values-cell-range-address="Decimated.G1:Decimated.G566" chart:label-cell-address="Decimated.G1:Decimated.G1" chart:class="chart:scatter">
            <chart:domain table:cell-range-address="Decimated.E1:Decimated.E566"/>
            <chart:data-point chart:repeated="5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TY0 Cycles</text:p>
                <draw:g>
                  <svg:desc>Decimated.B1:Decimated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QTY5281</text:p>
                <draw:g>
                  <svg:desc>Decimated.G1:Decimate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ecimated.A1:Decimated.A608</svg:desc>
                </draw:g>
              </table:table-cell>
              <table:table-cell office:value-type="float" office:value="NaN">
                <text:p>NaN</text:p>
                <draw:g>
                  <svg:desc>Decimated.B1:Decimated.B608</svg:desc>
                </draw:g>
              </table:table-cell>
              <table:table-cell office:value-type="float" office:value="NaN">
                <text:p>NaN</text:p>
                <draw:g>
                  <svg:desc>Decimated.E1:Decimated.E566</svg:desc>
                </draw:g>
              </table:table-cell>
              <table:table-cell office:value-type="float" office:value="NaN">
                <text:p>NaN</text:p>
                <draw:g>
                  <svg:desc>Decimated.G1:Decimated.G5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4.16">
                <text:p>4.16</text:p>
              </table:table-cell>
              <table:table-cell office:value-type="float" office:value="106.372471143105">
                <text:p>106.37247114310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4.16">
                <text:p>4.16</text:p>
              </table:table-cell>
              <table:table-cell office:value-type="float" office:value="213.819411691697">
                <text:p>213.81941169169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">
                <text:p>299</text:p>
              </table:table-cell>
              <table:table-cell office:value-type="float" office:value="4.16">
                <text:p>4.16</text:p>
              </table:table-cell>
              <table:table-cell office:value-type="float" office:value="321.266352240288">
                <text:p>321.26635224028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4.16">
                <text:p>4.16</text:p>
              </table:table-cell>
              <table:table-cell office:value-type="float" office:value="428.713292788879">
                <text:p>428.71329278887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">
                <text:p>499</text:p>
              </table:table-cell>
              <table:table-cell office:value-type="float" office:value="4.15">
                <text:p>4.15</text:p>
              </table:table-cell>
              <table:table-cell office:value-type="float" office:value="536.16023333747">
                <text:p>536.1602333374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9">
                <text:p>599</text:p>
              </table:table-cell>
              <table:table-cell office:value-type="float" office:value="4.15">
                <text:p>4.15</text:p>
              </table:table-cell>
              <table:table-cell office:value-type="float" office:value="643.607173886062">
                <text:p>643.60717388606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9">
                <text:p>699</text:p>
              </table:table-cell>
              <table:table-cell office:value-type="float" office:value="4.15">
                <text:p>4.15</text:p>
              </table:table-cell>
              <table:table-cell office:value-type="float" office:value="751.054114434653">
                <text:p>751.05411443465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9">
                <text:p>799</text:p>
              </table:table-cell>
              <table:table-cell office:value-type="float" office:value="4.15">
                <text:p>4.15</text:p>
              </table:table-cell>
              <table:table-cell office:value-type="float" office:value="858.501054983244">
                <text:p>858.50105498324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9">
                <text:p>899</text:p>
              </table:table-cell>
              <table:table-cell office:value-type="float" office:value="4.14">
                <text:p>4.14</text:p>
              </table:table-cell>
              <table:table-cell office:value-type="float" office:value="965.947995531836">
                <text:p>965.94799553183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9">
                <text:p>999</text:p>
              </table:table-cell>
              <table:table-cell office:value-type="float" office:value="4.14">
                <text:p>4.14</text:p>
              </table:table-cell>
              <table:table-cell office:value-type="float" office:value="1073.39493608043">
                <text:p>1073.3949360804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9">
                <text:p>1099</text:p>
              </table:table-cell>
              <table:table-cell office:value-type="float" office:value="4.14">
                <text:p>4.14</text:p>
              </table:table-cell>
              <table:table-cell office:value-type="float" office:value="1180.84187662902">
                <text:p>1180.8418766290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9">
                <text:p>1199</text:p>
              </table:table-cell>
              <table:table-cell office:value-type="float" office:value="4.14">
                <text:p>4.14</text:p>
              </table:table-cell>
              <table:table-cell office:value-type="float" office:value="1288.28881717761">
                <text:p>1288.2888171776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9">
                <text:p>1299</text:p>
              </table:table-cell>
              <table:table-cell office:value-type="float" office:value="4.14">
                <text:p>4.14</text:p>
              </table:table-cell>
              <table:table-cell office:value-type="float" office:value="1395.7357577262">
                <text:p>1395.735757726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9">
                <text:p>1399</text:p>
              </table:table-cell>
              <table:table-cell office:value-type="float" office:value="4.14">
                <text:p>4.14</text:p>
              </table:table-cell>
              <table:table-cell office:value-type="float" office:value="1503.18269827479">
                <text:p>1503.1826982747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9">
                <text:p>1499</text:p>
              </table:table-cell>
              <table:table-cell office:value-type="float" office:value="4.14">
                <text:p>4.14</text:p>
              </table:table-cell>
              <table:table-cell office:value-type="float" office:value="1610.62963882338">
                <text:p>1610.6296388233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9">
                <text:p>1599</text:p>
              </table:table-cell>
              <table:table-cell office:value-type="float" office:value="4.13">
                <text:p>4.13</text:p>
              </table:table-cell>
              <table:table-cell office:value-type="float" office:value="1718.07657937197">
                <text:p>1718.0765793719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99">
                <text:p>1699</text:p>
              </table:table-cell>
              <table:table-cell office:value-type="float" office:value="4.13">
                <text:p>4.13</text:p>
              </table:table-cell>
              <table:table-cell office:value-type="float" office:value="1825.52351992057">
                <text:p>1825.5235199205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9">
                <text:p>1799</text:p>
              </table:table-cell>
              <table:table-cell office:value-type="float" office:value="4.13">
                <text:p>4.13</text:p>
              </table:table-cell>
              <table:table-cell office:value-type="float" office:value="1932.97046046916">
                <text:p>1932.9704604691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99">
                <text:p>1899</text:p>
              </table:table-cell>
              <table:table-cell office:value-type="float" office:value="4.12">
                <text:p>4.12</text:p>
              </table:table-cell>
              <table:table-cell office:value-type="float" office:value="2040.41740101775">
                <text:p>2040.4174010177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9">
                <text:p>1999</text:p>
              </table:table-cell>
              <table:table-cell office:value-type="float" office:value="4.12">
                <text:p>4.12</text:p>
              </table:table-cell>
              <table:table-cell office:value-type="float" office:value="2147.86434156634">
                <text:p>2147.8643415663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9">
                <text:p>2099</text:p>
              </table:table-cell>
              <table:table-cell office:value-type="float" office:value="4.12">
                <text:p>4.12</text:p>
              </table:table-cell>
              <table:table-cell office:value-type="float" office:value="2255.31128211493">
                <text:p>2255.3112821149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99">
                <text:p>2199</text:p>
              </table:table-cell>
              <table:table-cell office:value-type="float" office:value="4.12">
                <text:p>4.12</text:p>
              </table:table-cell>
              <table:table-cell office:value-type="float" office:value="2362.75822266352">
                <text:p>2362.7582226635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99">
                <text:p>2299</text:p>
              </table:table-cell>
              <table:table-cell office:value-type="float" office:value="4.12">
                <text:p>4.12</text:p>
              </table:table-cell>
              <table:table-cell office:value-type="float" office:value="2470.20516321211">
                <text:p>2470.2051632121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99">
                <text:p>2399</text:p>
              </table:table-cell>
              <table:table-cell office:value-type="float" office:value="4.11">
                <text:p>4.11</text:p>
              </table:table-cell>
              <table:table-cell office:value-type="float" office:value="2577.6521037607">
                <text:p>2577.652103760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9">
                <text:p>2499</text:p>
              </table:table-cell>
              <table:table-cell office:value-type="float" office:value="4.11">
                <text:p>4.11</text:p>
              </table:table-cell>
              <table:table-cell office:value-type="float" office:value="2685.0990443093">
                <text:p>2685.099044309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99">
                <text:p>2599</text:p>
              </table:table-cell>
              <table:table-cell office:value-type="float" office:value="4.11">
                <text:p>4.11</text:p>
              </table:table-cell>
              <table:table-cell office:value-type="float" office:value="2792.54598485789">
                <text:p>2792.5459848578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99">
                <text:p>2699</text:p>
              </table:table-cell>
              <table:table-cell office:value-type="float" office:value="4.11">
                <text:p>4.11</text:p>
              </table:table-cell>
              <table:table-cell office:value-type="float" office:value="2899.99292540648">
                <text:p>2899.9929254064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99">
                <text:p>2799</text:p>
              </table:table-cell>
              <table:table-cell office:value-type="float" office:value="4.11">
                <text:p>4.11</text:p>
              </table:table-cell>
              <table:table-cell office:value-type="float" office:value="3007.43986595507">
                <text:p>3007.4398659550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99">
                <text:p>2899</text:p>
              </table:table-cell>
              <table:table-cell office:value-type="float" office:value="4.11">
                <text:p>4.11</text:p>
              </table:table-cell>
              <table:table-cell office:value-type="float" office:value="3114.88680650366">
                <text:p>3114.8868065036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9">
                <text:p>2999</text:p>
              </table:table-cell>
              <table:table-cell office:value-type="float" office:value="4.11">
                <text:p>4.11</text:p>
              </table:table-cell>
              <table:table-cell office:value-type="float" office:value="3222.33374705225">
                <text:p>3222.3337470522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99">
                <text:p>3099</text:p>
              </table:table-cell>
              <table:table-cell office:value-type="float" office:value="4.11">
                <text:p>4.11</text:p>
              </table:table-cell>
              <table:table-cell office:value-type="float" office:value="3329.78068760084">
                <text:p>3329.7806876008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9">
                <text:p>3199</text:p>
              </table:table-cell>
              <table:table-cell office:value-type="float" office:value="4.1">
                <text:p>4.1</text:p>
              </table:table-cell>
              <table:table-cell office:value-type="float" office:value="3437.22762814944">
                <text:p>3437.2276281494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99">
                <text:p>3299</text:p>
              </table:table-cell>
              <table:table-cell office:value-type="float" office:value="4.1">
                <text:p>4.1</text:p>
              </table:table-cell>
              <table:table-cell office:value-type="float" office:value="3544.67456869803">
                <text:p>3544.6745686980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99">
                <text:p>3399</text:p>
              </table:table-cell>
              <table:table-cell office:value-type="float" office:value="4.1">
                <text:p>4.1</text:p>
              </table:table-cell>
              <table:table-cell office:value-type="float" office:value="3652.12150924662">
                <text:p>3652.1215092466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9">
                <text:p>3499</text:p>
              </table:table-cell>
              <table:table-cell office:value-type="float" office:value="4.1">
                <text:p>4.1</text:p>
              </table:table-cell>
              <table:table-cell office:value-type="float" office:value="3759.56844979521">
                <text:p>3759.5684497952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99">
                <text:p>3599</text:p>
              </table:table-cell>
              <table:table-cell office:value-type="float" office:value="4.09">
                <text:p>4.09</text:p>
              </table:table-cell>
              <table:table-cell office:value-type="float" office:value="3867.0153903438">
                <text:p>3867.015390343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99">
                <text:p>3699</text:p>
              </table:table-cell>
              <table:table-cell office:value-type="float" office:value="4.09">
                <text:p>4.09</text:p>
              </table:table-cell>
              <table:table-cell office:value-type="float" office:value="3974.46233089239">
                <text:p>3974.4623308923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99">
                <text:p>3799</text:p>
              </table:table-cell>
              <table:table-cell office:value-type="float" office:value="4.09">
                <text:p>4.09</text:p>
              </table:table-cell>
              <table:table-cell office:value-type="float" office:value="4081.90927144098">
                <text:p>4081.9092714409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99">
                <text:p>3899</text:p>
              </table:table-cell>
              <table:table-cell office:value-type="float" office:value="4.08">
                <text:p>4.08</text:p>
              </table:table-cell>
              <table:table-cell office:value-type="float" office:value="4189.35621198957">
                <text:p>4189.3562119895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9">
                <text:p>3999</text:p>
              </table:table-cell>
              <table:table-cell office:value-type="float" office:value="4.09">
                <text:p>4.09</text:p>
              </table:table-cell>
              <table:table-cell office:value-type="float" office:value="4296.80315253817">
                <text:p>4296.8031525381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99">
                <text:p>4099</text:p>
              </table:table-cell>
              <table:table-cell office:value-type="float" office:value="4.08">
                <text:p>4.08</text:p>
              </table:table-cell>
              <table:table-cell office:value-type="float" office:value="4404.25009308676">
                <text:p>4404.2500930867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99">
                <text:p>4199</text:p>
              </table:table-cell>
              <table:table-cell office:value-type="float" office:value="4.08">
                <text:p>4.08</text:p>
              </table:table-cell>
              <table:table-cell office:value-type="float" office:value="4511.69703363535">
                <text:p>4511.6970336353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99">
                <text:p>4299</text:p>
              </table:table-cell>
              <table:table-cell office:value-type="float" office:value="4.08">
                <text:p>4.08</text:p>
              </table:table-cell>
              <table:table-cell office:value-type="float" office:value="4619.14397418394">
                <text:p>4619.1439741839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9">
                <text:p>4399</text:p>
              </table:table-cell>
              <table:table-cell office:value-type="float" office:value="4.08">
                <text:p>4.08</text:p>
              </table:table-cell>
              <table:table-cell office:value-type="float" office:value="4726.59091473253">
                <text:p>4726.5909147325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99">
                <text:p>4499</text:p>
              </table:table-cell>
              <table:table-cell office:value-type="float" office:value="4.08">
                <text:p>4.08</text:p>
              </table:table-cell>
              <table:table-cell office:value-type="float" office:value="4834.03785528112">
                <text:p>4834.0378552811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9">
                <text:p>4599</text:p>
              </table:table-cell>
              <table:table-cell office:value-type="float" office:value="4.08">
                <text:p>4.08</text:p>
              </table:table-cell>
              <table:table-cell office:value-type="float" office:value="4941.48479582971">
                <text:p>4941.48479582971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99">
                <text:p>4699</text:p>
              </table:table-cell>
              <table:table-cell office:value-type="float" office:value="4.07">
                <text:p>4.07</text:p>
              </table:table-cell>
              <table:table-cell office:value-type="float" office:value="5048.9317363783">
                <text:p>5048.931736378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99">
                <text:p>4799</text:p>
              </table:table-cell>
              <table:table-cell office:value-type="float" office:value="4.07">
                <text:p>4.07</text:p>
              </table:table-cell>
              <table:table-cell office:value-type="float" office:value="5156.3786769269">
                <text:p>5156.378676926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99">
                <text:p>4899</text:p>
              </table:table-cell>
              <table:table-cell office:value-type="float" office:value="4.07">
                <text:p>4.07</text:p>
              </table:table-cell>
              <table:table-cell office:value-type="float" office:value="5263.82561747549">
                <text:p>5263.8256174754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99">
                <text:p>4999</text:p>
              </table:table-cell>
              <table:table-cell office:value-type="float" office:value="4.06">
                <text:p>4.06</text:p>
              </table:table-cell>
              <table:table-cell office:value-type="float" office:value="5371.27255802408">
                <text:p>5371.2725580240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99">
                <text:p>5099</text:p>
              </table:table-cell>
              <table:table-cell office:value-type="float" office:value="4.06">
                <text:p>4.06</text:p>
              </table:table-cell>
              <table:table-cell office:value-type="float" office:value="5478.71949857267">
                <text:p>5478.71949857267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99">
                <text:p>5199</text:p>
              </table:table-cell>
              <table:table-cell office:value-type="float" office:value="4.06">
                <text:p>4.06</text:p>
              </table:table-cell>
              <table:table-cell office:value-type="float" office:value="5586.16643912126">
                <text:p>5586.16643912126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99">
                <text:p>5299</text:p>
              </table:table-cell>
              <table:table-cell office:value-type="float" office:value="4.06">
                <text:p>4.06</text:p>
              </table:table-cell>
              <table:table-cell office:value-type="float" office:value="5693.61337966985">
                <text:p>5693.6133796698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99">
                <text:p>5399</text:p>
              </table:table-cell>
              <table:table-cell office:value-type="float" office:value="4.06">
                <text:p>4.06</text:p>
              </table:table-cell>
              <table:table-cell office:value-type="float" office:value="5801.06032021844">
                <text:p>5801.06032021844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99">
                <text:p>5499</text:p>
              </table:table-cell>
              <table:table-cell office:value-type="float" office:value="4.05">
                <text:p>4.05</text:p>
              </table:table-cell>
              <table:table-cell office:value-type="float" office:value="5908.50726076704">
                <text:p>5908.50726076704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99">
                <text:p>5599</text:p>
              </table:table-cell>
              <table:table-cell office:value-type="float" office:value="4.06">
                <text:p>4.06</text:p>
              </table:table-cell>
              <table:table-cell office:value-type="float" office:value="6015.95420131563">
                <text:p>6015.95420131563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99">
                <text:p>5699</text:p>
              </table:table-cell>
              <table:table-cell office:value-type="float" office:value="4.06">
                <text:p>4.06</text:p>
              </table:table-cell>
              <table:table-cell office:value-type="float" office:value="6123.40114186422">
                <text:p>6123.40114186422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99">
                <text:p>5799</text:p>
              </table:table-cell>
              <table:table-cell office:value-type="float" office:value="4.05">
                <text:p>4.05</text:p>
              </table:table-cell>
              <table:table-cell office:value-type="float" office:value="6230.84808241281">
                <text:p>6230.84808241281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99">
                <text:p>5899</text:p>
              </table:table-cell>
              <table:table-cell office:value-type="float" office:value="4.05">
                <text:p>4.05</text:p>
              </table:table-cell>
              <table:table-cell office:value-type="float" office:value="6338.2950229614">
                <text:p>6338.2950229614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99">
                <text:p>5999</text:p>
              </table:table-cell>
              <table:table-cell office:value-type="float" office:value="4.05">
                <text:p>4.05</text:p>
              </table:table-cell>
              <table:table-cell office:value-type="float" office:value="6445.74196350999">
                <text:p>6445.74196350999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99">
                <text:p>6099</text:p>
              </table:table-cell>
              <table:table-cell office:value-type="float" office:value="4.05">
                <text:p>4.05</text:p>
              </table:table-cell>
              <table:table-cell office:value-type="float" office:value="6553.18890405858">
                <text:p>6553.1889040585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99">
                <text:p>6199</text:p>
              </table:table-cell>
              <table:table-cell office:value-type="float" office:value="4.04">
                <text:p>4.04</text:p>
              </table:table-cell>
              <table:table-cell office:value-type="float" office:value="6660.63584460717">
                <text:p>6660.6358446071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99">
                <text:p>6299</text:p>
              </table:table-cell>
              <table:table-cell office:value-type="float" office:value="4.04">
                <text:p>4.04</text:p>
              </table:table-cell>
              <table:table-cell office:value-type="float" office:value="6768.08278515577">
                <text:p>6768.08278515577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99">
                <text:p>6399</text:p>
              </table:table-cell>
              <table:table-cell office:value-type="float" office:value="4.04">
                <text:p>4.04</text:p>
              </table:table-cell>
              <table:table-cell office:value-type="float" office:value="6875.52972570436">
                <text:p>6875.52972570436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99">
                <text:p>6499</text:p>
              </table:table-cell>
              <table:table-cell office:value-type="float" office:value="4.04">
                <text:p>4.04</text:p>
              </table:table-cell>
              <table:table-cell office:value-type="float" office:value="6982.97666625295">
                <text:p>6982.9766662529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99">
                <text:p>6599</text:p>
              </table:table-cell>
              <table:table-cell office:value-type="float" office:value="4.04">
                <text:p>4.04</text:p>
              </table:table-cell>
              <table:table-cell office:value-type="float" office:value="7090.42360680154">
                <text:p>7090.42360680154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99">
                <text:p>6699</text:p>
              </table:table-cell>
              <table:table-cell office:value-type="float" office:value="4.04">
                <text:p>4.04</text:p>
              </table:table-cell>
              <table:table-cell office:value-type="float" office:value="7197.87054735013">
                <text:p>7197.8705473501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99">
                <text:p>6799</text:p>
              </table:table-cell>
              <table:table-cell office:value-type="float" office:value="4.03">
                <text:p>4.03</text:p>
              </table:table-cell>
              <table:table-cell office:value-type="float" office:value="7305.31748789872">
                <text:p>7305.31748789872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99">
                <text:p>6899</text:p>
              </table:table-cell>
              <table:table-cell office:value-type="float" office:value="4.03">
                <text:p>4.03</text:p>
              </table:table-cell>
              <table:table-cell office:value-type="float" office:value="7412.76442844731">
                <text:p>7412.7644284473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99">
                <text:p>6999</text:p>
              </table:table-cell>
              <table:table-cell office:value-type="float" office:value="4.03">
                <text:p>4.03</text:p>
              </table:table-cell>
              <table:table-cell office:value-type="float" office:value="7520.2113689959">
                <text:p>7520.211368995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99">
                <text:p>7099</text:p>
              </table:table-cell>
              <table:table-cell office:value-type="float" office:value="4.03">
                <text:p>4.03</text:p>
              </table:table-cell>
              <table:table-cell office:value-type="float" office:value="7627.6583095445">
                <text:p>7627.658309544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99">
                <text:p>7199</text:p>
              </table:table-cell>
              <table:table-cell office:value-type="float" office:value="4.03">
                <text:p>4.03</text:p>
              </table:table-cell>
              <table:table-cell office:value-type="float" office:value="7735.10525009309">
                <text:p>7735.10525009309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99">
                <text:p>7299</text:p>
              </table:table-cell>
              <table:table-cell office:value-type="float" office:value="4.02">
                <text:p>4.02</text:p>
              </table:table-cell>
              <table:table-cell office:value-type="float" office:value="7842.55219064168">
                <text:p>7842.55219064168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99">
                <text:p>7399</text:p>
              </table:table-cell>
              <table:table-cell office:value-type="float" office:value="4.02">
                <text:p>4.02</text:p>
              </table:table-cell>
              <table:table-cell office:value-type="float" office:value="7949.99913119027">
                <text:p>7949.99913119027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99">
                <text:p>7499</text:p>
              </table:table-cell>
              <table:table-cell office:value-type="float" office:value="4.02">
                <text:p>4.02</text:p>
              </table:table-cell>
              <table:table-cell office:value-type="float" office:value="8057.44607173886">
                <text:p>8057.4460717388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99">
                <text:p>7599</text:p>
              </table:table-cell>
              <table:table-cell office:value-type="float" office:value="4.02">
                <text:p>4.02</text:p>
              </table:table-cell>
              <table:table-cell office:value-type="float" office:value="8164.89301228745">
                <text:p>8164.8930122874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99">
                <text:p>7699</text:p>
              </table:table-cell>
              <table:table-cell office:value-type="float" office:value="4.02">
                <text:p>4.02</text:p>
              </table:table-cell>
              <table:table-cell office:value-type="float" office:value="8272.33995283604">
                <text:p>8272.3399528360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99">
                <text:p>7799</text:p>
              </table:table-cell>
              <table:table-cell office:value-type="float" office:value="4.02">
                <text:p>4.02</text:p>
              </table:table-cell>
              <table:table-cell office:value-type="float" office:value="8379.78689338464">
                <text:p>8379.7868933846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99">
                <text:p>7899</text:p>
              </table:table-cell>
              <table:table-cell office:value-type="float" office:value="4.02">
                <text:p>4.02</text:p>
              </table:table-cell>
              <table:table-cell office:value-type="float" office:value="8487.23383393323">
                <text:p>8487.23383393323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9">
                <text:p>7999</text:p>
              </table:table-cell>
              <table:table-cell office:value-type="float" office:value="4.02">
                <text:p>4.02</text:p>
              </table:table-cell>
              <table:table-cell office:value-type="float" office:value="8594.68077448182">
                <text:p>8594.6807744818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99">
                <text:p>8099</text:p>
              </table:table-cell>
              <table:table-cell office:value-type="float" office:value="4.01">
                <text:p>4.01</text:p>
              </table:table-cell>
              <table:table-cell office:value-type="float" office:value="8702.12771503041">
                <text:p>8702.1277150304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199">
                <text:p>8199</text:p>
              </table:table-cell>
              <table:table-cell office:value-type="float" office:value="4.01">
                <text:p>4.01</text:p>
              </table:table-cell>
              <table:table-cell office:value-type="float" office:value="8809.574655579">
                <text:p>8809.57465557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99">
                <text:p>8299</text:p>
              </table:table-cell>
              <table:table-cell office:value-type="float" office:value="4.01">
                <text:p>4.01</text:p>
              </table:table-cell>
              <table:table-cell office:value-type="float" office:value="8917.02159612759">
                <text:p>8917.0215961275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99">
                <text:p>8399</text:p>
              </table:table-cell>
              <table:table-cell office:value-type="float" office:value="4">
                <text:p>4</text:p>
              </table:table-cell>
              <table:table-cell office:value-type="float" office:value="9024.46853667618">
                <text:p>9024.4685366761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99">
                <text:p>8499</text:p>
              </table:table-cell>
              <table:table-cell office:value-type="float" office:value="4.01">
                <text:p>4.01</text:p>
              </table:table-cell>
              <table:table-cell office:value-type="float" office:value="9131.91547722477">
                <text:p>9131.91547722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99">
                <text:p>8599</text:p>
              </table:table-cell>
              <table:table-cell office:value-type="float" office:value="4">
                <text:p>4</text:p>
              </table:table-cell>
              <table:table-cell office:value-type="float" office:value="9239.36241777336">
                <text:p>9239.36241777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99">
                <text:p>8699</text:p>
              </table:table-cell>
              <table:table-cell office:value-type="float" office:value="4">
                <text:p>4</text:p>
              </table:table-cell>
              <table:table-cell office:value-type="float" office:value="9346.80935832196">
                <text:p>9346.80935832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99">
                <text:p>8799</text:p>
              </table:table-cell>
              <table:table-cell office:value-type="float" office:value="4">
                <text:p>4</text:p>
              </table:table-cell>
              <table:table-cell office:value-type="float" office:value="9454.25629887055">
                <text:p>9454.256298870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99">
                <text:p>8899</text:p>
              </table:table-cell>
              <table:table-cell office:value-type="float" office:value="3.99">
                <text:p>3.99</text:p>
              </table:table-cell>
              <table:table-cell office:value-type="float" office:value="9561.70323941914">
                <text:p>9561.70323941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99">
                <text:p>8999</text:p>
              </table:table-cell>
              <table:table-cell office:value-type="float" office:value="4">
                <text:p>4</text:p>
              </table:table-cell>
              <table:table-cell office:value-type="float" office:value="9669.15017996773">
                <text:p>9669.1501799677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99">
                <text:p>9099</text:p>
              </table:table-cell>
              <table:table-cell office:value-type="float" office:value="3.99">
                <text:p>3.99</text:p>
              </table:table-cell>
              <table:table-cell office:value-type="float" office:value="9776.59712051632">
                <text:p>9776.5971205163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99">
                <text:p>9199</text:p>
              </table:table-cell>
              <table:table-cell office:value-type="float" office:value="3.99">
                <text:p>3.99</text:p>
              </table:table-cell>
              <table:table-cell office:value-type="float" office:value="9884.04406106491">
                <text:p>9884.0440610649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99">
                <text:p>9299</text:p>
              </table:table-cell>
              <table:table-cell office:value-type="float" office:value="3.99">
                <text:p>3.99</text:p>
              </table:table-cell>
              <table:table-cell office:value-type="float" office:value="9991.4910016135">
                <text:p>9991.491001613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99">
                <text:p>9399</text:p>
              </table:table-cell>
              <table:table-cell office:value-type="float" office:value="3.99">
                <text:p>3.99</text:p>
              </table:table-cell>
              <table:table-cell office:value-type="float" office:value="10098.9379421621">
                <text:p>10098.93794216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99">
                <text:p>9499</text:p>
              </table:table-cell>
              <table:table-cell office:value-type="float" office:value="3.99">
                <text:p>3.99</text:p>
              </table:table-cell>
              <table:table-cell office:value-type="float" office:value="10206.3848827107">
                <text:p>10206.384882710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99">
                <text:p>9599</text:p>
              </table:table-cell>
              <table:table-cell office:value-type="float" office:value="3.98">
                <text:p>3.98</text:p>
              </table:table-cell>
              <table:table-cell office:value-type="float" office:value="10313.8318232593">
                <text:p>10313.831823259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99">
                <text:p>9699</text:p>
              </table:table-cell>
              <table:table-cell office:value-type="float" office:value="3.99">
                <text:p>3.99</text:p>
              </table:table-cell>
              <table:table-cell office:value-type="float" office:value="10421.2787638079">
                <text:p>10421.278763807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99">
                <text:p>9799</text:p>
              </table:table-cell>
              <table:table-cell office:value-type="float" office:value="3.98">
                <text:p>3.98</text:p>
              </table:table-cell>
              <table:table-cell office:value-type="float" office:value="10528.7257043565">
                <text:p>10528.725704356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99">
                <text:p>9899</text:p>
              </table:table-cell>
              <table:table-cell office:value-type="float" office:value="3.99">
                <text:p>3.99</text:p>
              </table:table-cell>
              <table:table-cell office:value-type="float" office:value="10636.1726449051">
                <text:p>10636.172644905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99">
                <text:p>9999</text:p>
              </table:table-cell>
              <table:table-cell office:value-type="float" office:value="3.98">
                <text:p>3.98</text:p>
              </table:table-cell>
              <table:table-cell office:value-type="float" office:value="10743.6195854536">
                <text:p>10743.6195854536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99">
                <text:p>10099</text:p>
              </table:table-cell>
              <table:table-cell office:value-type="float" office:value="3.98">
                <text:p>3.98</text:p>
              </table:table-cell>
              <table:table-cell office:value-type="float" office:value="10851.0665260022">
                <text:p>10851.0665260022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99">
                <text:p>10199</text:p>
              </table:table-cell>
              <table:table-cell office:value-type="float" office:value="3.98">
                <text:p>3.98</text:p>
              </table:table-cell>
              <table:table-cell office:value-type="float" office:value="10958.5134665508">
                <text:p>10958.513466550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99">
                <text:p>10299</text:p>
              </table:table-cell>
              <table:table-cell office:value-type="float" office:value="3.97">
                <text:p>3.97</text:p>
              </table:table-cell>
              <table:table-cell office:value-type="float" office:value="11065.9604070994">
                <text:p>11065.960407099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399">
                <text:p>10399</text:p>
              </table:table-cell>
              <table:table-cell office:value-type="float" office:value="3.97">
                <text:p>3.97</text:p>
              </table:table-cell>
              <table:table-cell office:value-type="float" office:value="11173.407347648">
                <text:p>11173.40734764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99">
                <text:p>10499</text:p>
              </table:table-cell>
              <table:table-cell office:value-type="float" office:value="3.97">
                <text:p>3.97</text:p>
              </table:table-cell>
              <table:table-cell office:value-type="float" office:value="11280.8542881966">
                <text:p>11280.854288196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599">
                <text:p>10599</text:p>
              </table:table-cell>
              <table:table-cell office:value-type="float" office:value="3.96">
                <text:p>3.96</text:p>
              </table:table-cell>
              <table:table-cell office:value-type="float" office:value="11388.3012287452">
                <text:p>11388.301228745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699">
                <text:p>10699</text:p>
              </table:table-cell>
              <table:table-cell office:value-type="float" office:value="3.97">
                <text:p>3.97</text:p>
              </table:table-cell>
              <table:table-cell office:value-type="float" office:value="11495.7481692938">
                <text:p>11495.748169293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799">
                <text:p>10799</text:p>
              </table:table-cell>
              <table:table-cell office:value-type="float" office:value="3.97">
                <text:p>3.97</text:p>
              </table:table-cell>
              <table:table-cell office:value-type="float" office:value="11603.1951098424">
                <text:p>11603.195109842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899">
                <text:p>10899</text:p>
              </table:table-cell>
              <table:table-cell office:value-type="float" office:value="3.96">
                <text:p>3.96</text:p>
              </table:table-cell>
              <table:table-cell office:value-type="float" office:value="11710.642050391">
                <text:p>11710.64205039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999">
                <text:p>10999</text:p>
              </table:table-cell>
              <table:table-cell office:value-type="float" office:value="3.96">
                <text:p>3.96</text:p>
              </table:table-cell>
              <table:table-cell office:value-type="float" office:value="11818.0889909396">
                <text:p>11818.088990939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99">
                <text:p>11099</text:p>
              </table:table-cell>
              <table:table-cell office:value-type="float" office:value="3.96">
                <text:p>3.96</text:p>
              </table:table-cell>
              <table:table-cell office:value-type="float" office:value="11925.5359314881">
                <text:p>11925.535931488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199">
                <text:p>11199</text:p>
              </table:table-cell>
              <table:table-cell office:value-type="float" office:value="3.96">
                <text:p>3.96</text:p>
              </table:table-cell>
              <table:table-cell office:value-type="float" office:value="12032.9828720367">
                <text:p>12032.982872036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99">
                <text:p>11299</text:p>
              </table:table-cell>
              <table:table-cell office:value-type="float" office:value="3.95">
                <text:p>3.95</text:p>
              </table:table-cell>
              <table:table-cell office:value-type="float" office:value="12140.4298125853">
                <text:p>12140.429812585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99">
                <text:p>11399</text:p>
              </table:table-cell>
              <table:table-cell office:value-type="float" office:value="3.96">
                <text:p>3.96</text:p>
              </table:table-cell>
              <table:table-cell office:value-type="float" office:value="12247.8767531339">
                <text:p>12247.876753133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99">
                <text:p>11499</text:p>
              </table:table-cell>
              <table:table-cell office:value-type="float" office:value="3.95">
                <text:p>3.95</text:p>
              </table:table-cell>
              <table:table-cell office:value-type="float" office:value="12355.3236936825">
                <text:p>12355.323693682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599">
                <text:p>11599</text:p>
              </table:table-cell>
              <table:table-cell office:value-type="float" office:value="3.95">
                <text:p>3.95</text:p>
              </table:table-cell>
              <table:table-cell office:value-type="float" office:value="12462.7706342311">
                <text:p>12462.770634231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699">
                <text:p>11699</text:p>
              </table:table-cell>
              <table:table-cell office:value-type="float" office:value="3.95">
                <text:p>3.95</text:p>
              </table:table-cell>
              <table:table-cell office:value-type="float" office:value="12570.2175747797">
                <text:p>12570.217574779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799">
                <text:p>11799</text:p>
              </table:table-cell>
              <table:table-cell office:value-type="float" office:value="3.95">
                <text:p>3.95</text:p>
              </table:table-cell>
              <table:table-cell office:value-type="float" office:value="12677.6645153283">
                <text:p>12677.664515328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899">
                <text:p>11899</text:p>
              </table:table-cell>
              <table:table-cell office:value-type="float" office:value="3.94">
                <text:p>3.94</text:p>
              </table:table-cell>
              <table:table-cell office:value-type="float" office:value="12785.1114558769">
                <text:p>12785.111455876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999">
                <text:p>11999</text:p>
              </table:table-cell>
              <table:table-cell office:value-type="float" office:value="3.94">
                <text:p>3.94</text:p>
              </table:table-cell>
              <table:table-cell office:value-type="float" office:value="12892.5583964255">
                <text:p>12892.558396425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99">
                <text:p>12099</text:p>
              </table:table-cell>
              <table:table-cell office:value-type="float" office:value="3.94">
                <text:p>3.94</text:p>
              </table:table-cell>
              <table:table-cell office:value-type="float" office:value="13000.0053369741">
                <text:p>13000.005336974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199">
                <text:p>12199</text:p>
              </table:table-cell>
              <table:table-cell office:value-type="float" office:value="3.94">
                <text:p>3.94</text:p>
              </table:table-cell>
              <table:table-cell office:value-type="float" office:value="13107.4522775227">
                <text:p>13107.452277522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299">
                <text:p>12299</text:p>
              </table:table-cell>
              <table:table-cell office:value-type="float" office:value="3.94">
                <text:p>3.94</text:p>
              </table:table-cell>
              <table:table-cell office:value-type="float" office:value="13214.8992180712">
                <text:p>13214.899218071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99">
                <text:p>12399</text:p>
              </table:table-cell>
              <table:table-cell office:value-type="float" office:value="3.94">
                <text:p>3.94</text:p>
              </table:table-cell>
              <table:table-cell office:value-type="float" office:value="13322.3461586198">
                <text:p>13322.346158619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9">
                <text:p>12499</text:p>
              </table:table-cell>
              <table:table-cell office:value-type="float" office:value="3.93">
                <text:p>3.93</text:p>
              </table:table-cell>
              <table:table-cell office:value-type="float" office:value="13429.7930991684">
                <text:p>13429.793099168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99">
                <text:p>12599</text:p>
              </table:table-cell>
              <table:table-cell office:value-type="float" office:value="3.93">
                <text:p>3.93</text:p>
              </table:table-cell>
              <table:table-cell office:value-type="float" office:value="13537.240039717">
                <text:p>13537.24003971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699">
                <text:p>12699</text:p>
              </table:table-cell>
              <table:table-cell office:value-type="float" office:value="3.93">
                <text:p>3.93</text:p>
              </table:table-cell>
              <table:table-cell office:value-type="float" office:value="13644.6869802656">
                <text:p>13644.686980265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99">
                <text:p>12799</text:p>
              </table:table-cell>
              <table:table-cell office:value-type="float" office:value="3.92">
                <text:p>3.92</text:p>
              </table:table-cell>
              <table:table-cell office:value-type="float" office:value="13752.1339208142">
                <text:p>13752.133920814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899">
                <text:p>12899</text:p>
              </table:table-cell>
              <table:table-cell office:value-type="float" office:value="3.93">
                <text:p>3.93</text:p>
              </table:table-cell>
              <table:table-cell office:value-type="float" office:value="13859.5808613628">
                <text:p>13859.580861362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99">
                <text:p>12999</text:p>
              </table:table-cell>
              <table:table-cell office:value-type="float" office:value="3.92">
                <text:p>3.92</text:p>
              </table:table-cell>
              <table:table-cell office:value-type="float" office:value="13967.0278019114">
                <text:p>13967.027801911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099">
                <text:p>13099</text:p>
              </table:table-cell>
              <table:table-cell office:value-type="float" office:value="3.91">
                <text:p>3.91</text:p>
              </table:table-cell>
              <table:table-cell office:value-type="float" office:value="14074.47474246">
                <text:p>14074.4747424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199">
                <text:p>13199</text:p>
              </table:table-cell>
              <table:table-cell office:value-type="float" office:value="3.91">
                <text:p>3.91</text:p>
              </table:table-cell>
              <table:table-cell office:value-type="float" office:value="14181.9216830086">
                <text:p>14181.921683008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299">
                <text:p>13299</text:p>
              </table:table-cell>
              <table:table-cell office:value-type="float" office:value="3.91">
                <text:p>3.91</text:p>
              </table:table-cell>
              <table:table-cell office:value-type="float" office:value="14289.3686235572">
                <text:p>14289.368623557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399">
                <text:p>13399</text:p>
              </table:table-cell>
              <table:table-cell office:value-type="float" office:value="3.91">
                <text:p>3.91</text:p>
              </table:table-cell>
              <table:table-cell office:value-type="float" office:value="14396.8155641057">
                <text:p>14396.815564105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499">
                <text:p>13499</text:p>
              </table:table-cell>
              <table:table-cell office:value-type="float" office:value="3.9">
                <text:p>3.9</text:p>
              </table:table-cell>
              <table:table-cell office:value-type="float" office:value="14504.2625046543">
                <text:p>14504.262504654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599">
                <text:p>13599</text:p>
              </table:table-cell>
              <table:table-cell office:value-type="float" office:value="3.91">
                <text:p>3.91</text:p>
              </table:table-cell>
              <table:table-cell office:value-type="float" office:value="14611.7094452029">
                <text:p>14611.709445202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99">
                <text:p>13699</text:p>
              </table:table-cell>
              <table:table-cell office:value-type="float" office:value="3.9">
                <text:p>3.9</text:p>
              </table:table-cell>
              <table:table-cell office:value-type="float" office:value="14719.1563857515">
                <text:p>14719.156385751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799">
                <text:p>13799</text:p>
              </table:table-cell>
              <table:table-cell office:value-type="float" office:value="3.9">
                <text:p>3.9</text:p>
              </table:table-cell>
              <table:table-cell office:value-type="float" office:value="14826.6033263001">
                <text:p>14826.603326300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899">
                <text:p>13899</text:p>
              </table:table-cell>
              <table:table-cell office:value-type="float" office:value="3.9">
                <text:p>3.9</text:p>
              </table:table-cell>
              <table:table-cell office:value-type="float" office:value="14934.0502668487">
                <text:p>14934.050266848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999">
                <text:p>13999</text:p>
              </table:table-cell>
              <table:table-cell office:value-type="float" office:value="3.9">
                <text:p>3.9</text:p>
              </table:table-cell>
              <table:table-cell office:value-type="float" office:value="15041.4972073973">
                <text:p>15041.497207397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99">
                <text:p>14099</text:p>
              </table:table-cell>
              <table:table-cell office:value-type="float" office:value="3.89">
                <text:p>3.89</text:p>
              </table:table-cell>
              <table:table-cell office:value-type="float" office:value="15148.9441479459">
                <text:p>15148.944147945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199">
                <text:p>14199</text:p>
              </table:table-cell>
              <table:table-cell office:value-type="float" office:value="3.89">
                <text:p>3.89</text:p>
              </table:table-cell>
              <table:table-cell office:value-type="float" office:value="15256.3910884945">
                <text:p>15256.391088494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299">
                <text:p>14299</text:p>
              </table:table-cell>
              <table:table-cell office:value-type="float" office:value="3.89">
                <text:p>3.89</text:p>
              </table:table-cell>
              <table:table-cell office:value-type="float" office:value="15363.8380290431">
                <text:p>15363.838029043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399">
                <text:p>14399</text:p>
              </table:table-cell>
              <table:table-cell office:value-type="float" office:value="3.89">
                <text:p>3.89</text:p>
              </table:table-cell>
              <table:table-cell office:value-type="float" office:value="15471.2849695917">
                <text:p>15471.284969591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499">
                <text:p>14499</text:p>
              </table:table-cell>
              <table:table-cell office:value-type="float" office:value="3.88">
                <text:p>3.88</text:p>
              </table:table-cell>
              <table:table-cell office:value-type="float" office:value="15578.7319101403">
                <text:p>15578.731910140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599">
                <text:p>14599</text:p>
              </table:table-cell>
              <table:table-cell office:value-type="float" office:value="3.88">
                <text:p>3.88</text:p>
              </table:table-cell>
              <table:table-cell office:value-type="float" office:value="15686.1788506888">
                <text:p>15686.178850688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99">
                <text:p>14699</text:p>
              </table:table-cell>
              <table:table-cell office:value-type="float" office:value="3.88">
                <text:p>3.88</text:p>
              </table:table-cell>
              <table:table-cell office:value-type="float" office:value="15793.6257912374">
                <text:p>15793.625791237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99">
                <text:p>14799</text:p>
              </table:table-cell>
              <table:table-cell office:value-type="float" office:value="3.88">
                <text:p>3.88</text:p>
              </table:table-cell>
              <table:table-cell office:value-type="float" office:value="15901.072731786">
                <text:p>15901.07273178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99">
                <text:p>14899</text:p>
              </table:table-cell>
              <table:table-cell office:value-type="float" office:value="3.88">
                <text:p>3.88</text:p>
              </table:table-cell>
              <table:table-cell office:value-type="float" office:value="16008.5196723346">
                <text:p>16008.519672334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99">
                <text:p>14999</text:p>
              </table:table-cell>
              <table:table-cell office:value-type="float" office:value="3.87">
                <text:p>3.87</text:p>
              </table:table-cell>
              <table:table-cell office:value-type="float" office:value="16115.9666128832">
                <text:p>16115.966612883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99">
                <text:p>15099</text:p>
              </table:table-cell>
              <table:table-cell office:value-type="float" office:value="3.87">
                <text:p>3.87</text:p>
              </table:table-cell>
              <table:table-cell office:value-type="float" office:value="16223.4135534318">
                <text:p>16223.413553431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199">
                <text:p>15199</text:p>
              </table:table-cell>
              <table:table-cell office:value-type="float" office:value="3.87">
                <text:p>3.87</text:p>
              </table:table-cell>
              <table:table-cell office:value-type="float" office:value="16330.8604939804">
                <text:p>16330.860493980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299">
                <text:p>15299</text:p>
              </table:table-cell>
              <table:table-cell office:value-type="float" office:value="3.87">
                <text:p>3.87</text:p>
              </table:table-cell>
              <table:table-cell office:value-type="float" office:value="16438.307434529">
                <text:p>16438.30743452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399">
                <text:p>15399</text:p>
              </table:table-cell>
              <table:table-cell office:value-type="float" office:value="3.87">
                <text:p>3.87</text:p>
              </table:table-cell>
              <table:table-cell office:value-type="float" office:value="16545.7543750776">
                <text:p>16545.754375077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99">
                <text:p>15499</text:p>
              </table:table-cell>
              <table:table-cell office:value-type="float" office:value="3.87">
                <text:p>3.87</text:p>
              </table:table-cell>
              <table:table-cell office:value-type="float" office:value="16653.2013156262">
                <text:p>16653.201315626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599">
                <text:p>15599</text:p>
              </table:table-cell>
              <table:table-cell office:value-type="float" office:value="3.87">
                <text:p>3.87</text:p>
              </table:table-cell>
              <table:table-cell office:value-type="float" office:value="16760.6482561748">
                <text:p>16760.648256174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699">
                <text:p>15699</text:p>
              </table:table-cell>
              <table:table-cell office:value-type="float" office:value="3.87">
                <text:p>3.87</text:p>
              </table:table-cell>
              <table:table-cell office:value-type="float" office:value="16868.0951967233">
                <text:p>16868.095196723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99">
                <text:p>15799</text:p>
              </table:table-cell>
              <table:table-cell office:value-type="float" office:value="3.85">
                <text:p>3.85</text:p>
              </table:table-cell>
              <table:table-cell office:value-type="float" office:value="16975.5421372719">
                <text:p>16975.542137271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899">
                <text:p>15899</text:p>
              </table:table-cell>
              <table:table-cell office:value-type="float" office:value="3.86">
                <text:p>3.86</text:p>
              </table:table-cell>
              <table:table-cell office:value-type="float" office:value="17082.9890778205">
                <text:p>17082.989077820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999">
                <text:p>15999</text:p>
              </table:table-cell>
              <table:table-cell office:value-type="float" office:value="3.85">
                <text:p>3.85</text:p>
              </table:table-cell>
              <table:table-cell office:value-type="float" office:value="17190.4360183691">
                <text:p>17190.436018369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099">
                <text:p>16099</text:p>
              </table:table-cell>
              <table:table-cell office:value-type="float" office:value="3.86">
                <text:p>3.86</text:p>
              </table:table-cell>
              <table:table-cell office:value-type="float" office:value="17297.8829589177">
                <text:p>17297.882958917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199">
                <text:p>16199</text:p>
              </table:table-cell>
              <table:table-cell office:value-type="float" office:value="3.86">
                <text:p>3.86</text:p>
              </table:table-cell>
              <table:table-cell office:value-type="float" office:value="17405.3298994663">
                <text:p>17405.329899466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299">
                <text:p>16299</text:p>
              </table:table-cell>
              <table:table-cell office:value-type="float" office:value="3.85">
                <text:p>3.85</text:p>
              </table:table-cell>
              <table:table-cell office:value-type="float" office:value="17512.7768400149">
                <text:p>17512.776840014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399">
                <text:p>16399</text:p>
              </table:table-cell>
              <table:table-cell office:value-type="float" office:value="3.86">
                <text:p>3.86</text:p>
              </table:table-cell>
              <table:table-cell office:value-type="float" office:value="17620.2237805635">
                <text:p>17620.223780563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499">
                <text:p>16499</text:p>
              </table:table-cell>
              <table:table-cell office:value-type="float" office:value="3.85">
                <text:p>3.85</text:p>
              </table:table-cell>
              <table:table-cell office:value-type="float" office:value="17727.6707211121">
                <text:p>17727.670721112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599">
                <text:p>16599</text:p>
              </table:table-cell>
              <table:table-cell office:value-type="float" office:value="3.85">
                <text:p>3.85</text:p>
              </table:table-cell>
              <table:table-cell office:value-type="float" office:value="17835.1176616607">
                <text:p>17835.117661660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699">
                <text:p>16699</text:p>
              </table:table-cell>
              <table:table-cell office:value-type="float" office:value="3.85">
                <text:p>3.85</text:p>
              </table:table-cell>
              <table:table-cell office:value-type="float" office:value="17942.5646022093">
                <text:p>17942.564602209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799">
                <text:p>16799</text:p>
              </table:table-cell>
              <table:table-cell office:value-type="float" office:value="3.85">
                <text:p>3.85</text:p>
              </table:table-cell>
              <table:table-cell office:value-type="float" office:value="18050.0115427579">
                <text:p>18050.011542757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899">
                <text:p>16899</text:p>
              </table:table-cell>
              <table:table-cell office:value-type="float" office:value="3.85">
                <text:p>3.85</text:p>
              </table:table-cell>
              <table:table-cell office:value-type="float" office:value="18157.4584833064">
                <text:p>18157.458483306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99">
                <text:p>16999</text:p>
              </table:table-cell>
              <table:table-cell office:value-type="float" office:value="3.85">
                <text:p>3.85</text:p>
              </table:table-cell>
              <table:table-cell office:value-type="float" office:value="18264.905423855">
                <text:p>18264.90542385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99">
                <text:p>17099</text:p>
              </table:table-cell>
              <table:table-cell office:value-type="float" office:value="3.85">
                <text:p>3.85</text:p>
              </table:table-cell>
              <table:table-cell office:value-type="float" office:value="18372.3523644036">
                <text:p>18372.352364403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99">
                <text:p>17199</text:p>
              </table:table-cell>
              <table:table-cell office:value-type="float" office:value="3.84">
                <text:p>3.84</text:p>
              </table:table-cell>
              <table:table-cell office:value-type="float" office:value="18479.7993049522">
                <text:p>18479.799304952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99">
                <text:p>17299</text:p>
              </table:table-cell>
              <table:table-cell office:value-type="float" office:value="3.84">
                <text:p>3.84</text:p>
              </table:table-cell>
              <table:table-cell office:value-type="float" office:value="18587.2462455008">
                <text:p>18587.246245500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399">
                <text:p>17399</text:p>
              </table:table-cell>
              <table:table-cell office:value-type="float" office:value="3.84">
                <text:p>3.84</text:p>
              </table:table-cell>
              <table:table-cell office:value-type="float" office:value="18694.6931860494">
                <text:p>18694.693186049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499">
                <text:p>17499</text:p>
              </table:table-cell>
              <table:table-cell office:value-type="float" office:value="3.84">
                <text:p>3.84</text:p>
              </table:table-cell>
              <table:table-cell office:value-type="float" office:value="18802.140126598">
                <text:p>18802.14012659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599">
                <text:p>17599</text:p>
              </table:table-cell>
              <table:table-cell office:value-type="float" office:value="3.84">
                <text:p>3.84</text:p>
              </table:table-cell>
              <table:table-cell office:value-type="float" office:value="18909.5870671466">
                <text:p>18909.5870671466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699">
                <text:p>17699</text:p>
              </table:table-cell>
              <table:table-cell office:value-type="float" office:value="3.84">
                <text:p>3.84</text:p>
              </table:table-cell>
              <table:table-cell office:value-type="float" office:value="19017.0340076952">
                <text:p>19017.034007695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799">
                <text:p>17799</text:p>
              </table:table-cell>
              <table:table-cell office:value-type="float" office:value="3.83">
                <text:p>3.83</text:p>
              </table:table-cell>
              <table:table-cell office:value-type="float" office:value="19124.4809482438">
                <text:p>19124.480948243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899">
                <text:p>17899</text:p>
              </table:table-cell>
              <table:table-cell office:value-type="float" office:value="3.83">
                <text:p>3.83</text:p>
              </table:table-cell>
              <table:table-cell office:value-type="float" office:value="19231.9278887924">
                <text:p>19231.9278887924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999">
                <text:p>17999</text:p>
              </table:table-cell>
              <table:table-cell office:value-type="float" office:value="3.83">
                <text:p>3.83</text:p>
              </table:table-cell>
              <table:table-cell office:value-type="float" office:value="19339.3748293409">
                <text:p>19339.374829340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099">
                <text:p>18099</text:p>
              </table:table-cell>
              <table:table-cell office:value-type="float" office:value="3.83">
                <text:p>3.83</text:p>
              </table:table-cell>
              <table:table-cell office:value-type="float" office:value="19446.8217698895">
                <text:p>19446.821769889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199">
                <text:p>18199</text:p>
              </table:table-cell>
              <table:table-cell office:value-type="float" office:value="3.83">
                <text:p>3.83</text:p>
              </table:table-cell>
              <table:table-cell office:value-type="float" office:value="19554.2687104381">
                <text:p>19554.268710438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99">
                <text:p>18299</text:p>
              </table:table-cell>
              <table:table-cell office:value-type="float" office:value="3.83">
                <text:p>3.83</text:p>
              </table:table-cell>
              <table:table-cell office:value-type="float" office:value="19661.7156509867">
                <text:p>19661.715650986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399">
                <text:p>18399</text:p>
              </table:table-cell>
              <table:table-cell office:value-type="float" office:value="3.83">
                <text:p>3.83</text:p>
              </table:table-cell>
              <table:table-cell office:value-type="float" office:value="19769.1625915353">
                <text:p>19769.162591535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499">
                <text:p>18499</text:p>
              </table:table-cell>
              <table:table-cell office:value-type="float" office:value="3.83">
                <text:p>3.83</text:p>
              </table:table-cell>
              <table:table-cell office:value-type="float" office:value="19876.6095320839">
                <text:p>19876.609532083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599">
                <text:p>18599</text:p>
              </table:table-cell>
              <table:table-cell office:value-type="float" office:value="3.83">
                <text:p>3.83</text:p>
              </table:table-cell>
              <table:table-cell office:value-type="float" office:value="19984.0564726325">
                <text:p>19984.056472632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699">
                <text:p>18699</text:p>
              </table:table-cell>
              <table:table-cell office:value-type="float" office:value="3.83">
                <text:p>3.83</text:p>
              </table:table-cell>
              <table:table-cell office:value-type="float" office:value="20091.5034131811">
                <text:p>20091.5034131811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799">
                <text:p>18799</text:p>
              </table:table-cell>
              <table:table-cell office:value-type="float" office:value="3.82">
                <text:p>3.82</text:p>
              </table:table-cell>
              <table:table-cell office:value-type="float" office:value="20198.9503537297">
                <text:p>20198.950353729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899">
                <text:p>18899</text:p>
              </table:table-cell>
              <table:table-cell office:value-type="float" office:value="3.82">
                <text:p>3.82</text:p>
              </table:table-cell>
              <table:table-cell office:value-type="float" office:value="20306.3972942783">
                <text:p>20306.397294278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999">
                <text:p>18999</text:p>
              </table:table-cell>
              <table:table-cell office:value-type="float" office:value="3.82">
                <text:p>3.82</text:p>
              </table:table-cell>
              <table:table-cell office:value-type="float" office:value="20413.8442348269">
                <text:p>20413.8442348269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099">
                <text:p>19099</text:p>
              </table:table-cell>
              <table:table-cell office:value-type="float" office:value="3.82">
                <text:p>3.82</text:p>
              </table:table-cell>
              <table:table-cell office:value-type="float" office:value="20521.2911753754">
                <text:p>20521.2911753754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199">
                <text:p>19199</text:p>
              </table:table-cell>
              <table:table-cell office:value-type="float" office:value="3.82">
                <text:p>3.82</text:p>
              </table:table-cell>
              <table:table-cell office:value-type="float" office:value="20628.738115924">
                <text:p>20628.738115924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299">
                <text:p>19299</text:p>
              </table:table-cell>
              <table:table-cell office:value-type="float" office:value="3.82">
                <text:p>3.82</text:p>
              </table:table-cell>
              <table:table-cell office:value-type="float" office:value="20736.1850564726">
                <text:p>20736.1850564726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399">
                <text:p>19399</text:p>
              </table:table-cell>
              <table:table-cell office:value-type="float" office:value="3.82">
                <text:p>3.82</text:p>
              </table:table-cell>
              <table:table-cell office:value-type="float" office:value="20843.6319970212">
                <text:p>20843.6319970212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499">
                <text:p>19499</text:p>
              </table:table-cell>
              <table:table-cell office:value-type="float" office:value="3.82">
                <text:p>3.82</text:p>
              </table:table-cell>
              <table:table-cell office:value-type="float" office:value="20951.0789375698">
                <text:p>20951.078937569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599">
                <text:p>19599</text:p>
              </table:table-cell>
              <table:table-cell office:value-type="float" office:value="3.81">
                <text:p>3.81</text:p>
              </table:table-cell>
              <table:table-cell office:value-type="float" office:value="21058.5258781184">
                <text:p>21058.5258781184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699">
                <text:p>19699</text:p>
              </table:table-cell>
              <table:table-cell office:value-type="float" office:value="3.81">
                <text:p>3.81</text:p>
              </table:table-cell>
              <table:table-cell office:value-type="float" office:value="21165.972818667">
                <text:p>21165.972818667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799">
                <text:p>19799</text:p>
              </table:table-cell>
              <table:table-cell office:value-type="float" office:value="3.81">
                <text:p>3.81</text:p>
              </table:table-cell>
              <table:table-cell office:value-type="float" office:value="21273.4197592156">
                <text:p>21273.4197592156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899">
                <text:p>19899</text:p>
              </table:table-cell>
              <table:table-cell office:value-type="float" office:value="3.81">
                <text:p>3.81</text:p>
              </table:table-cell>
              <table:table-cell office:value-type="float" office:value="21380.8666997642">
                <text:p>21380.866699764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999">
                <text:p>19999</text:p>
              </table:table-cell>
              <table:table-cell office:value-type="float" office:value="3.81">
                <text:p>3.81</text:p>
              </table:table-cell>
              <table:table-cell office:value-type="float" office:value="21488.3136403128">
                <text:p>21488.3136403128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99">
                <text:p>20099</text:p>
              </table:table-cell>
              <table:table-cell office:value-type="float" office:value="3.81">
                <text:p>3.81</text:p>
              </table:table-cell>
              <table:table-cell office:value-type="float" office:value="21595.7605808614">
                <text:p>21595.760580861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199">
                <text:p>20199</text:p>
              </table:table-cell>
              <table:table-cell office:value-type="float" office:value="3.8">
                <text:p>3.8</text:p>
              </table:table-cell>
              <table:table-cell office:value-type="float" office:value="21703.20752141">
                <text:p>21703.20752141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299">
                <text:p>20299</text:p>
              </table:table-cell>
              <table:table-cell office:value-type="float" office:value="3.8">
                <text:p>3.8</text:p>
              </table:table-cell>
              <table:table-cell office:value-type="float" office:value="21810.6544619585">
                <text:p>21810.654461958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399">
                <text:p>20399</text:p>
              </table:table-cell>
              <table:table-cell office:value-type="float" office:value="3.81">
                <text:p>3.81</text:p>
              </table:table-cell>
              <table:table-cell office:value-type="float" office:value="21918.1014025071">
                <text:p>21918.1014025071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499">
                <text:p>20499</text:p>
              </table:table-cell>
              <table:table-cell office:value-type="float" office:value="3.8">
                <text:p>3.8</text:p>
              </table:table-cell>
              <table:table-cell office:value-type="float" office:value="22025.5483430557">
                <text:p>22025.5483430557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599">
                <text:p>20599</text:p>
              </table:table-cell>
              <table:table-cell office:value-type="float" office:value="3.8">
                <text:p>3.8</text:p>
              </table:table-cell>
              <table:table-cell office:value-type="float" office:value="22132.9952836043">
                <text:p>22132.995283604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699">
                <text:p>20699</text:p>
              </table:table-cell>
              <table:table-cell office:value-type="float" office:value="3.8">
                <text:p>3.8</text:p>
              </table:table-cell>
              <table:table-cell office:value-type="float" office:value="22240.4422241529">
                <text:p>22240.442224152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799">
                <text:p>20799</text:p>
              </table:table-cell>
              <table:table-cell office:value-type="float" office:value="3.8">
                <text:p>3.8</text:p>
              </table:table-cell>
              <table:table-cell office:value-type="float" office:value="22347.8891647015">
                <text:p>22347.889164701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899">
                <text:p>20899</text:p>
              </table:table-cell>
              <table:table-cell office:value-type="float" office:value="3.8">
                <text:p>3.8</text:p>
              </table:table-cell>
              <table:table-cell office:value-type="float" office:value="22455.3361052501">
                <text:p>22455.3361052501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999">
                <text:p>20999</text:p>
              </table:table-cell>
              <table:table-cell office:value-type="float" office:value="3.8">
                <text:p>3.8</text:p>
              </table:table-cell>
              <table:table-cell office:value-type="float" office:value="22562.7830457987">
                <text:p>22562.7830457987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099">
                <text:p>21099</text:p>
              </table:table-cell>
              <table:table-cell office:value-type="float" office:value="3.8">
                <text:p>3.8</text:p>
              </table:table-cell>
              <table:table-cell office:value-type="float" office:value="22670.2299863473">
                <text:p>22670.2299863473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199">
                <text:p>21199</text:p>
              </table:table-cell>
              <table:table-cell office:value-type="float" office:value="3.79">
                <text:p>3.79</text:p>
              </table:table-cell>
              <table:table-cell office:value-type="float" office:value="22777.6769268959">
                <text:p>22777.676926895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299">
                <text:p>21299</text:p>
              </table:table-cell>
              <table:table-cell office:value-type="float" office:value="3.79">
                <text:p>3.79</text:p>
              </table:table-cell>
              <table:table-cell office:value-type="float" office:value="22885.1238674445">
                <text:p>22885.123867444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399">
                <text:p>21399</text:p>
              </table:table-cell>
              <table:table-cell office:value-type="float" office:value="3.79">
                <text:p>3.79</text:p>
              </table:table-cell>
              <table:table-cell office:value-type="float" office:value="22992.570807993">
                <text:p>22992.57080799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499">
                <text:p>21499</text:p>
              </table:table-cell>
              <table:table-cell office:value-type="float" office:value="3.79">
                <text:p>3.79</text:p>
              </table:table-cell>
              <table:table-cell office:value-type="float" office:value="23100.0177485416">
                <text:p>23100.017748541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599">
                <text:p>21599</text:p>
              </table:table-cell>
              <table:table-cell office:value-type="float" office:value="3.79">
                <text:p>3.79</text:p>
              </table:table-cell>
              <table:table-cell office:value-type="float" office:value="23207.4646890902">
                <text:p>23207.4646890902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699">
                <text:p>21699</text:p>
              </table:table-cell>
              <table:table-cell office:value-type="float" office:value="3.78">
                <text:p>3.78</text:p>
              </table:table-cell>
              <table:table-cell office:value-type="float" office:value="23314.9116296388">
                <text:p>23314.911629638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799">
                <text:p>21799</text:p>
              </table:table-cell>
              <table:table-cell office:value-type="float" office:value="3.78">
                <text:p>3.78</text:p>
              </table:table-cell>
              <table:table-cell office:value-type="float" office:value="23422.3585701874">
                <text:p>23422.358570187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899">
                <text:p>21899</text:p>
              </table:table-cell>
              <table:table-cell office:value-type="float" office:value="3.78">
                <text:p>3.78</text:p>
              </table:table-cell>
              <table:table-cell office:value-type="float" office:value="23529.805510736">
                <text:p>23529.8055107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999">
                <text:p>21999</text:p>
              </table:table-cell>
              <table:table-cell office:value-type="float" office:value="3.78">
                <text:p>3.78</text:p>
              </table:table-cell>
              <table:table-cell office:value-type="float" office:value="23637.2524512846">
                <text:p>23637.252451284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099">
                <text:p>22099</text:p>
              </table:table-cell>
              <table:table-cell office:value-type="float" office:value="3.78">
                <text:p>3.78</text:p>
              </table:table-cell>
              <table:table-cell office:value-type="float" office:value="23744.6993918332">
                <text:p>23744.699391833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199">
                <text:p>22199</text:p>
              </table:table-cell>
              <table:table-cell office:value-type="float" office:value="3.77">
                <text:p>3.77</text:p>
              </table:table-cell>
              <table:table-cell office:value-type="float" office:value="23852.1463323818">
                <text:p>23852.14633238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299">
                <text:p>22299</text:p>
              </table:table-cell>
              <table:table-cell office:value-type="float" office:value="3.78">
                <text:p>3.78</text:p>
              </table:table-cell>
              <table:table-cell office:value-type="float" office:value="23959.5932729304">
                <text:p>23959.593272930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399">
                <text:p>22399</text:p>
              </table:table-cell>
              <table:table-cell office:value-type="float" office:value="3.78">
                <text:p>3.78</text:p>
              </table:table-cell>
              <table:table-cell office:value-type="float" office:value="24067.040213479">
                <text:p>24067.04021347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499">
                <text:p>22499</text:p>
              </table:table-cell>
              <table:table-cell office:value-type="float" office:value="3.78">
                <text:p>3.78</text:p>
              </table:table-cell>
              <table:table-cell office:value-type="float" office:value="24174.4871540275">
                <text:p>24174.487154027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599">
                <text:p>22599</text:p>
              </table:table-cell>
              <table:table-cell office:value-type="float" office:value="3.78">
                <text:p>3.78</text:p>
              </table:table-cell>
              <table:table-cell office:value-type="float" office:value="24281.9340945761">
                <text:p>24281.934094576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699">
                <text:p>22699</text:p>
              </table:table-cell>
              <table:table-cell office:value-type="float" office:value="3.78">
                <text:p>3.78</text:p>
              </table:table-cell>
              <table:table-cell office:value-type="float" office:value="24389.3810351247">
                <text:p>24389.3810351247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799">
                <text:p>22799</text:p>
              </table:table-cell>
              <table:table-cell office:value-type="float" office:value="3.78">
                <text:p>3.78</text:p>
              </table:table-cell>
              <table:table-cell office:value-type="float" office:value="24496.8279756733">
                <text:p>24496.827975673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899">
                <text:p>22899</text:p>
              </table:table-cell>
              <table:table-cell office:value-type="float" office:value="3.77">
                <text:p>3.77</text:p>
              </table:table-cell>
              <table:table-cell office:value-type="float" office:value="24604.2749162219">
                <text:p>24604.274916221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999">
                <text:p>22999</text:p>
              </table:table-cell>
              <table:table-cell office:value-type="float" office:value="3.78">
                <text:p>3.78</text:p>
              </table:table-cell>
              <table:table-cell office:value-type="float" office:value="24711.7218567705">
                <text:p>24711.721856770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099">
                <text:p>23099</text:p>
              </table:table-cell>
              <table:table-cell office:value-type="float" office:value="3.77">
                <text:p>3.77</text:p>
              </table:table-cell>
              <table:table-cell office:value-type="float" office:value="24819.1687973191">
                <text:p>24819.168797319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199">
                <text:p>23199</text:p>
              </table:table-cell>
              <table:table-cell office:value-type="float" office:value="3.77">
                <text:p>3.77</text:p>
              </table:table-cell>
              <table:table-cell office:value-type="float" office:value="24926.6157378677">
                <text:p>24926.615737867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299">
                <text:p>23299</text:p>
              </table:table-cell>
              <table:table-cell office:value-type="float" office:value="3.77">
                <text:p>3.77</text:p>
              </table:table-cell>
              <table:table-cell office:value-type="float" office:value="25034.0626784163">
                <text:p>25034.062678416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399">
                <text:p>23399</text:p>
              </table:table-cell>
              <table:table-cell office:value-type="float" office:value="3.76">
                <text:p>3.76</text:p>
              </table:table-cell>
              <table:table-cell office:value-type="float" office:value="25141.5096189649">
                <text:p>25141.509618964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499">
                <text:p>23499</text:p>
              </table:table-cell>
              <table:table-cell office:value-type="float" office:value="3.77">
                <text:p>3.77</text:p>
              </table:table-cell>
              <table:table-cell office:value-type="float" office:value="25248.9565595135">
                <text:p>25248.956559513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599">
                <text:p>23599</text:p>
              </table:table-cell>
              <table:table-cell office:value-type="float" office:value="3.77">
                <text:p>3.77</text:p>
              </table:table-cell>
              <table:table-cell office:value-type="float" office:value="25356.4035000621">
                <text:p>25356.4035000621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699">
                <text:p>23699</text:p>
              </table:table-cell>
              <table:table-cell office:value-type="float" office:value="3.77">
                <text:p>3.77</text:p>
              </table:table-cell>
              <table:table-cell office:value-type="float" office:value="25463.8504406106">
                <text:p>25463.850440610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799">
                <text:p>23799</text:p>
              </table:table-cell>
              <table:table-cell office:value-type="float" office:value="3.76">
                <text:p>3.76</text:p>
              </table:table-cell>
              <table:table-cell office:value-type="float" office:value="25571.2973811592">
                <text:p>25571.2973811592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899">
                <text:p>23899</text:p>
              </table:table-cell>
              <table:table-cell office:value-type="float" office:value="3.77">
                <text:p>3.77</text:p>
              </table:table-cell>
              <table:table-cell office:value-type="float" office:value="25678.7443217078">
                <text:p>25678.744321707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999">
                <text:p>23999</text:p>
              </table:table-cell>
              <table:table-cell office:value-type="float" office:value="3.76">
                <text:p>3.76</text:p>
              </table:table-cell>
              <table:table-cell office:value-type="float" office:value="25786.1912622564">
                <text:p>25786.191262256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099">
                <text:p>24099</text:p>
              </table:table-cell>
              <table:table-cell office:value-type="float" office:value="3.76">
                <text:p>3.76</text:p>
              </table:table-cell>
              <table:table-cell office:value-type="float" office:value="25893.638202805">
                <text:p>25893.63820280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199">
                <text:p>24199</text:p>
              </table:table-cell>
              <table:table-cell office:value-type="float" office:value="3.77">
                <text:p>3.77</text:p>
              </table:table-cell>
              <table:table-cell office:value-type="float" office:value="26001.0851433536">
                <text:p>26001.0851433536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299">
                <text:p>24299</text:p>
              </table:table-cell>
              <table:table-cell office:value-type="float" office:value="3.76">
                <text:p>3.76</text:p>
              </table:table-cell>
              <table:table-cell office:value-type="float" office:value="26108.5320839022">
                <text:p>26108.532083902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399">
                <text:p>24399</text:p>
              </table:table-cell>
              <table:table-cell office:value-type="float" office:value="3.76">
                <text:p>3.76</text:p>
              </table:table-cell>
              <table:table-cell office:value-type="float" office:value="26215.9790244508">
                <text:p>26215.979024450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99">
                <text:p>24499</text:p>
              </table:table-cell>
              <table:table-cell office:value-type="float" office:value="3.76">
                <text:p>3.76</text:p>
              </table:table-cell>
              <table:table-cell office:value-type="float" office:value="26323.4259649994">
                <text:p>26323.4259649994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599">
                <text:p>24599</text:p>
              </table:table-cell>
              <table:table-cell office:value-type="float" office:value="3.76">
                <text:p>3.76</text:p>
              </table:table-cell>
              <table:table-cell office:value-type="float" office:value="26430.872905548">
                <text:p>26430.87290554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699">
                <text:p>24699</text:p>
              </table:table-cell>
              <table:table-cell office:value-type="float" office:value="3.76">
                <text:p>3.76</text:p>
              </table:table-cell>
              <table:table-cell office:value-type="float" office:value="26538.3198460966">
                <text:p>26538.3198460966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799">
                <text:p>24799</text:p>
              </table:table-cell>
              <table:table-cell office:value-type="float" office:value="3.76">
                <text:p>3.76</text:p>
              </table:table-cell>
              <table:table-cell office:value-type="float" office:value="26645.7667866451">
                <text:p>26645.766786645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899">
                <text:p>24899</text:p>
              </table:table-cell>
              <table:table-cell office:value-type="float" office:value="3.75">
                <text:p>3.75</text:p>
              </table:table-cell>
              <table:table-cell office:value-type="float" office:value="26753.2137271937">
                <text:p>26753.2137271937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999">
                <text:p>24999</text:p>
              </table:table-cell>
              <table:table-cell office:value-type="float" office:value="3.75">
                <text:p>3.75</text:p>
              </table:table-cell>
              <table:table-cell office:value-type="float" office:value="26860.6606677423">
                <text:p>26860.660667742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099">
                <text:p>25099</text:p>
              </table:table-cell>
              <table:table-cell office:value-type="float" office:value="3.76">
                <text:p>3.76</text:p>
              </table:table-cell>
              <table:table-cell office:value-type="float" office:value="26968.1076082909">
                <text:p>26968.107608290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199">
                <text:p>25199</text:p>
              </table:table-cell>
              <table:table-cell office:value-type="float" office:value="3.75">
                <text:p>3.75</text:p>
              </table:table-cell>
              <table:table-cell office:value-type="float" office:value="27075.5545488395">
                <text:p>27075.554548839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299">
                <text:p>25299</text:p>
              </table:table-cell>
              <table:table-cell office:value-type="float" office:value="3.75">
                <text:p>3.75</text:p>
              </table:table-cell>
              <table:table-cell office:value-type="float" office:value="27183.0014893881">
                <text:p>27183.0014893881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399">
                <text:p>25399</text:p>
              </table:table-cell>
              <table:table-cell office:value-type="float" office:value="3.75">
                <text:p>3.75</text:p>
              </table:table-cell>
              <table:table-cell office:value-type="float" office:value="27290.4484299367">
                <text:p>27290.448429936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499">
                <text:p>25499</text:p>
              </table:table-cell>
              <table:table-cell office:value-type="float" office:value="3.75">
                <text:p>3.75</text:p>
              </table:table-cell>
              <table:table-cell office:value-type="float" office:value="27397.8953704853">
                <text:p>27397.895370485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599">
                <text:p>25599</text:p>
              </table:table-cell>
              <table:table-cell office:value-type="float" office:value="3.75">
                <text:p>3.75</text:p>
              </table:table-cell>
              <table:table-cell office:value-type="float" office:value="27505.3423110339">
                <text:p>27505.342311033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699">
                <text:p>25699</text:p>
              </table:table-cell>
              <table:table-cell office:value-type="float" office:value="3.75">
                <text:p>3.75</text:p>
              </table:table-cell>
              <table:table-cell office:value-type="float" office:value="27612.7892515825">
                <text:p>27612.78925158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799">
                <text:p>25799</text:p>
              </table:table-cell>
              <table:table-cell office:value-type="float" office:value="3.75">
                <text:p>3.75</text:p>
              </table:table-cell>
              <table:table-cell office:value-type="float" office:value="27720.2361921311">
                <text:p>27720.236192131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899">
                <text:p>25899</text:p>
              </table:table-cell>
              <table:table-cell office:value-type="float" office:value="3.74">
                <text:p>3.74</text:p>
              </table:table-cell>
              <table:table-cell office:value-type="float" office:value="27827.6831326797">
                <text:p>27827.683132679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999">
                <text:p>25999</text:p>
              </table:table-cell>
              <table:table-cell office:value-type="float" office:value="3.74">
                <text:p>3.74</text:p>
              </table:table-cell>
              <table:table-cell office:value-type="float" office:value="27935.1300732282">
                <text:p>27935.130073228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099">
                <text:p>26099</text:p>
              </table:table-cell>
              <table:table-cell office:value-type="float" office:value="3.74">
                <text:p>3.74</text:p>
              </table:table-cell>
              <table:table-cell office:value-type="float" office:value="28042.5770137768">
                <text:p>28042.577013776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199">
                <text:p>26199</text:p>
              </table:table-cell>
              <table:table-cell office:value-type="float" office:value="3.74">
                <text:p>3.74</text:p>
              </table:table-cell>
              <table:table-cell office:value-type="float" office:value="28150.0239543254">
                <text:p>28150.023954325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299">
                <text:p>26299</text:p>
              </table:table-cell>
              <table:table-cell office:value-type="float" office:value="3.74">
                <text:p>3.74</text:p>
              </table:table-cell>
              <table:table-cell office:value-type="float" office:value="28257.470894874">
                <text:p>28257.47089487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399">
                <text:p>26399</text:p>
              </table:table-cell>
              <table:table-cell office:value-type="float" office:value="3.74">
                <text:p>3.74</text:p>
              </table:table-cell>
              <table:table-cell office:value-type="float" office:value="28364.9178354226">
                <text:p>28364.917835422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499">
                <text:p>26499</text:p>
              </table:table-cell>
              <table:table-cell office:value-type="float" office:value="3.74">
                <text:p>3.74</text:p>
              </table:table-cell>
              <table:table-cell office:value-type="float" office:value="28472.3647759712">
                <text:p>28472.364775971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599">
                <text:p>26599</text:p>
              </table:table-cell>
              <table:table-cell office:value-type="float" office:value="3.74">
                <text:p>3.74</text:p>
              </table:table-cell>
              <table:table-cell office:value-type="float" office:value="28579.8117165198">
                <text:p>28579.811716519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699">
                <text:p>26699</text:p>
              </table:table-cell>
              <table:table-cell office:value-type="float" office:value="3.74">
                <text:p>3.74</text:p>
              </table:table-cell>
              <table:table-cell office:value-type="float" office:value="28687.2586570684">
                <text:p>28687.258657068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799">
                <text:p>26799</text:p>
              </table:table-cell>
              <table:table-cell office:value-type="float" office:value="3.74">
                <text:p>3.74</text:p>
              </table:table-cell>
              <table:table-cell office:value-type="float" office:value="28794.705597617">
                <text:p>28794.70559761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899">
                <text:p>26899</text:p>
              </table:table-cell>
              <table:table-cell office:value-type="float" office:value="3.73">
                <text:p>3.73</text:p>
              </table:table-cell>
              <table:table-cell office:value-type="float" office:value="28902.1525381656">
                <text:p>28902.1525381656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999">
                <text:p>26999</text:p>
              </table:table-cell>
              <table:table-cell office:value-type="float" office:value="3.73">
                <text:p>3.73</text:p>
              </table:table-cell>
              <table:table-cell office:value-type="float" office:value="29009.5994787142">
                <text:p>29009.599478714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099">
                <text:p>27099</text:p>
              </table:table-cell>
              <table:table-cell office:value-type="float" office:value="3.73">
                <text:p>3.73</text:p>
              </table:table-cell>
              <table:table-cell office:value-type="float" office:value="29117.0464192627">
                <text:p>29117.046419262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199">
                <text:p>27199</text:p>
              </table:table-cell>
              <table:table-cell office:value-type="float" office:value="3.73">
                <text:p>3.73</text:p>
              </table:table-cell>
              <table:table-cell office:value-type="float" office:value="29224.4933598113">
                <text:p>29224.493359811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299">
                <text:p>27299</text:p>
              </table:table-cell>
              <table:table-cell office:value-type="float" office:value="3.73">
                <text:p>3.73</text:p>
              </table:table-cell>
              <table:table-cell office:value-type="float" office:value="29331.9403003599">
                <text:p>29331.9403003599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399">
                <text:p>27399</text:p>
              </table:table-cell>
              <table:table-cell office:value-type="float" office:value="3.72">
                <text:p>3.72</text:p>
              </table:table-cell>
              <table:table-cell office:value-type="float" office:value="29439.3872409085">
                <text:p>29439.3872409085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499">
                <text:p>27499</text:p>
              </table:table-cell>
              <table:table-cell office:value-type="float" office:value="3.73">
                <text:p>3.73</text:p>
              </table:table-cell>
              <table:table-cell office:value-type="float" office:value="29546.8341814571">
                <text:p>29546.8341814571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599">
                <text:p>27599</text:p>
              </table:table-cell>
              <table:table-cell office:value-type="float" office:value="3.72">
                <text:p>3.72</text:p>
              </table:table-cell>
              <table:table-cell office:value-type="float" office:value="29654.2811220057">
                <text:p>29654.281122005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699">
                <text:p>27699</text:p>
              </table:table-cell>
              <table:table-cell office:value-type="float" office:value="3.73">
                <text:p>3.73</text:p>
              </table:table-cell>
              <table:table-cell office:value-type="float" office:value="29761.7280625543">
                <text:p>29761.728062554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799">
                <text:p>27799</text:p>
              </table:table-cell>
              <table:table-cell office:value-type="float" office:value="3.72">
                <text:p>3.72</text:p>
              </table:table-cell>
              <table:table-cell office:value-type="float" office:value="29869.1750031029">
                <text:p>29869.1750031029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899">
                <text:p>27899</text:p>
              </table:table-cell>
              <table:table-cell office:value-type="float" office:value="3.72">
                <text:p>3.72</text:p>
              </table:table-cell>
              <table:table-cell office:value-type="float" office:value="29976.6219436515">
                <text:p>29976.621943651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999">
                <text:p>27999</text:p>
              </table:table-cell>
              <table:table-cell office:value-type="float" office:value="3.72">
                <text:p>3.72</text:p>
              </table:table-cell>
              <table:table-cell office:value-type="float" office:value="30084.0688842001">
                <text:p>30084.0688842001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099">
                <text:p>28099</text:p>
              </table:table-cell>
              <table:table-cell office:value-type="float" office:value="3.72">
                <text:p>3.72</text:p>
              </table:table-cell>
              <table:table-cell office:value-type="float" office:value="30191.5158247487">
                <text:p>30191.515824748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199">
                <text:p>28199</text:p>
              </table:table-cell>
              <table:table-cell office:value-type="float" office:value="3.72">
                <text:p>3.72</text:p>
              </table:table-cell>
              <table:table-cell office:value-type="float" office:value="30298.9627652973">
                <text:p>30298.9627652973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299">
                <text:p>28299</text:p>
              </table:table-cell>
              <table:table-cell office:value-type="float" office:value="3.72">
                <text:p>3.72</text:p>
              </table:table-cell>
              <table:table-cell office:value-type="float" office:value="30406.4097058458">
                <text:p>30406.4097058458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399">
                <text:p>28399</text:p>
              </table:table-cell>
              <table:table-cell office:value-type="float" office:value="3.72">
                <text:p>3.72</text:p>
              </table:table-cell>
              <table:table-cell office:value-type="float" office:value="30513.8566463944">
                <text:p>30513.856646394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499">
                <text:p>28499</text:p>
              </table:table-cell>
              <table:table-cell office:value-type="float" office:value="3.72">
                <text:p>3.72</text:p>
              </table:table-cell>
              <table:table-cell office:value-type="float" office:value="30621.303586943">
                <text:p>30621.303586943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599">
                <text:p>28599</text:p>
              </table:table-cell>
              <table:table-cell office:value-type="float" office:value="3.72">
                <text:p>3.72</text:p>
              </table:table-cell>
              <table:table-cell office:value-type="float" office:value="30728.7505274916">
                <text:p>30728.7505274916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699">
                <text:p>28699</text:p>
              </table:table-cell>
              <table:table-cell office:value-type="float" office:value="3.71">
                <text:p>3.71</text:p>
              </table:table-cell>
              <table:table-cell office:value-type="float" office:value="30836.1974680402">
                <text:p>30836.197468040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799">
                <text:p>28799</text:p>
              </table:table-cell>
              <table:table-cell office:value-type="float" office:value="3.71">
                <text:p>3.71</text:p>
              </table:table-cell>
              <table:table-cell office:value-type="float" office:value="30943.6444085888">
                <text:p>30943.6444085888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899">
                <text:p>28899</text:p>
              </table:table-cell>
              <table:table-cell office:value-type="float" office:value="3.72">
                <text:p>3.72</text:p>
              </table:table-cell>
              <table:table-cell office:value-type="float" office:value="31051.0913491374">
                <text:p>31051.091349137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999">
                <text:p>28999</text:p>
              </table:table-cell>
              <table:table-cell office:value-type="float" office:value="3.72">
                <text:p>3.72</text:p>
              </table:table-cell>
              <table:table-cell office:value-type="float" office:value="31158.538289686">
                <text:p>31158.538289686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099">
                <text:p>29099</text:p>
              </table:table-cell>
              <table:table-cell office:value-type="float" office:value="3.71">
                <text:p>3.71</text:p>
              </table:table-cell>
              <table:table-cell office:value-type="float" office:value="31265.9852302346">
                <text:p>31265.985230234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199">
                <text:p>29199</text:p>
              </table:table-cell>
              <table:table-cell office:value-type="float" office:value="3.71">
                <text:p>3.71</text:p>
              </table:table-cell>
              <table:table-cell office:value-type="float" office:value="31373.4321707832">
                <text:p>31373.432170783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299">
                <text:p>29299</text:p>
              </table:table-cell>
              <table:table-cell office:value-type="float" office:value="3.71">
                <text:p>3.71</text:p>
              </table:table-cell>
              <table:table-cell office:value-type="float" office:value="31480.8791113318">
                <text:p>31480.8791113318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399">
                <text:p>29399</text:p>
              </table:table-cell>
              <table:table-cell office:value-type="float" office:value="3.71">
                <text:p>3.71</text:p>
              </table:table-cell>
              <table:table-cell office:value-type="float" office:value="31588.3260518803">
                <text:p>31588.3260518803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499">
                <text:p>29499</text:p>
              </table:table-cell>
              <table:table-cell office:value-type="float" office:value="3.71">
                <text:p>3.71</text:p>
              </table:table-cell>
              <table:table-cell office:value-type="float" office:value="31695.7729924289">
                <text:p>31695.772992428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599">
                <text:p>29599</text:p>
              </table:table-cell>
              <table:table-cell office:value-type="float" office:value="3.71">
                <text:p>3.71</text:p>
              </table:table-cell>
              <table:table-cell office:value-type="float" office:value="31803.2199329775">
                <text:p>31803.2199329775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699">
                <text:p>29699</text:p>
              </table:table-cell>
              <table:table-cell office:value-type="float" office:value="3.71">
                <text:p>3.71</text:p>
              </table:table-cell>
              <table:table-cell office:value-type="float" office:value="31910.6668735261">
                <text:p>31910.666873526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799">
                <text:p>29799</text:p>
              </table:table-cell>
              <table:table-cell office:value-type="float" office:value="3.71">
                <text:p>3.71</text:p>
              </table:table-cell>
              <table:table-cell office:value-type="float" office:value="32018.1138140747">
                <text:p>32018.113814074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899">
                <text:p>29899</text:p>
              </table:table-cell>
              <table:table-cell office:value-type="float" office:value="3.71">
                <text:p>3.71</text:p>
              </table:table-cell>
              <table:table-cell office:value-type="float" office:value="32125.5607546233">
                <text:p>32125.5607546233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999">
                <text:p>29999</text:p>
              </table:table-cell>
              <table:table-cell office:value-type="float" office:value="3.71">
                <text:p>3.71</text:p>
              </table:table-cell>
              <table:table-cell office:value-type="float" office:value="32233.0076951719">
                <text:p>32233.0076951719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099">
                <text:p>30099</text:p>
              </table:table-cell>
              <table:table-cell office:value-type="float" office:value="3.7">
                <text:p>3.7</text:p>
              </table:table-cell>
              <table:table-cell office:value-type="float" office:value="32340.4546357205">
                <text:p>32340.4546357205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199">
                <text:p>30199</text:p>
              </table:table-cell>
              <table:table-cell office:value-type="float" office:value="3.7">
                <text:p>3.7</text:p>
              </table:table-cell>
              <table:table-cell office:value-type="float" office:value="32447.9015762691">
                <text:p>32447.901576269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299">
                <text:p>30299</text:p>
              </table:table-cell>
              <table:table-cell office:value-type="float" office:value="3.7">
                <text:p>3.7</text:p>
              </table:table-cell>
              <table:table-cell office:value-type="float" office:value="32555.3485168177">
                <text:p>32555.348516817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399">
                <text:p>30399</text:p>
              </table:table-cell>
              <table:table-cell office:value-type="float" office:value="3.7">
                <text:p>3.7</text:p>
              </table:table-cell>
              <table:table-cell office:value-type="float" office:value="32662.7954573663">
                <text:p>32662.795457366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499">
                <text:p>30499</text:p>
              </table:table-cell>
              <table:table-cell office:value-type="float" office:value="3.7">
                <text:p>3.7</text:p>
              </table:table-cell>
              <table:table-cell office:value-type="float" office:value="32770.2423979149">
                <text:p>32770.242397914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599">
                <text:p>30599</text:p>
              </table:table-cell>
              <table:table-cell office:value-type="float" office:value="3.7">
                <text:p>3.7</text:p>
              </table:table-cell>
              <table:table-cell office:value-type="float" office:value="32877.6893384635">
                <text:p>32877.689338463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699">
                <text:p>30699</text:p>
              </table:table-cell>
              <table:table-cell office:value-type="float" office:value="3.7">
                <text:p>3.7</text:p>
              </table:table-cell>
              <table:table-cell office:value-type="float" office:value="32985.136279012">
                <text:p>32985.13627901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799">
                <text:p>30799</text:p>
              </table:table-cell>
              <table:table-cell office:value-type="float" office:value="3.7">
                <text:p>3.7</text:p>
              </table:table-cell>
              <table:table-cell office:value-type="float" office:value="33092.5832195606">
                <text:p>33092.583219560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899">
                <text:p>30899</text:p>
              </table:table-cell>
              <table:table-cell office:value-type="float" office:value="3.7">
                <text:p>3.7</text:p>
              </table:table-cell>
              <table:table-cell office:value-type="float" office:value="33200.0301601092">
                <text:p>33200.030160109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999">
                <text:p>30999</text:p>
              </table:table-cell>
              <table:table-cell office:value-type="float" office:value="3.69">
                <text:p>3.69</text:p>
              </table:table-cell>
              <table:table-cell office:value-type="float" office:value="33307.4771006578">
                <text:p>33307.4771006578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099">
                <text:p>31099</text:p>
              </table:table-cell>
              <table:table-cell office:value-type="float" office:value="3.69">
                <text:p>3.69</text:p>
              </table:table-cell>
              <table:table-cell office:value-type="float" office:value="33414.9240412064">
                <text:p>33414.924041206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199">
                <text:p>31199</text:p>
              </table:table-cell>
              <table:table-cell office:value-type="float" office:value="3.69">
                <text:p>3.69</text:p>
              </table:table-cell>
              <table:table-cell office:value-type="float" office:value="33522.370981755">
                <text:p>33522.37098175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299">
                <text:p>31299</text:p>
              </table:table-cell>
              <table:table-cell office:value-type="float" office:value="3.69">
                <text:p>3.69</text:p>
              </table:table-cell>
              <table:table-cell office:value-type="float" office:value="33629.8179223036">
                <text:p>33629.8179223036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399">
                <text:p>31399</text:p>
              </table:table-cell>
              <table:table-cell office:value-type="float" office:value="3.69">
                <text:p>3.69</text:p>
              </table:table-cell>
              <table:table-cell office:value-type="float" office:value="33737.2648628522">
                <text:p>33737.264862852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499">
                <text:p>31499</text:p>
              </table:table-cell>
              <table:table-cell office:value-type="float" office:value="3.7">
                <text:p>3.7</text:p>
              </table:table-cell>
              <table:table-cell office:value-type="float" office:value="33844.7118034008">
                <text:p>33844.7118034008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599">
                <text:p>31599</text:p>
              </table:table-cell>
              <table:table-cell office:value-type="float" office:value="3.69">
                <text:p>3.69</text:p>
              </table:table-cell>
              <table:table-cell office:value-type="float" office:value="33952.1587439494">
                <text:p>33952.158743949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699">
                <text:p>31699</text:p>
              </table:table-cell>
              <table:table-cell office:value-type="float" office:value="3.69">
                <text:p>3.69</text:p>
              </table:table-cell>
              <table:table-cell office:value-type="float" office:value="34059.6056844979">
                <text:p>34059.605684497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799">
                <text:p>31799</text:p>
              </table:table-cell>
              <table:table-cell office:value-type="float" office:value="3.69">
                <text:p>3.69</text:p>
              </table:table-cell>
              <table:table-cell office:value-type="float" office:value="34167.0526250465">
                <text:p>34167.052625046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899">
                <text:p>31899</text:p>
              </table:table-cell>
              <table:table-cell office:value-type="float" office:value="3.69">
                <text:p>3.69</text:p>
              </table:table-cell>
              <table:table-cell office:value-type="float" office:value="34274.4995655951">
                <text:p>34274.4995655951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999">
                <text:p>31999</text:p>
              </table:table-cell>
              <table:table-cell office:value-type="float" office:value="3.69">
                <text:p>3.69</text:p>
              </table:table-cell>
              <table:table-cell office:value-type="float" office:value="34381.9465061437">
                <text:p>34381.9465061437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099">
                <text:p>32099</text:p>
              </table:table-cell>
              <table:table-cell office:value-type="float" office:value="3.69">
                <text:p>3.69</text:p>
              </table:table-cell>
              <table:table-cell office:value-type="float" office:value="34489.3934466923">
                <text:p>34489.3934466923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199">
                <text:p>32199</text:p>
              </table:table-cell>
              <table:table-cell office:value-type="float" office:value="3.69">
                <text:p>3.69</text:p>
              </table:table-cell>
              <table:table-cell office:value-type="float" office:value="34596.8403872409">
                <text:p>34596.840387240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299">
                <text:p>32299</text:p>
              </table:table-cell>
              <table:table-cell office:value-type="float" office:value="3.69">
                <text:p>3.69</text:p>
              </table:table-cell>
              <table:table-cell office:value-type="float" office:value="34704.2873277895">
                <text:p>34704.287327789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399">
                <text:p>32399</text:p>
              </table:table-cell>
              <table:table-cell office:value-type="float" office:value="3.69">
                <text:p>3.69</text:p>
              </table:table-cell>
              <table:table-cell office:value-type="float" office:value="34811.7342683381">
                <text:p>34811.734268338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499">
                <text:p>32499</text:p>
              </table:table-cell>
              <table:table-cell office:value-type="float" office:value="3.69">
                <text:p>3.69</text:p>
              </table:table-cell>
              <table:table-cell office:value-type="float" office:value="34919.1812088867">
                <text:p>34919.1812088867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599">
                <text:p>32599</text:p>
              </table:table-cell>
              <table:table-cell office:value-type="float" office:value="3.69">
                <text:p>3.69</text:p>
              </table:table-cell>
              <table:table-cell office:value-type="float" office:value="35026.6281494353">
                <text:p>35026.628149435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699">
                <text:p>32699</text:p>
              </table:table-cell>
              <table:table-cell office:value-type="float" office:value="3.68">
                <text:p>3.68</text:p>
              </table:table-cell>
              <table:table-cell office:value-type="float" office:value="35134.0750899839">
                <text:p>35134.0750899839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799">
                <text:p>32799</text:p>
              </table:table-cell>
              <table:table-cell office:value-type="float" office:value="3.69">
                <text:p>3.69</text:p>
              </table:table-cell>
              <table:table-cell office:value-type="float" office:value="35241.5220305325">
                <text:p>35241.522030532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899">
                <text:p>32899</text:p>
              </table:table-cell>
              <table:table-cell office:value-type="float" office:value="3.69">
                <text:p>3.69</text:p>
              </table:table-cell>
              <table:table-cell office:value-type="float" office:value="35348.968971081">
                <text:p>35348.96897108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999">
                <text:p>32999</text:p>
              </table:table-cell>
              <table:table-cell office:value-type="float" office:value="3.69">
                <text:p>3.69</text:p>
              </table:table-cell>
              <table:table-cell office:value-type="float" office:value="35456.4159116296">
                <text:p>35456.4159116296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099">
                <text:p>33099</text:p>
              </table:table-cell>
              <table:table-cell office:value-type="float" office:value="3.68">
                <text:p>3.68</text:p>
              </table:table-cell>
              <table:table-cell office:value-type="float" office:value="35563.8628521782">
                <text:p>35563.8628521782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199">
                <text:p>33199</text:p>
              </table:table-cell>
              <table:table-cell office:value-type="float" office:value="3.69">
                <text:p>3.69</text:p>
              </table:table-cell>
              <table:table-cell office:value-type="float" office:value="35671.3097927268">
                <text:p>35671.309792726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299">
                <text:p>33299</text:p>
              </table:table-cell>
              <table:table-cell office:value-type="float" office:value="3.68">
                <text:p>3.68</text:p>
              </table:table-cell>
              <table:table-cell office:value-type="float" office:value="35778.7567332754">
                <text:p>35778.7567332754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399">
                <text:p>33399</text:p>
              </table:table-cell>
              <table:table-cell office:value-type="float" office:value="3.69">
                <text:p>3.69</text:p>
              </table:table-cell>
              <table:table-cell office:value-type="float" office:value="35886.203673824">
                <text:p>35886.203673824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499">
                <text:p>33499</text:p>
              </table:table-cell>
              <table:table-cell office:value-type="float" office:value="3.68">
                <text:p>3.68</text:p>
              </table:table-cell>
              <table:table-cell office:value-type="float" office:value="35993.6506143726">
                <text:p>35993.6506143726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599">
                <text:p>33599</text:p>
              </table:table-cell>
              <table:table-cell office:value-type="float" office:value="3.67">
                <text:p>3.67</text:p>
              </table:table-cell>
              <table:table-cell office:value-type="float" office:value="36101.0975549212">
                <text:p>36101.0975549212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699">
                <text:p>33699</text:p>
              </table:table-cell>
              <table:table-cell office:value-type="float" office:value="3.68">
                <text:p>3.68</text:p>
              </table:table-cell>
              <table:table-cell office:value-type="float" office:value="36208.5444954698">
                <text:p>36208.544495469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799">
                <text:p>33799</text:p>
              </table:table-cell>
              <table:table-cell office:value-type="float" office:value="3.68">
                <text:p>3.68</text:p>
              </table:table-cell>
              <table:table-cell office:value-type="float" office:value="36315.9914360184">
                <text:p>36315.9914360184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899">
                <text:p>33899</text:p>
              </table:table-cell>
              <table:table-cell office:value-type="float" office:value="3.67">
                <text:p>3.67</text:p>
              </table:table-cell>
              <table:table-cell office:value-type="float" office:value="36423.438376567">
                <text:p>36423.438376567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999">
                <text:p>33999</text:p>
              </table:table-cell>
              <table:table-cell office:value-type="float" office:value="3.67">
                <text:p>3.67</text:p>
              </table:table-cell>
              <table:table-cell office:value-type="float" office:value="36530.8853171156">
                <text:p>36530.8853171156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099">
                <text:p>34099</text:p>
              </table:table-cell>
              <table:table-cell office:value-type="float" office:value="3.67">
                <text:p>3.67</text:p>
              </table:table-cell>
              <table:table-cell office:value-type="float" office:value="36638.3322576641">
                <text:p>36638.3322576641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199">
                <text:p>34199</text:p>
              </table:table-cell>
              <table:table-cell office:value-type="float" office:value="3.67">
                <text:p>3.67</text:p>
              </table:table-cell>
              <table:table-cell office:value-type="float" office:value="36745.7791982127">
                <text:p>36745.779198212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299">
                <text:p>34299</text:p>
              </table:table-cell>
              <table:table-cell office:value-type="float" office:value="3.67">
                <text:p>3.67</text:p>
              </table:table-cell>
              <table:table-cell office:value-type="float" office:value="36853.2261387613">
                <text:p>36853.2261387613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399">
                <text:p>34399</text:p>
              </table:table-cell>
              <table:table-cell office:value-type="float" office:value="3.67">
                <text:p>3.67</text:p>
              </table:table-cell>
              <table:table-cell office:value-type="float" office:value="36960.6730793099">
                <text:p>36960.6730793099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499">
                <text:p>34499</text:p>
              </table:table-cell>
              <table:table-cell office:value-type="float" office:value="3.67">
                <text:p>3.67</text:p>
              </table:table-cell>
              <table:table-cell office:value-type="float" office:value="37068.1200198585">
                <text:p>37068.1200198585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599">
                <text:p>34599</text:p>
              </table:table-cell>
              <table:table-cell office:value-type="float" office:value="3.67">
                <text:p>3.67</text:p>
              </table:table-cell>
              <table:table-cell office:value-type="float" office:value="37175.5669604071">
                <text:p>37175.5669604071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699">
                <text:p>34699</text:p>
              </table:table-cell>
              <table:table-cell office:value-type="float" office:value="3.67">
                <text:p>3.67</text:p>
              </table:table-cell>
              <table:table-cell office:value-type="float" office:value="37283.0139009557">
                <text:p>37283.013900955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799">
                <text:p>34799</text:p>
              </table:table-cell>
              <table:table-cell office:value-type="float" office:value="3.67">
                <text:p>3.67</text:p>
              </table:table-cell>
              <table:table-cell office:value-type="float" office:value="37390.4608415043">
                <text:p>37390.4608415043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899">
                <text:p>34899</text:p>
              </table:table-cell>
              <table:table-cell office:value-type="float" office:value="3.66">
                <text:p>3.66</text:p>
              </table:table-cell>
              <table:table-cell office:value-type="float" office:value="37497.9077820529">
                <text:p>37497.907782052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999">
                <text:p>34999</text:p>
              </table:table-cell>
              <table:table-cell office:value-type="float" office:value="3.66">
                <text:p>3.66</text:p>
              </table:table-cell>
              <table:table-cell office:value-type="float" office:value="37605.3547226015">
                <text:p>37605.3547226015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099">
                <text:p>35099</text:p>
              </table:table-cell>
              <table:table-cell office:value-type="float" office:value="3.66">
                <text:p>3.66</text:p>
              </table:table-cell>
              <table:table-cell office:value-type="float" office:value="37712.80166315">
                <text:p>37712.80166315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199">
                <text:p>35199</text:p>
              </table:table-cell>
              <table:table-cell office:value-type="float" office:value="3.66">
                <text:p>3.66</text:p>
              </table:table-cell>
              <table:table-cell office:value-type="float" office:value="37820.2486036987">
                <text:p>37820.248603698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299">
                <text:p>35299</text:p>
              </table:table-cell>
              <table:table-cell office:value-type="float" office:value="3.66">
                <text:p>3.66</text:p>
              </table:table-cell>
              <table:table-cell office:value-type="float" office:value="37927.6955442472">
                <text:p>37927.695544247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399">
                <text:p>35399</text:p>
              </table:table-cell>
              <table:table-cell office:value-type="float" office:value="3.66">
                <text:p>3.66</text:p>
              </table:table-cell>
              <table:table-cell office:value-type="float" office:value="38035.1424847958">
                <text:p>38035.1424847958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499">
                <text:p>35499</text:p>
              </table:table-cell>
              <table:table-cell office:value-type="float" office:value="3.66">
                <text:p>3.66</text:p>
              </table:table-cell>
              <table:table-cell office:value-type="float" office:value="38142.5894253444">
                <text:p>38142.589425344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599">
                <text:p>35599</text:p>
              </table:table-cell>
              <table:table-cell office:value-type="float" office:value="3.66">
                <text:p>3.66</text:p>
              </table:table-cell>
              <table:table-cell office:value-type="float" office:value="38250.036365893">
                <text:p>38250.036365893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699">
                <text:p>35699</text:p>
              </table:table-cell>
              <table:table-cell office:value-type="float" office:value="3.66">
                <text:p>3.66</text:p>
              </table:table-cell>
              <table:table-cell office:value-type="float" office:value="38357.4833064416">
                <text:p>38357.4833064416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799">
                <text:p>35799</text:p>
              </table:table-cell>
              <table:table-cell office:value-type="float" office:value="3.65">
                <text:p>3.65</text:p>
              </table:table-cell>
              <table:table-cell office:value-type="float" office:value="38464.9302469902">
                <text:p>38464.930246990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899">
                <text:p>35899</text:p>
              </table:table-cell>
              <table:table-cell office:value-type="float" office:value="3.65">
                <text:p>3.65</text:p>
              </table:table-cell>
              <table:table-cell office:value-type="float" office:value="38572.3771875388">
                <text:p>38572.377187538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999">
                <text:p>35999</text:p>
              </table:table-cell>
              <table:table-cell office:value-type="float" office:value="3.65">
                <text:p>3.65</text:p>
              </table:table-cell>
              <table:table-cell office:value-type="float" office:value="38679.8241280874">
                <text:p>38679.824128087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099">
                <text:p>36099</text:p>
              </table:table-cell>
              <table:table-cell office:value-type="float" office:value="3.65">
                <text:p>3.65</text:p>
              </table:table-cell>
              <table:table-cell office:value-type="float" office:value="38787.271068636">
                <text:p>38787.271068636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199">
                <text:p>36199</text:p>
              </table:table-cell>
              <table:table-cell office:value-type="float" office:value="3.65">
                <text:p>3.65</text:p>
              </table:table-cell>
              <table:table-cell office:value-type="float" office:value="38894.7180091846">
                <text:p>38894.7180091846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299">
                <text:p>36299</text:p>
              </table:table-cell>
              <table:table-cell office:value-type="float" office:value="3.65">
                <text:p>3.65</text:p>
              </table:table-cell>
              <table:table-cell office:value-type="float" office:value="39002.1649497331">
                <text:p>39002.164949733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399">
                <text:p>36399</text:p>
              </table:table-cell>
              <table:table-cell office:value-type="float" office:value="3.65">
                <text:p>3.65</text:p>
              </table:table-cell>
              <table:table-cell office:value-type="float" office:value="39109.6118902817">
                <text:p>39109.6118902817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499">
                <text:p>36499</text:p>
              </table:table-cell>
              <table:table-cell office:value-type="float" office:value="3.65">
                <text:p>3.65</text:p>
              </table:table-cell>
              <table:table-cell office:value-type="float" office:value="39217.0588308303">
                <text:p>39217.0588308303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599">
                <text:p>36599</text:p>
              </table:table-cell>
              <table:table-cell office:value-type="float" office:value="3.65">
                <text:p>3.65</text:p>
              </table:table-cell>
              <table:table-cell office:value-type="float" office:value="39324.5057713789">
                <text:p>39324.5057713789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699">
                <text:p>36699</text:p>
              </table:table-cell>
              <table:table-cell office:value-type="float" office:value="3.64">
                <text:p>3.64</text:p>
              </table:table-cell>
              <table:table-cell office:value-type="float" office:value="39431.9527119275">
                <text:p>39431.9527119275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799">
                <text:p>36799</text:p>
              </table:table-cell>
              <table:table-cell office:value-type="float" office:value="3.64">
                <text:p>3.64</text:p>
              </table:table-cell>
              <table:table-cell office:value-type="float" office:value="39539.3996524761">
                <text:p>39539.3996524761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899">
                <text:p>36899</text:p>
              </table:table-cell>
              <table:table-cell office:value-type="float" office:value="3.65">
                <text:p>3.65</text:p>
              </table:table-cell>
              <table:table-cell office:value-type="float" office:value="39646.8465930247">
                <text:p>39646.846593024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99">
                <text:p>36999</text:p>
              </table:table-cell>
              <table:table-cell office:value-type="float" office:value="3.64">
                <text:p>3.64</text:p>
              </table:table-cell>
              <table:table-cell office:value-type="float" office:value="39754.2935335733">
                <text:p>39754.2935335733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099">
                <text:p>37099</text:p>
              </table:table-cell>
              <table:table-cell office:value-type="float" office:value="3.64">
                <text:p>3.64</text:p>
              </table:table-cell>
              <table:table-cell office:value-type="float" office:value="39861.7404741219">
                <text:p>39861.740474121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199">
                <text:p>37199</text:p>
              </table:table-cell>
              <table:table-cell office:value-type="float" office:value="3.64">
                <text:p>3.64</text:p>
              </table:table-cell>
              <table:table-cell office:value-type="float" office:value="39969.1874146705">
                <text:p>39969.187414670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299">
                <text:p>37299</text:p>
              </table:table-cell>
              <table:table-cell office:value-type="float" office:value="3.64">
                <text:p>3.64</text:p>
              </table:table-cell>
              <table:table-cell office:value-type="float" office:value="40076.6343552191">
                <text:p>40076.6343552191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399">
                <text:p>37399</text:p>
              </table:table-cell>
              <table:table-cell office:value-type="float" office:value="3.64">
                <text:p>3.64</text:p>
              </table:table-cell>
              <table:table-cell office:value-type="float" office:value="40184.0812957677">
                <text:p>40184.081295767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499">
                <text:p>37499</text:p>
              </table:table-cell>
              <table:table-cell office:value-type="float" office:value="3.64">
                <text:p>3.64</text:p>
              </table:table-cell>
              <table:table-cell office:value-type="float" office:value="40291.5282363163">
                <text:p>40291.5282363163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599">
                <text:p>37599</text:p>
              </table:table-cell>
              <table:table-cell office:value-type="float" office:value="3.64">
                <text:p>3.64</text:p>
              </table:table-cell>
              <table:table-cell office:value-type="float" office:value="40398.9751768648">
                <text:p>40398.975176864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699">
                <text:p>37699</text:p>
              </table:table-cell>
              <table:table-cell office:value-type="float" office:value="3.64">
                <text:p>3.64</text:p>
              </table:table-cell>
              <table:table-cell office:value-type="float" office:value="40506.4221174134">
                <text:p>40506.422117413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799">
                <text:p>37799</text:p>
              </table:table-cell>
              <table:table-cell office:value-type="float" office:value="3.64">
                <text:p>3.64</text:p>
              </table:table-cell>
              <table:table-cell office:value-type="float" office:value="40613.869057962">
                <text:p>40613.86905796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899">
                <text:p>37899</text:p>
              </table:table-cell>
              <table:table-cell office:value-type="float" office:value="3.63">
                <text:p>3.63</text:p>
              </table:table-cell>
              <table:table-cell office:value-type="float" office:value="40721.3159985106">
                <text:p>40721.315998510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999">
                <text:p>37999</text:p>
              </table:table-cell>
              <table:table-cell office:value-type="float" office:value="3.64">
                <text:p>3.64</text:p>
              </table:table-cell>
              <table:table-cell office:value-type="float" office:value="40828.7629390592">
                <text:p>40828.762939059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099">
                <text:p>38099</text:p>
              </table:table-cell>
              <table:table-cell office:value-type="float" office:value="3.64">
                <text:p>3.64</text:p>
              </table:table-cell>
              <table:table-cell office:value-type="float" office:value="40936.2098796078">
                <text:p>40936.2098796078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99">
                <text:p>38199</text:p>
              </table:table-cell>
              <table:table-cell office:value-type="float" office:value="3.63">
                <text:p>3.63</text:p>
              </table:table-cell>
              <table:table-cell office:value-type="float" office:value="41043.6568201564">
                <text:p>41043.656820156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299">
                <text:p>38299</text:p>
              </table:table-cell>
              <table:table-cell office:value-type="float" office:value="3.63">
                <text:p>3.63</text:p>
              </table:table-cell>
              <table:table-cell office:value-type="float" office:value="41151.103760705">
                <text:p>41151.10376070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399">
                <text:p>38399</text:p>
              </table:table-cell>
              <table:table-cell office:value-type="float" office:value="3.63">
                <text:p>3.63</text:p>
              </table:table-cell>
              <table:table-cell office:value-type="float" office:value="41258.5507012536">
                <text:p>41258.550701253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499">
                <text:p>38499</text:p>
              </table:table-cell>
              <table:table-cell office:value-type="float" office:value="3.63">
                <text:p>3.63</text:p>
              </table:table-cell>
              <table:table-cell office:value-type="float" office:value="41365.9976418022">
                <text:p>41365.997641802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599">
                <text:p>38599</text:p>
              </table:table-cell>
              <table:table-cell office:value-type="float" office:value="3.63">
                <text:p>3.63</text:p>
              </table:table-cell>
              <table:table-cell office:value-type="float" office:value="41473.4445823508">
                <text:p>41473.4445823508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699">
                <text:p>38699</text:p>
              </table:table-cell>
              <table:table-cell office:value-type="float" office:value="3.63">
                <text:p>3.63</text:p>
              </table:table-cell>
              <table:table-cell office:value-type="float" office:value="41580.8915228993">
                <text:p>41580.891522899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799">
                <text:p>38799</text:p>
              </table:table-cell>
              <table:table-cell office:value-type="float" office:value="3.63">
                <text:p>3.63</text:p>
              </table:table-cell>
              <table:table-cell office:value-type="float" office:value="41688.3384634479">
                <text:p>41688.338463447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899">
                <text:p>38899</text:p>
              </table:table-cell>
              <table:table-cell office:value-type="float" office:value="3.63">
                <text:p>3.63</text:p>
              </table:table-cell>
              <table:table-cell office:value-type="float" office:value="41795.7854039965">
                <text:p>41795.785403996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999">
                <text:p>38999</text:p>
              </table:table-cell>
              <table:table-cell office:value-type="float" office:value="3.63">
                <text:p>3.63</text:p>
              </table:table-cell>
              <table:table-cell office:value-type="float" office:value="41903.2323445451">
                <text:p>41903.232344545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099">
                <text:p>39099</text:p>
              </table:table-cell>
              <table:table-cell office:value-type="float" office:value="3.62">
                <text:p>3.62</text:p>
              </table:table-cell>
              <table:table-cell office:value-type="float" office:value="42010.6792850937">
                <text:p>42010.679285093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199">
                <text:p>39199</text:p>
              </table:table-cell>
              <table:table-cell office:value-type="float" office:value="3.62">
                <text:p>3.62</text:p>
              </table:table-cell>
              <table:table-cell office:value-type="float" office:value="42118.1262256423">
                <text:p>42118.126225642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299">
                <text:p>39299</text:p>
              </table:table-cell>
              <table:table-cell office:value-type="float" office:value="3.62">
                <text:p>3.62</text:p>
              </table:table-cell>
              <table:table-cell office:value-type="float" office:value="42225.5731661909">
                <text:p>42225.573166190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399">
                <text:p>39399</text:p>
              </table:table-cell>
              <table:table-cell office:value-type="float" office:value="3.62">
                <text:p>3.62</text:p>
              </table:table-cell>
              <table:table-cell office:value-type="float" office:value="42333.0201067395">
                <text:p>42333.020106739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499">
                <text:p>39499</text:p>
              </table:table-cell>
              <table:table-cell office:value-type="float" office:value="3.62">
                <text:p>3.62</text:p>
              </table:table-cell>
              <table:table-cell office:value-type="float" office:value="42440.4670472881">
                <text:p>42440.467047288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599">
                <text:p>39599</text:p>
              </table:table-cell>
              <table:table-cell office:value-type="float" office:value="3.62">
                <text:p>3.62</text:p>
              </table:table-cell>
              <table:table-cell office:value-type="float" office:value="42547.9139878367">
                <text:p>42547.913987836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699">
                <text:p>39699</text:p>
              </table:table-cell>
              <table:table-cell office:value-type="float" office:value="3.61">
                <text:p>3.61</text:p>
              </table:table-cell>
              <table:table-cell office:value-type="float" office:value="42655.3609283853">
                <text:p>42655.360928385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799">
                <text:p>39799</text:p>
              </table:table-cell>
              <table:table-cell office:value-type="float" office:value="3.62">
                <text:p>3.62</text:p>
              </table:table-cell>
              <table:table-cell office:value-type="float" office:value="42762.8078689338">
                <text:p>42762.8078689338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899">
                <text:p>39899</text:p>
              </table:table-cell>
              <table:table-cell office:value-type="float" office:value="3.62">
                <text:p>3.62</text:p>
              </table:table-cell>
              <table:table-cell office:value-type="float" office:value="42870.2548094824">
                <text:p>42870.254809482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999">
                <text:p>39999</text:p>
              </table:table-cell>
              <table:table-cell office:value-type="float" office:value="3.61">
                <text:p>3.61</text:p>
              </table:table-cell>
              <table:table-cell office:value-type="float" office:value="42977.701750031">
                <text:p>42977.70175003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099">
                <text:p>40099</text:p>
              </table:table-cell>
              <table:table-cell office:value-type="float" office:value="3.61">
                <text:p>3.61</text:p>
              </table:table-cell>
              <table:table-cell office:value-type="float" office:value="43085.1486905796">
                <text:p>43085.1486905796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199">
                <text:p>40199</text:p>
              </table:table-cell>
              <table:table-cell office:value-type="float" office:value="3.61">
                <text:p>3.61</text:p>
              </table:table-cell>
              <table:table-cell office:value-type="float" office:value="43192.5956311282">
                <text:p>43192.595631128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299">
                <text:p>40299</text:p>
              </table:table-cell>
              <table:table-cell office:value-type="float" office:value="3.61">
                <text:p>3.61</text:p>
              </table:table-cell>
              <table:table-cell office:value-type="float" office:value="43300.0425716768">
                <text:p>43300.0425716768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399">
                <text:p>40399</text:p>
              </table:table-cell>
              <table:table-cell office:value-type="float" office:value="3.61">
                <text:p>3.61</text:p>
              </table:table-cell>
              <table:table-cell office:value-type="float" office:value="43407.4895122254">
                <text:p>43407.489512225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499">
                <text:p>40499</text:p>
              </table:table-cell>
              <table:table-cell office:value-type="float" office:value="3.61">
                <text:p>3.61</text:p>
              </table:table-cell>
              <table:table-cell office:value-type="float" office:value="43514.936452774">
                <text:p>43514.93645277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599">
                <text:p>40599</text:p>
              </table:table-cell>
              <table:table-cell office:value-type="float" office:value="3.61">
                <text:p>3.61</text:p>
              </table:table-cell>
              <table:table-cell office:value-type="float" office:value="43622.3833933226">
                <text:p>43622.3833933226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699">
                <text:p>40699</text:p>
              </table:table-cell>
              <table:table-cell office:value-type="float" office:value="3.6">
                <text:p>3.6</text:p>
              </table:table-cell>
              <table:table-cell office:value-type="float" office:value="43729.8303338712">
                <text:p>43729.830333871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799">
                <text:p>40799</text:p>
              </table:table-cell>
              <table:table-cell office:value-type="float" office:value="3.61">
                <text:p>3.61</text:p>
              </table:table-cell>
              <table:table-cell office:value-type="float" office:value="43837.2772744198">
                <text:p>43837.277274419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899">
                <text:p>40899</text:p>
              </table:table-cell>
              <table:table-cell office:value-type="float" office:value="3.6">
                <text:p>3.6</text:p>
              </table:table-cell>
              <table:table-cell office:value-type="float" office:value="43944.7242149684">
                <text:p>43944.724214968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999">
                <text:p>40999</text:p>
              </table:table-cell>
              <table:table-cell office:value-type="float" office:value="3.61">
                <text:p>3.61</text:p>
              </table:table-cell>
              <table:table-cell office:value-type="float" office:value="44052.1711555169">
                <text:p>44052.171155516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099">
                <text:p>41099</text:p>
              </table:table-cell>
              <table:table-cell office:value-type="float" office:value="3.6">
                <text:p>3.6</text:p>
              </table:table-cell>
              <table:table-cell office:value-type="float" office:value="44159.6180960655">
                <text:p>44159.61809606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199">
                <text:p>41199</text:p>
              </table:table-cell>
              <table:table-cell office:value-type="float" office:value="3.61">
                <text:p>3.61</text:p>
              </table:table-cell>
              <table:table-cell office:value-type="float" office:value="44267.0650366141">
                <text:p>44267.0650366141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299">
                <text:p>41299</text:p>
              </table:table-cell>
              <table:table-cell office:value-type="float" office:value="3.6">
                <text:p>3.6</text:p>
              </table:table-cell>
              <table:table-cell office:value-type="float" office:value="44374.5119771627">
                <text:p>44374.5119771627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399">
                <text:p>41399</text:p>
              </table:table-cell>
              <table:table-cell office:value-type="float" office:value="3.6">
                <text:p>3.6</text:p>
              </table:table-cell>
              <table:table-cell office:value-type="float" office:value="44481.9589177113">
                <text:p>44481.958917711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499">
                <text:p>41499</text:p>
              </table:table-cell>
              <table:table-cell office:value-type="float" office:value="3.6">
                <text:p>3.6</text:p>
              </table:table-cell>
              <table:table-cell office:value-type="float" office:value="44589.4058582599">
                <text:p>44589.405858259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599">
                <text:p>41599</text:p>
              </table:table-cell>
              <table:table-cell office:value-type="float" office:value="3.6">
                <text:p>3.6</text:p>
              </table:table-cell>
              <table:table-cell office:value-type="float" office:value="44696.8527988085">
                <text:p>44696.852798808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699">
                <text:p>41699</text:p>
              </table:table-cell>
              <table:table-cell office:value-type="float" office:value="3.59">
                <text:p>3.59</text:p>
              </table:table-cell>
              <table:table-cell office:value-type="float" office:value="44804.2997393571">
                <text:p>44804.299739357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799">
                <text:p>41799</text:p>
              </table:table-cell>
              <table:table-cell office:value-type="float" office:value="3.59">
                <text:p>3.59</text:p>
              </table:table-cell>
              <table:table-cell office:value-type="float" office:value="44911.7466799057">
                <text:p>44911.7466799057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899">
                <text:p>41899</text:p>
              </table:table-cell>
              <table:table-cell office:value-type="float" office:value="3.59">
                <text:p>3.59</text:p>
              </table:table-cell>
              <table:table-cell office:value-type="float" office:value="45019.1936204543">
                <text:p>45019.193620454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999">
                <text:p>41999</text:p>
              </table:table-cell>
              <table:table-cell office:value-type="float" office:value="3.59">
                <text:p>3.59</text:p>
              </table:table-cell>
              <table:table-cell office:value-type="float" office:value="45126.6405610029">
                <text:p>45126.640561002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099">
                <text:p>42099</text:p>
              </table:table-cell>
              <table:table-cell office:value-type="float" office:value="3.59">
                <text:p>3.59</text:p>
              </table:table-cell>
              <table:table-cell office:value-type="float" office:value="45234.0875015515">
                <text:p>45234.087501551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199">
                <text:p>42199</text:p>
              </table:table-cell>
              <table:table-cell office:value-type="float" office:value="3.59">
                <text:p>3.59</text:p>
              </table:table-cell>
              <table:table-cell office:value-type="float" office:value="45341.5344421">
                <text:p>45341.534442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299">
                <text:p>42299</text:p>
              </table:table-cell>
              <table:table-cell office:value-type="float" office:value="3.59">
                <text:p>3.59</text:p>
              </table:table-cell>
              <table:table-cell office:value-type="float" office:value="45448.9813826486">
                <text:p>45448.9813826486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399">
                <text:p>42399</text:p>
              </table:table-cell>
              <table:table-cell office:value-type="float" office:value="3.59">
                <text:p>3.59</text:p>
              </table:table-cell>
              <table:table-cell office:value-type="float" office:value="45556.4283231972">
                <text:p>45556.428323197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499">
                <text:p>42499</text:p>
              </table:table-cell>
              <table:table-cell office:value-type="float" office:value="3.6">
                <text:p>3.6</text:p>
              </table:table-cell>
              <table:table-cell office:value-type="float" office:value="45663.8752637458">
                <text:p>45663.875263745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599">
                <text:p>42599</text:p>
              </table:table-cell>
              <table:table-cell office:value-type="float" office:value="3.59">
                <text:p>3.59</text:p>
              </table:table-cell>
              <table:table-cell office:value-type="float" office:value="45771.3222042944">
                <text:p>45771.322204294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699">
                <text:p>42699</text:p>
              </table:table-cell>
              <table:table-cell office:value-type="float" office:value="3.59">
                <text:p>3.59</text:p>
              </table:table-cell>
              <table:table-cell office:value-type="float" office:value="45878.769144843">
                <text:p>45878.76914484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799">
                <text:p>42799</text:p>
              </table:table-cell>
              <table:table-cell office:value-type="float" office:value="3.59">
                <text:p>3.59</text:p>
              </table:table-cell>
              <table:table-cell office:value-type="float" office:value="45986.2160853916">
                <text:p>45986.216085391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899">
                <text:p>42899</text:p>
              </table:table-cell>
              <table:table-cell office:value-type="float" office:value="3.59">
                <text:p>3.59</text:p>
              </table:table-cell>
              <table:table-cell office:value-type="float" office:value="46093.6630259402">
                <text:p>46093.663025940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999">
                <text:p>42999</text:p>
              </table:table-cell>
              <table:table-cell office:value-type="float" office:value="3.58">
                <text:p>3.58</text:p>
              </table:table-cell>
              <table:table-cell office:value-type="float" office:value="46201.1099664888">
                <text:p>46201.109966488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099">
                <text:p>43099</text:p>
              </table:table-cell>
              <table:table-cell office:value-type="float" office:value="3.59">
                <text:p>3.59</text:p>
              </table:table-cell>
              <table:table-cell office:value-type="float" office:value="46308.5569070374">
                <text:p>46308.556907037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199">
                <text:p>43199</text:p>
              </table:table-cell>
              <table:table-cell office:value-type="float" office:value="3.58">
                <text:p>3.58</text:p>
              </table:table-cell>
              <table:table-cell office:value-type="float" office:value="46416.003847586">
                <text:p>46416.00384758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299">
                <text:p>43299</text:p>
              </table:table-cell>
              <table:table-cell office:value-type="float" office:value="3.58">
                <text:p>3.58</text:p>
              </table:table-cell>
              <table:table-cell office:value-type="float" office:value="46523.4507881345">
                <text:p>46523.4507881345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399">
                <text:p>43399</text:p>
              </table:table-cell>
              <table:table-cell office:value-type="float" office:value="3.57">
                <text:p>3.57</text:p>
              </table:table-cell>
              <table:table-cell office:value-type="float" office:value="46630.8977286831">
                <text:p>46630.897728683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499">
                <text:p>43499</text:p>
              </table:table-cell>
              <table:table-cell office:value-type="float" office:value="3.58">
                <text:p>3.58</text:p>
              </table:table-cell>
              <table:table-cell office:value-type="float" office:value="46738.3446692317">
                <text:p>46738.344669231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599">
                <text:p>43599</text:p>
              </table:table-cell>
              <table:table-cell office:value-type="float" office:value="3.57">
                <text:p>3.57</text:p>
              </table:table-cell>
              <table:table-cell office:value-type="float" office:value="46845.7916097803">
                <text:p>46845.791609780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699">
                <text:p>43699</text:p>
              </table:table-cell>
              <table:table-cell office:value-type="float" office:value="3.57">
                <text:p>3.57</text:p>
              </table:table-cell>
              <table:table-cell office:value-type="float" office:value="46953.2385503289">
                <text:p>46953.2385503289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799">
                <text:p>43799</text:p>
              </table:table-cell>
              <table:table-cell office:value-type="float" office:value="3.57">
                <text:p>3.57</text:p>
              </table:table-cell>
              <table:table-cell office:value-type="float" office:value="47060.6854908775">
                <text:p>47060.685490877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899">
                <text:p>43899</text:p>
              </table:table-cell>
              <table:table-cell office:value-type="float" office:value="3.57">
                <text:p>3.57</text:p>
              </table:table-cell>
              <table:table-cell office:value-type="float" office:value="47168.1324314261">
                <text:p>47168.132431426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3999">
                <text:p>43999</text:p>
              </table:table-cell>
              <table:table-cell office:value-type="float" office:value="3.56">
                <text:p>3.56</text:p>
              </table:table-cell>
              <table:table-cell office:value-type="float" office:value="47275.5793719747">
                <text:p>47275.579371974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099">
                <text:p>44099</text:p>
              </table:table-cell>
              <table:table-cell office:value-type="float" office:value="3.57">
                <text:p>3.57</text:p>
              </table:table-cell>
              <table:table-cell office:value-type="float" office:value="47383.0263125233">
                <text:p>47383.026312523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199">
                <text:p>44199</text:p>
              </table:table-cell>
              <table:table-cell office:value-type="float" office:value="3.57">
                <text:p>3.57</text:p>
              </table:table-cell>
              <table:table-cell office:value-type="float" office:value="47490.4732530719">
                <text:p>47490.473253071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299">
                <text:p>44299</text:p>
              </table:table-cell>
              <table:table-cell office:value-type="float" office:value="3.57">
                <text:p>3.57</text:p>
              </table:table-cell>
              <table:table-cell office:value-type="float" office:value="47597.9201936205">
                <text:p>47597.920193620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399">
                <text:p>44399</text:p>
              </table:table-cell>
              <table:table-cell office:value-type="float" office:value="3.56">
                <text:p>3.56</text:p>
              </table:table-cell>
              <table:table-cell office:value-type="float" office:value="47705.367134169">
                <text:p>47705.36713416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499">
                <text:p>44499</text:p>
              </table:table-cell>
              <table:table-cell office:value-type="float" office:value="3.56">
                <text:p>3.56</text:p>
              </table:table-cell>
              <table:table-cell office:value-type="float" office:value="47812.8140747176">
                <text:p>47812.814074717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599">
                <text:p>44599</text:p>
              </table:table-cell>
              <table:table-cell office:value-type="float" office:value="3.56">
                <text:p>3.56</text:p>
              </table:table-cell>
              <table:table-cell office:value-type="float" office:value="47920.2610152662">
                <text:p>47920.261015266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699">
                <text:p>44699</text:p>
              </table:table-cell>
              <table:table-cell office:value-type="float" office:value="3.56">
                <text:p>3.56</text:p>
              </table:table-cell>
              <table:table-cell office:value-type="float" office:value="48027.7079558148">
                <text:p>48027.707955814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799">
                <text:p>44799</text:p>
              </table:table-cell>
              <table:table-cell office:value-type="float" office:value="3.56">
                <text:p>3.56</text:p>
              </table:table-cell>
              <table:table-cell office:value-type="float" office:value="48135.1548963634">
                <text:p>48135.154896363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899">
                <text:p>44899</text:p>
              </table:table-cell>
              <table:table-cell office:value-type="float" office:value="3.55">
                <text:p>3.55</text:p>
              </table:table-cell>
              <table:table-cell office:value-type="float" office:value="48242.601836912">
                <text:p>48242.60183691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4999">
                <text:p>44999</text:p>
              </table:table-cell>
              <table:table-cell office:value-type="float" office:value="3.55">
                <text:p>3.55</text:p>
              </table:table-cell>
              <table:table-cell office:value-type="float" office:value="48350.0487774606">
                <text:p>48350.048777460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099">
                <text:p>45099</text:p>
              </table:table-cell>
              <table:table-cell office:value-type="float" office:value="3.55">
                <text:p>3.55</text:p>
              </table:table-cell>
              <table:table-cell office:value-type="float" office:value="48457.4957180092">
                <text:p>48457.495718009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199">
                <text:p>45199</text:p>
              </table:table-cell>
              <table:table-cell office:value-type="float" office:value="3.55">
                <text:p>3.55</text:p>
              </table:table-cell>
              <table:table-cell office:value-type="float" office:value="48564.9426585578">
                <text:p>48564.942658557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299">
                <text:p>45299</text:p>
              </table:table-cell>
              <table:table-cell office:value-type="float" office:value="3.55">
                <text:p>3.55</text:p>
              </table:table-cell>
              <table:table-cell office:value-type="float" office:value="48672.3895991064">
                <text:p>48672.389599106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399">
                <text:p>45399</text:p>
              </table:table-cell>
              <table:table-cell office:value-type="float" office:value="3.55">
                <text:p>3.55</text:p>
              </table:table-cell>
              <table:table-cell office:value-type="float" office:value="48779.836539655">
                <text:p>48779.83653965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499">
                <text:p>45499</text:p>
              </table:table-cell>
              <table:table-cell office:value-type="float" office:value="3.54">
                <text:p>3.54</text:p>
              </table:table-cell>
              <table:table-cell office:value-type="float" office:value="48887.2834802036">
                <text:p>48887.283480203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599">
                <text:p>45599</text:p>
              </table:table-cell>
              <table:table-cell office:value-type="float" office:value="3.55">
                <text:p>3.55</text:p>
              </table:table-cell>
              <table:table-cell office:value-type="float" office:value="48994.7304207521">
                <text:p>48994.730420752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699">
                <text:p>45699</text:p>
              </table:table-cell>
              <table:table-cell office:value-type="float" office:value="3.54">
                <text:p>3.54</text:p>
              </table:table-cell>
              <table:table-cell office:value-type="float" office:value="49102.1773613007">
                <text:p>49102.177361300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799">
                <text:p>45799</text:p>
              </table:table-cell>
              <table:table-cell office:value-type="float" office:value="3.54">
                <text:p>3.54</text:p>
              </table:table-cell>
              <table:table-cell office:value-type="float" office:value="49209.6243018493">
                <text:p>49209.624301849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899">
                <text:p>45899</text:p>
              </table:table-cell>
              <table:table-cell office:value-type="float" office:value="3.54">
                <text:p>3.54</text:p>
              </table:table-cell>
              <table:table-cell office:value-type="float" office:value="49317.0712423979">
                <text:p>49317.071242397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5999">
                <text:p>45999</text:p>
              </table:table-cell>
              <table:table-cell office:value-type="float" office:value="3.54">
                <text:p>3.54</text:p>
              </table:table-cell>
              <table:table-cell office:value-type="float" office:value="49424.5181829465">
                <text:p>49424.518182946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099">
                <text:p>46099</text:p>
              </table:table-cell>
              <table:table-cell office:value-type="float" office:value="3.54">
                <text:p>3.54</text:p>
              </table:table-cell>
              <table:table-cell office:value-type="float" office:value="49531.9651234951">
                <text:p>49531.965123495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199">
                <text:p>46199</text:p>
              </table:table-cell>
              <table:table-cell office:value-type="float" office:value="3.54">
                <text:p>3.54</text:p>
              </table:table-cell>
              <table:table-cell office:value-type="float" office:value="49639.4120640437">
                <text:p>49639.412064043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299">
                <text:p>46299</text:p>
              </table:table-cell>
              <table:table-cell office:value-type="float" office:value="3.53">
                <text:p>3.53</text:p>
              </table:table-cell>
              <table:table-cell office:value-type="float" office:value="49746.8590045923">
                <text:p>49746.859004592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399">
                <text:p>46399</text:p>
              </table:table-cell>
              <table:table-cell office:value-type="float" office:value="3.53">
                <text:p>3.53</text:p>
              </table:table-cell>
              <table:table-cell office:value-type="float" office:value="49854.3059451409">
                <text:p>49854.305945140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499">
                <text:p>46499</text:p>
              </table:table-cell>
              <table:table-cell office:value-type="float" office:value="3.53">
                <text:p>3.53</text:p>
              </table:table-cell>
              <table:table-cell office:value-type="float" office:value="49961.7528856895">
                <text:p>49961.752885689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599">
                <text:p>46599</text:p>
              </table:table-cell>
              <table:table-cell office:value-type="float" office:value="3.53">
                <text:p>3.53</text:p>
              </table:table-cell>
              <table:table-cell office:value-type="float" office:value="50069.1998262381">
                <text:p>50069.199826238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699">
                <text:p>46699</text:p>
              </table:table-cell>
              <table:table-cell office:value-type="float" office:value="3.53">
                <text:p>3.53</text:p>
              </table:table-cell>
              <table:table-cell office:value-type="float" office:value="50176.6467667866">
                <text:p>50176.646766786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799">
                <text:p>46799</text:p>
              </table:table-cell>
              <table:table-cell office:value-type="float" office:value="3.52">
                <text:p>3.52</text:p>
              </table:table-cell>
              <table:table-cell office:value-type="float" office:value="50284.0937073352">
                <text:p>50284.093707335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899">
                <text:p>46899</text:p>
              </table:table-cell>
              <table:table-cell office:value-type="float" office:value="3.52">
                <text:p>3.52</text:p>
              </table:table-cell>
              <table:table-cell office:value-type="float" office:value="50391.5406478838">
                <text:p>50391.540647883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999">
                <text:p>46999</text:p>
              </table:table-cell>
              <table:table-cell office:value-type="float" office:value="3.53">
                <text:p>3.53</text:p>
              </table:table-cell>
              <table:table-cell office:value-type="float" office:value="50498.9875884324">
                <text:p>50498.987588432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099">
                <text:p>47099</text:p>
              </table:table-cell>
              <table:table-cell office:value-type="float" office:value="3.52">
                <text:p>3.52</text:p>
              </table:table-cell>
              <table:table-cell office:value-type="float" office:value="50606.434528981">
                <text:p>50606.43452898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199">
                <text:p>47199</text:p>
              </table:table-cell>
              <table:table-cell office:value-type="float" office:value="3.52">
                <text:p>3.52</text:p>
              </table:table-cell>
              <table:table-cell office:value-type="float" office:value="50713.8814695296">
                <text:p>50713.881469529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299">
                <text:p>47299</text:p>
              </table:table-cell>
              <table:table-cell office:value-type="float" office:value="3.52">
                <text:p>3.52</text:p>
              </table:table-cell>
              <table:table-cell office:value-type="float" office:value="50821.3284100782">
                <text:p>50821.328410078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399">
                <text:p>47399</text:p>
              </table:table-cell>
              <table:table-cell office:value-type="float" office:value="3.53">
                <text:p>3.53</text:p>
              </table:table-cell>
              <table:table-cell office:value-type="float" office:value="50928.7753506268">
                <text:p>50928.775350626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499">
                <text:p>47499</text:p>
              </table:table-cell>
              <table:table-cell office:value-type="float" office:value="3.53">
                <text:p>3.53</text:p>
              </table:table-cell>
              <table:table-cell office:value-type="float" office:value="51036.2222911754">
                <text:p>51036.222291175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599">
                <text:p>47599</text:p>
              </table:table-cell>
              <table:table-cell office:value-type="float" office:value="3.52">
                <text:p>3.52</text:p>
              </table:table-cell>
              <table:table-cell office:value-type="float" office:value="51143.669231724">
                <text:p>51143.66923172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699">
                <text:p>47699</text:p>
              </table:table-cell>
              <table:table-cell office:value-type="float" office:value="3.52">
                <text:p>3.52</text:p>
              </table:table-cell>
              <table:table-cell office:value-type="float" office:value="51251.1161722726">
                <text:p>51251.116172272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799">
                <text:p>47799</text:p>
              </table:table-cell>
              <table:table-cell office:value-type="float" office:value="3.52">
                <text:p>3.52</text:p>
              </table:table-cell>
              <table:table-cell office:value-type="float" office:value="51358.5631128211">
                <text:p>51358.563112821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899">
                <text:p>47899</text:p>
              </table:table-cell>
              <table:table-cell office:value-type="float" office:value="3.52">
                <text:p>3.52</text:p>
              </table:table-cell>
              <table:table-cell office:value-type="float" office:value="51466.0100533697">
                <text:p>51466.010053369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7999">
                <text:p>47999</text:p>
              </table:table-cell>
              <table:table-cell office:value-type="float" office:value="3.52">
                <text:p>3.52</text:p>
              </table:table-cell>
              <table:table-cell office:value-type="float" office:value="51573.4569939183">
                <text:p>51573.456993918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099">
                <text:p>48099</text:p>
              </table:table-cell>
              <table:table-cell office:value-type="float" office:value="3.52">
                <text:p>3.52</text:p>
              </table:table-cell>
              <table:table-cell office:value-type="float" office:value="51680.9039344669">
                <text:p>51680.903934466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199">
                <text:p>48199</text:p>
              </table:table-cell>
              <table:table-cell office:value-type="float" office:value="3.52">
                <text:p>3.52</text:p>
              </table:table-cell>
              <table:table-cell office:value-type="float" office:value="51788.3508750155">
                <text:p>51788.35087501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299">
                <text:p>48299</text:p>
              </table:table-cell>
              <table:table-cell office:value-type="float" office:value="3.52">
                <text:p>3.52</text:p>
              </table:table-cell>
              <table:table-cell office:value-type="float" office:value="51895.7978155641">
                <text:p>51895.797815564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399">
                <text:p>48399</text:p>
              </table:table-cell>
              <table:table-cell office:value-type="float" office:value="3.52">
                <text:p>3.52</text:p>
              </table:table-cell>
              <table:table-cell office:value-type="float" office:value="52003.2447561127">
                <text:p>52003.244756112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499">
                <text:p>48499</text:p>
              </table:table-cell>
              <table:table-cell office:value-type="float" office:value="3.53">
                <text:p>3.53</text:p>
              </table:table-cell>
              <table:table-cell office:value-type="float" office:value="52110.6916966613">
                <text:p>52110.691696661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599">
                <text:p>48599</text:p>
              </table:table-cell>
              <table:table-cell office:value-type="float" office:value="3.52">
                <text:p>3.52</text:p>
              </table:table-cell>
              <table:table-cell office:value-type="float" office:value="52218.1386372099">
                <text:p>52218.138637209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699">
                <text:p>48699</text:p>
              </table:table-cell>
              <table:table-cell office:value-type="float" office:value="3.52">
                <text:p>3.52</text:p>
              </table:table-cell>
              <table:table-cell office:value-type="float" office:value="52325.5855777585">
                <text:p>52325.585577758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799">
                <text:p>48799</text:p>
              </table:table-cell>
              <table:table-cell office:value-type="float" office:value="3.52">
                <text:p>3.52</text:p>
              </table:table-cell>
              <table:table-cell office:value-type="float" office:value="52433.0325183071">
                <text:p>52433.032518307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899">
                <text:p>48899</text:p>
              </table:table-cell>
              <table:table-cell office:value-type="float" office:value="3.52">
                <text:p>3.52</text:p>
              </table:table-cell>
              <table:table-cell office:value-type="float" office:value="52540.4794588557">
                <text:p>52540.479458855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8999">
                <text:p>48999</text:p>
              </table:table-cell>
              <table:table-cell office:value-type="float" office:value="3.52">
                <text:p>3.52</text:p>
              </table:table-cell>
              <table:table-cell office:value-type="float" office:value="52647.9263994042">
                <text:p>52647.926399404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099">
                <text:p>49099</text:p>
              </table:table-cell>
              <table:table-cell office:value-type="float" office:value="3.52">
                <text:p>3.52</text:p>
              </table:table-cell>
              <table:table-cell office:value-type="float" office:value="52755.3733399528">
                <text:p>52755.373339952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199">
                <text:p>49199</text:p>
              </table:table-cell>
              <table:table-cell office:value-type="float" office:value="3.51">
                <text:p>3.51</text:p>
              </table:table-cell>
              <table:table-cell office:value-type="float" office:value="52862.8202805014">
                <text:p>52862.82028050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299">
                <text:p>49299</text:p>
              </table:table-cell>
              <table:table-cell office:value-type="float" office:value="3.51">
                <text:p>3.51</text:p>
              </table:table-cell>
              <table:table-cell office:value-type="float" office:value="52970.26722105">
                <text:p>52970.2672210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399">
                <text:p>49399</text:p>
              </table:table-cell>
              <table:table-cell office:value-type="float" office:value="3.52">
                <text:p>3.52</text:p>
              </table:table-cell>
              <table:table-cell office:value-type="float" office:value="53077.7141615986">
                <text:p>53077.7141615986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499">
                <text:p>49499</text:p>
              </table:table-cell>
              <table:table-cell office:value-type="float" office:value="3.51">
                <text:p>3.51</text:p>
              </table:table-cell>
              <table:table-cell office:value-type="float" office:value="53185.1611021472">
                <text:p>53185.161102147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599">
                <text:p>49599</text:p>
              </table:table-cell>
              <table:table-cell office:value-type="float" office:value="3.51">
                <text:p>3.51</text:p>
              </table:table-cell>
              <table:table-cell office:value-type="float" office:value="53292.6080426958">
                <text:p>53292.6080426958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699">
                <text:p>49699</text:p>
              </table:table-cell>
              <table:table-cell office:value-type="float" office:value="3.51">
                <text:p>3.51</text:p>
              </table:table-cell>
              <table:table-cell office:value-type="float" office:value="53400.0549832444">
                <text:p>53400.0549832444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799">
                <text:p>49799</text:p>
              </table:table-cell>
              <table:table-cell office:value-type="float" office:value="3.52">
                <text:p>3.52</text:p>
              </table:table-cell>
              <table:table-cell office:value-type="float" office:value="53507.501923793">
                <text:p>53507.5019237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899">
                <text:p>49899</text:p>
              </table:table-cell>
              <table:table-cell office:value-type="float" office:value="3.51">
                <text:p>3.51</text:p>
              </table:table-cell>
              <table:table-cell office:value-type="float" office:value="53614.9488643416">
                <text:p>53614.948864341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999">
                <text:p>49999</text:p>
              </table:table-cell>
              <table:table-cell office:value-type="float" office:value="3.52">
                <text:p>3.52</text:p>
              </table:table-cell>
              <table:table-cell office:value-type="float" office:value="53722.3958048902">
                <text:p>53722.395804890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099">
                <text:p>50099</text:p>
              </table:table-cell>
              <table:table-cell office:value-type="float" office:value="3.51">
                <text:p>3.51</text:p>
              </table:table-cell>
              <table:table-cell office:value-type="float" office:value="53829.8427454388">
                <text:p>53829.8427454388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199">
                <text:p>50199</text:p>
              </table:table-cell>
              <table:table-cell office:value-type="float" office:value="3.51">
                <text:p>3.51</text:p>
              </table:table-cell>
              <table:table-cell office:value-type="float" office:value="53937.2896859873">
                <text:p>53937.289685987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299">
                <text:p>50299</text:p>
              </table:table-cell>
              <table:table-cell office:value-type="float" office:value="3.51">
                <text:p>3.51</text:p>
              </table:table-cell>
              <table:table-cell office:value-type="float" office:value="54044.7366265359">
                <text:p>54044.736626535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399">
                <text:p>50399</text:p>
              </table:table-cell>
              <table:table-cell office:value-type="float" office:value="3.51">
                <text:p>3.51</text:p>
              </table:table-cell>
              <table:table-cell office:value-type="float" office:value="54152.1835670845">
                <text:p>54152.1835670845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499">
                <text:p>50499</text:p>
              </table:table-cell>
              <table:table-cell office:value-type="float" office:value="3.51">
                <text:p>3.51</text:p>
              </table:table-cell>
              <table:table-cell office:value-type="float" office:value="54259.6305076331">
                <text:p>54259.630507633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599">
                <text:p>50599</text:p>
              </table:table-cell>
              <table:table-cell office:value-type="float" office:value="3.51">
                <text:p>3.51</text:p>
              </table:table-cell>
              <table:table-cell office:value-type="float" office:value="54367.0774481817">
                <text:p>54367.077448181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699">
                <text:p>50699</text:p>
              </table:table-cell>
              <table:table-cell office:value-type="float" office:value="3.51">
                <text:p>3.51</text:p>
              </table:table-cell>
              <table:table-cell office:value-type="float" office:value="54474.5243887303">
                <text:p>54474.5243887303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799">
                <text:p>50799</text:p>
              </table:table-cell>
              <table:table-cell office:value-type="float" office:value="3.5">
                <text:p>3.5</text:p>
              </table:table-cell>
              <table:table-cell office:value-type="float" office:value="54581.9713292789">
                <text:p>54581.971329278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899">
                <text:p>50899</text:p>
              </table:table-cell>
              <table:table-cell office:value-type="float" office:value="3.5">
                <text:p>3.5</text:p>
              </table:table-cell>
              <table:table-cell office:value-type="float" office:value="54689.4182698275">
                <text:p>54689.418269827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0999">
                <text:p>50999</text:p>
              </table:table-cell>
              <table:table-cell office:value-type="float" office:value="3.5">
                <text:p>3.5</text:p>
              </table:table-cell>
              <table:table-cell office:value-type="float" office:value="54796.8652103761">
                <text:p>54796.865210376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099">
                <text:p>51099</text:p>
              </table:table-cell>
              <table:table-cell office:value-type="float" office:value="3.5">
                <text:p>3.5</text:p>
              </table:table-cell>
              <table:table-cell office:value-type="float" office:value="54904.3121509247">
                <text:p>54904.312150924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199">
                <text:p>51199</text:p>
              </table:table-cell>
              <table:table-cell office:value-type="float" office:value="3.5">
                <text:p>3.5</text:p>
              </table:table-cell>
              <table:table-cell office:value-type="float" office:value="55011.7590914733">
                <text:p>55011.759091473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299">
                <text:p>51299</text:p>
              </table:table-cell>
              <table:table-cell office:value-type="float" office:value="3.5">
                <text:p>3.5</text:p>
              </table:table-cell>
              <table:table-cell office:value-type="float" office:value="55119.2060320218">
                <text:p>55119.2060320218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399">
                <text:p>51399</text:p>
              </table:table-cell>
              <table:table-cell office:value-type="float" office:value="3.5">
                <text:p>3.5</text:p>
              </table:table-cell>
              <table:table-cell office:value-type="float" office:value="55226.6529725704">
                <text:p>55226.652972570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499">
                <text:p>51499</text:p>
              </table:table-cell>
              <table:table-cell office:value-type="float" office:value="3.5">
                <text:p>3.5</text:p>
              </table:table-cell>
              <table:table-cell office:value-type="float" office:value="55334.099913119">
                <text:p>55334.09991311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599">
                <text:p>51599</text:p>
              </table:table-cell>
              <table:table-cell office:value-type="float" office:value="3.5">
                <text:p>3.5</text:p>
              </table:table-cell>
              <table:table-cell office:value-type="float" office:value="55441.5468536676">
                <text:p>55441.546853667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699">
                <text:p>51699</text:p>
              </table:table-cell>
              <table:table-cell office:value-type="float" office:value="3.5">
                <text:p>3.5</text:p>
              </table:table-cell>
              <table:table-cell office:value-type="float" office:value="55548.9937942162">
                <text:p>55548.993794216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799">
                <text:p>51799</text:p>
              </table:table-cell>
              <table:table-cell office:value-type="float" office:value="3.5">
                <text:p>3.5</text:p>
              </table:table-cell>
              <table:table-cell office:value-type="float" office:value="55656.4407347648">
                <text:p>55656.440734764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899">
                <text:p>51899</text:p>
              </table:table-cell>
              <table:table-cell office:value-type="float" office:value="3.5">
                <text:p>3.5</text:p>
              </table:table-cell>
              <table:table-cell office:value-type="float" office:value="55763.8876753134">
                <text:p>55763.8876753134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1999">
                <text:p>51999</text:p>
              </table:table-cell>
              <table:table-cell office:value-type="float" office:value="3.49">
                <text:p>3.49</text:p>
              </table:table-cell>
              <table:table-cell office:value-type="float" office:value="55871.334615862">
                <text:p>55871.33461586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099">
                <text:p>52099</text:p>
              </table:table-cell>
              <table:table-cell office:value-type="float" office:value="3.5">
                <text:p>3.5</text:p>
              </table:table-cell>
              <table:table-cell office:value-type="float" office:value="55978.7815564106">
                <text:p>55978.781556410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199">
                <text:p>52199</text:p>
              </table:table-cell>
              <table:table-cell office:value-type="float" office:value="3.5">
                <text:p>3.5</text:p>
              </table:table-cell>
              <table:table-cell office:value-type="float" office:value="56086.2284969592">
                <text:p>56086.228496959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299">
                <text:p>52299</text:p>
              </table:table-cell>
              <table:table-cell office:value-type="float" office:value="3.49">
                <text:p>3.49</text:p>
              </table:table-cell>
              <table:table-cell office:value-type="float" office:value="56193.6754375078">
                <text:p>56193.675437507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399">
                <text:p>52399</text:p>
              </table:table-cell>
              <table:table-cell office:value-type="float" office:value="3.49">
                <text:p>3.49</text:p>
              </table:table-cell>
              <table:table-cell office:value-type="float" office:value="56301.1223780563">
                <text:p>56301.122378056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499">
                <text:p>52499</text:p>
              </table:table-cell>
              <table:table-cell office:value-type="float" office:value="3.5">
                <text:p>3.5</text:p>
              </table:table-cell>
              <table:table-cell office:value-type="float" office:value="56408.5693186049">
                <text:p>56408.569318604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599">
                <text:p>52599</text:p>
              </table:table-cell>
              <table:table-cell office:value-type="float" office:value="3.49">
                <text:p>3.49</text:p>
              </table:table-cell>
              <table:table-cell office:value-type="float" office:value="56516.0162591535">
                <text:p>56516.016259153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699">
                <text:p>52699</text:p>
              </table:table-cell>
              <table:table-cell office:value-type="float" office:value="3.48">
                <text:p>3.48</text:p>
              </table:table-cell>
              <table:table-cell office:value-type="float" office:value="56623.4631997021">
                <text:p>56623.4631997021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799">
                <text:p>52799</text:p>
              </table:table-cell>
              <table:table-cell office:value-type="float" office:value="3.49">
                <text:p>3.49</text:p>
              </table:table-cell>
              <table:table-cell office:value-type="float" office:value="56730.9101402507">
                <text:p>56730.910140250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899">
                <text:p>52899</text:p>
              </table:table-cell>
              <table:table-cell office:value-type="float" office:value="3.48">
                <text:p>3.48</text:p>
              </table:table-cell>
              <table:table-cell office:value-type="float" office:value="56838.3570807993">
                <text:p>56838.3570807993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2999">
                <text:p>52999</text:p>
              </table:table-cell>
              <table:table-cell office:value-type="float" office:value="3.48">
                <text:p>3.48</text:p>
              </table:table-cell>
              <table:table-cell office:value-type="float" office:value="56945.8040213479">
                <text:p>56945.8040213479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099">
                <text:p>53099</text:p>
              </table:table-cell>
              <table:table-cell office:value-type="float" office:value="3.48">
                <text:p>3.48</text:p>
              </table:table-cell>
              <table:table-cell office:value-type="float" office:value="57053.2509618965">
                <text:p>57053.250961896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199">
                <text:p>53199</text:p>
              </table:table-cell>
              <table:table-cell office:value-type="float" office:value="3.48">
                <text:p>3.48</text:p>
              </table:table-cell>
              <table:table-cell office:value-type="float" office:value="57160.6979024451">
                <text:p>57160.697902445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299">
                <text:p>53299</text:p>
              </table:table-cell>
              <table:table-cell office:value-type="float" office:value="3.47">
                <text:p>3.47</text:p>
              </table:table-cell>
              <table:table-cell office:value-type="float" office:value="57268.1448429937">
                <text:p>57268.144842993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399">
                <text:p>53399</text:p>
              </table:table-cell>
              <table:table-cell office:value-type="float" office:value="3.48">
                <text:p>3.48</text:p>
              </table:table-cell>
              <table:table-cell office:value-type="float" office:value="57375.5917835423">
                <text:p>57375.5917835423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499">
                <text:p>53499</text:p>
              </table:table-cell>
              <table:table-cell office:value-type="float" office:value="3.47">
                <text:p>3.47</text:p>
              </table:table-cell>
              <table:table-cell office:value-type="float" office:value="57483.0387240909">
                <text:p>57483.038724090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599">
                <text:p>53599</text:p>
              </table:table-cell>
              <table:table-cell office:value-type="float" office:value="3.47">
                <text:p>3.47</text:p>
              </table:table-cell>
              <table:table-cell office:value-type="float" office:value="57590.4856646395">
                <text:p>57590.4856646395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699">
                <text:p>53699</text:p>
              </table:table-cell>
              <table:table-cell office:value-type="float" office:value="3.46">
                <text:p>3.46</text:p>
              </table:table-cell>
              <table:table-cell office:value-type="float" office:value="57697.932605188">
                <text:p>57697.93260518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799">
                <text:p>53799</text:p>
              </table:table-cell>
              <table:table-cell office:value-type="float" office:value="3.46">
                <text:p>3.46</text:p>
              </table:table-cell>
              <table:table-cell office:value-type="float" office:value="57805.3795457366">
                <text:p>57805.379545736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899">
                <text:p>53899</text:p>
              </table:table-cell>
              <table:table-cell office:value-type="float" office:value="3.45">
                <text:p>3.45</text:p>
              </table:table-cell>
              <table:table-cell office:value-type="float" office:value="57912.8264862852">
                <text:p>57912.826486285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999">
                <text:p>53999</text:p>
              </table:table-cell>
              <table:table-cell office:value-type="float" office:value="3.45">
                <text:p>3.45</text:p>
              </table:table-cell>
              <table:table-cell office:value-type="float" office:value="58020.2734268338">
                <text:p>58020.273426833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099">
                <text:p>54099</text:p>
              </table:table-cell>
              <table:table-cell office:value-type="float" office:value="3.44">
                <text:p>3.44</text:p>
              </table:table-cell>
              <table:table-cell office:value-type="float" office:value="58127.7203673824">
                <text:p>58127.72036738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199">
                <text:p>54199</text:p>
              </table:table-cell>
              <table:table-cell office:value-type="float" office:value="3.45">
                <text:p>3.45</text:p>
              </table:table-cell>
              <table:table-cell office:value-type="float" office:value="58235.167307931">
                <text:p>58235.16730793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299">
                <text:p>54299</text:p>
              </table:table-cell>
              <table:table-cell office:value-type="float" office:value="3.44">
                <text:p>3.44</text:p>
              </table:table-cell>
              <table:table-cell office:value-type="float" office:value="58342.6142484796">
                <text:p>58342.61424847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399">
                <text:p>54399</text:p>
              </table:table-cell>
              <table:table-cell office:value-type="float" office:value="3.43">
                <text:p>3.43</text:p>
              </table:table-cell>
              <table:table-cell office:value-type="float" office:value="58450.0611890282">
                <text:p>58450.061189028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499">
                <text:p>54499</text:p>
              </table:table-cell>
              <table:table-cell office:value-type="float" office:value="3.43">
                <text:p>3.43</text:p>
              </table:table-cell>
              <table:table-cell office:value-type="float" office:value="58557.5081295768">
                <text:p>58557.5081295768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599">
                <text:p>54599</text:p>
              </table:table-cell>
              <table:table-cell office:value-type="float" office:value="3.42">
                <text:p>3.42</text:p>
              </table:table-cell>
              <table:table-cell office:value-type="float" office:value="58664.9550701254">
                <text:p>58664.955070125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699">
                <text:p>54699</text:p>
              </table:table-cell>
              <table:table-cell office:value-type="float" office:value="3.42">
                <text:p>3.42</text:p>
              </table:table-cell>
              <table:table-cell office:value-type="float" office:value="58772.402010674">
                <text:p>58772.40201067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799">
                <text:p>54799</text:p>
              </table:table-cell>
              <table:table-cell office:value-type="float" office:value="3.41">
                <text:p>3.41</text:p>
              </table:table-cell>
              <table:table-cell office:value-type="float" office:value="58879.8489512225">
                <text:p>58879.848951222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899">
                <text:p>54899</text:p>
              </table:table-cell>
              <table:table-cell office:value-type="float" office:value="3.41">
                <text:p>3.41</text:p>
              </table:table-cell>
              <table:table-cell office:value-type="float" office:value="58987.2958917711">
                <text:p>58987.295891771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4999">
                <text:p>54999</text:p>
              </table:table-cell>
              <table:table-cell office:value-type="float" office:value="3.4">
                <text:p>3.4</text:p>
              </table:table-cell>
              <table:table-cell office:value-type="float" office:value="59094.7428323197">
                <text:p>59094.742832319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099">
                <text:p>55099</text:p>
              </table:table-cell>
              <table:table-cell office:value-type="float" office:value="3.39">
                <text:p>3.39</text:p>
              </table:table-cell>
              <table:table-cell office:value-type="float" office:value="59202.1897728683">
                <text:p>59202.189772868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199">
                <text:p>55199</text:p>
              </table:table-cell>
              <table:table-cell office:value-type="float" office:value="3.39">
                <text:p>3.39</text:p>
              </table:table-cell>
              <table:table-cell office:value-type="float" office:value="59309.6367134169">
                <text:p>59309.636713416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299">
                <text:p>55299</text:p>
              </table:table-cell>
              <table:table-cell office:value-type="float" office:value="3.38">
                <text:p>3.38</text:p>
              </table:table-cell>
              <table:table-cell office:value-type="float" office:value="59417.0836539655">
                <text:p>59417.083653965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399">
                <text:p>55399</text:p>
              </table:table-cell>
              <table:table-cell office:value-type="float" office:value="3.38">
                <text:p>3.38</text:p>
              </table:table-cell>
              <table:table-cell office:value-type="float" office:value="59524.5305945141">
                <text:p>59524.5305945141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499">
                <text:p>55499</text:p>
              </table:table-cell>
              <table:table-cell office:value-type="float" office:value="3.38">
                <text:p>3.38</text:p>
              </table:table-cell>
              <table:table-cell office:value-type="float" office:value="59631.9775350627">
                <text:p>59631.977535062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599">
                <text:p>55599</text:p>
              </table:table-cell>
              <table:table-cell office:value-type="float" office:value="3.37">
                <text:p>3.37</text:p>
              </table:table-cell>
              <table:table-cell office:value-type="float" office:value="59739.4244756113">
                <text:p>59739.424475611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699">
                <text:p>55699</text:p>
              </table:table-cell>
              <table:table-cell office:value-type="float" office:value="3.37">
                <text:p>3.37</text:p>
              </table:table-cell>
              <table:table-cell office:value-type="float" office:value="59846.8714161599">
                <text:p>59846.8714161599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799">
                <text:p>55799</text:p>
              </table:table-cell>
              <table:table-cell office:value-type="float" office:value="3.36">
                <text:p>3.36</text:p>
              </table:table-cell>
              <table:table-cell office:value-type="float" office:value="59954.3183567084">
                <text:p>59954.318356708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899">
                <text:p>55899</text:p>
              </table:table-cell>
              <table:table-cell office:value-type="float" office:value="3.35">
                <text:p>3.35</text:p>
              </table:table-cell>
              <table:table-cell office:value-type="float" office:value="60061.765297257">
                <text:p>60061.76529725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5999">
                <text:p>55999</text:p>
              </table:table-cell>
              <table:table-cell office:value-type="float" office:value="3.34">
                <text:p>3.34</text:p>
              </table:table-cell>
              <table:table-cell office:value-type="float" office:value="60169.2122378056">
                <text:p>60169.2122378056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099">
                <text:p>56099</text:p>
              </table:table-cell>
              <table:table-cell office:value-type="float" office:value="3.34">
                <text:p>3.34</text:p>
              </table:table-cell>
              <table:table-cell office:value-type="float" office:value="60276.6591783542">
                <text:p>60276.6591783542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199">
                <text:p>56199</text:p>
              </table:table-cell>
              <table:table-cell office:value-type="float" office:value="3.33">
                <text:p>3.33</text:p>
              </table:table-cell>
              <table:table-cell office:value-type="float" office:value="60384.1061189028">
                <text:p>60384.106118902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299">
                <text:p>56299</text:p>
              </table:table-cell>
              <table:table-cell office:value-type="float" office:value="3.32">
                <text:p>3.32</text:p>
              </table:table-cell>
              <table:table-cell office:value-type="float" office:value="60491.5530594514">
                <text:p>60491.5530594514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399">
                <text:p>56399</text:p>
              </table:table-cell>
              <table:table-cell office:value-type="float" office:value="3.32">
                <text:p>3.32</text:p>
              </table:table-cell>
              <table:table-cell office:value-type="float" office:value="60599">
                <text:p>60599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499">
                <text:p>56499</text:p>
              </table:table-cell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599">
                <text:p>56599</text:p>
              </table:table-cell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699">
                <text:p>56699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799">
                <text:p>56799</text:p>
              </table:table-cell>
              <table:table-cell office:value-type="float" office:value="3.29">
                <text:p>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899">
                <text:p>56899</text:p>
              </table:table-cell>
              <table:table-cell office:value-type="float" office:value="3.29">
                <text:p>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6999">
                <text:p>56999</text:p>
              </table:table-cell>
              <table:table-cell office:value-type="float" office:value="3.27">
                <text:p>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099">
                <text:p>57099</text:p>
              </table:table-cell>
              <table:table-cell office:value-type="float" office:value="3.27">
                <text:p>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199">
                <text:p>57199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299">
                <text:p>57299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399">
                <text:p>57399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499">
                <text:p>57499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599">
                <text:p>57599</text:p>
              </table:table-cell>
              <table:table-cell office:value-type="float" office:value="3.23">
                <text:p>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699">
                <text:p>57699</text:p>
              </table:table-cell>
              <table:table-cell office:value-type="float" office:value="3.23">
                <text:p>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799">
                <text:p>57799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899">
                <text:p>5789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7999">
                <text:p>57999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099">
                <text:p>58099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199">
                <text:p>58199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299">
                <text:p>58299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399">
                <text:p>58399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499">
                <text:p>58499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599">
                <text:p>58599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699">
                <text:p>58699</text:p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799">
                <text:p>58799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899">
                <text:p>5889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8999">
                <text:p>58999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099">
                <text:p>59099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199">
                <text:p>59199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299">
                <text:p>59299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399">
                <text:p>5939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499">
                <text:p>59499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599">
                <text:p>59599</text:p>
              </table:table-cell>
              <table:table-cell office:value-type="float" office:value="3.01">
                <text:p>3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699">
                <text:p>59699</text:p>
              </table:table-cell>
              <table:table-cell office:value-type="float" office:value="2.99">
                <text:p>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799">
                <text:p>59799</text:p>
              </table:table-cell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899">
                <text:p>59899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9999">
                <text:p>59999</text:p>
              </table:table-cell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099">
                <text:p>60099</text:p>
              </table:table-cell>
              <table:table-cell office:value-type="float" office:value="2.92">
                <text:p>2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199">
                <text:p>60199</text:p>
              </table:table-cell>
              <table:table-cell office:value-type="float" office:value="2.91">
                <text:p>2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299">
                <text:p>60299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399">
                <text:p>60399</text:p>
              </table:table-cell>
              <table:table-cell office:value-type="float" office:value="2.86">
                <text:p>2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499">
                <text:p>60499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599">
                <text:p>60599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